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font-style="italic" style:font-style-asian="italic" style:font-style-complex="italic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fo:font-style="italic" style:font-style-asian="italic" style:font-style-complex="italic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able-cell-properties fo:border="thin solid #000000"/>
      <style:text-properties fo:font-style="italic" style:font-style-asian="italic" style:font-style-complex="italic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order-top="thin solid #000000" fo:border-bottom="none" fo:border-left="thin solid #000000" fo:border-right="none" fo:background-color="#EEEEE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fo:background-color="#EEEEEE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none" fo:border-left="none" fo:border-right="thin solid #000000" fo:background-color="#EEEEE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fo:background-color="#EEEEEE"/>
    </style:style>
    <style:style style:name="ce22" style:family="table-cell" style:parent-style-name="Default" style:data-style-name="N0">
      <style:table-cell-properties fo:background-color="#EEEEEE"/>
    </style:style>
    <style:style style:name="ce23" style:family="table-cell" style:parent-style-name="Default" style:data-style-name="N0">
      <style:table-cell-properties fo:background-color="#EEEEEE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EEEEEE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fo:background-color="#EEEEEE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 fo:background-color="#EEEEEE"/>
    </style:style>
    <style:style style:name="ce27" style:family="table-cell" style:parent-style-name="Default" style:data-style-name="N0">
      <style:table-cell-properties fo:background-color="#EEEEEE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none" fo:background-color="#EEEEEE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 fo:background-color="#EEEEEE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fo:background-color="#EEEEEE"/>
      <style:text-properties fo:color="#000000" fo:font-size="10pt" style:font-size-asian="10pt" style:font-size-complex="10pt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fo:background-color="#EEEEEE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fo:background-color="#EEEEEE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fo:background-color="#EEEEEE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5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38" style:family="table-cell" style:parent-style-name="Default" style:data-style-name="N0">
      <style:table-cell-properties fo:background-color="#EEEEEE"/>
      <style:text-properties fo:color="#000000" fo:font-size="10pt" style:font-size-asian="10pt" style:font-size-complex="10pt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0" style:family="table-cell" style:parent-style-name="Default" style:data-style-name="N0"/>
    <style:style style:name="ce4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1.40229166666667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48166666666667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1.71979166666667cm"/>
    </style:style>
    <style:style style:name="co11" style:family="table-column">
      <style:table-column-properties fo:break-before="auto" style:column-width="2.40770833333333cm"/>
    </style:style>
    <style:style style:name="co12" style:family="table-column">
      <style:table-column-properties fo:break-before="auto" style:column-width="2.56645833333333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2.301875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1.79916666666667cm"/>
    </style:style>
    <style:style style:name="co17" style:family="table-column">
      <style:table-column-properties fo:break-before="auto" style:column-width="2.460625cm"/>
    </style:style>
    <style:style style:name="co18" style:family="table-column">
      <style:table-column-properties fo:break-before="auto" style:column-width="2.03729166666667cm"/>
    </style:style>
    <style:style style:name="co19" style:family="table-column">
      <style:table-column-properties fo:break-before="auto" style:column-width="2.19604166666667cm"/>
    </style:style>
    <style:style style:name="co20" style:family="table-column">
      <style:table-column-properties fo:break-before="auto" style:column-width="1.53458333333333cm"/>
    </style:style>
    <style:style style:name="co21" style:family="table-column">
      <style:table-column-properties fo:break-before="auto" style:column-width="1.561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o_28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6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1" table:default-cell-style-name="ce1"/>
        <table:table-column table:style-name="co13" table:number-columns-repeated="16351" table:default-cell-style-name="ce1"/>
        <table:table-row table:style-name="ro1">
          <table:table-cell office:value-type="string" table:style-name="ce1">
            <text:p>rho_kraft</text:p>
          </table:table-cell>
          <table:table-cell office:value-type="string" table:style-name="ce2">
            <text:p>kg/L</text:p>
          </table:table-cell>
          <table:table-cell office:value-type="float" office:value="0.78400000000000003" table:style-name="ce3">
            <text:p>0,784</text:p>
          </table:table-cell>
          <table:table-cell table:number-columns-repeated="5" table:style-name="ce1"/>
          <table:table-cell office:value-type="string" table:style-name="ce4">
            <text:p>dT/dH</text:p>
          </table:table-cell>
          <table:table-cell office:value-type="float" office:value="-6.4999999999999997E-3" table:style-name="ce5">
            <text:p>-0,0065</text:p>
          </table:table-cell>
          <table:table-cell office:value-type="string" table:style-name="ce6">
            <text:p>K/m</text:p>
          </table:table-cell>
          <table:table-cell table:style-name="ce7"/>
          <table:table-cell table:style-name="ce1"/>
          <table:table-cell office:value-type="string" table:style-name="ce4">
            <text:p>g</text:p>
          </table:table-cell>
          <table:table-cell office:value-type="float" office:value="9.81" table:style-name="ce5">
            <text:p>9,81</text:p>
          </table:table-cell>
          <table:table-cell office:value-type="string" table:style-name="ce6">
            <text:p>m/s²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kraftvolmax</text:p>
          </table:table-cell>
          <table:table-cell office:value-type="string" table:style-name="ce2">
            <text:p>L</text:p>
          </table:table-cell>
          <table:table-cell office:value-type="float" office:value="767.47799999999995" table:style-name="ce8">
            <text:p>767,478</text:p>
          </table:table-cell>
          <table:table-cell table:number-columns-repeated="6" table:style-name="ce1"/>
          <table:table-cell table:style-name="ce9"/>
          <table:table-cell table:style-name="ce10"/>
          <table:table-cell table:style-name="ce11"/>
          <table:table-cell table:number-columns-repeated="2" table:style-name="ce1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 office:value-type="string" table:style-name="ce1">
            <text:p>Tankfülle</text:p>
          </table:table-cell>
          <table:table-cell office:value-type="string" table:style-name="ce2">
            <text:p>%</text:p>
          </table:table-cell>
          <table:table-cell office:value-type="float" office:value="1" table:style-name="ce12">
            <text:p>1</text:p>
          </table:table-cell>
          <table:table-cell table:number-columns-repeated="5" table:style-name="ce1"/>
          <table:table-cell office:value-type="string" table:style-name="ce4">
            <text:p>p_0_INA</text:p>
          </table:table-cell>
          <table:table-cell office:value-type="float" office:value="101325" table:style-name="ce5">
            <text:p>101325</text:p>
          </table:table-cell>
          <table:table-cell office:value-type="string" table:style-name="ce6">
            <text:p>N/m²</text:p>
          </table:table-cell>
          <table:table-cell table:style-name="ce7"/>
          <table:table-cell table:style-name="ce1"/>
          <table:table-cell office:value-type="string" table:style-name="ce4">
            <text:p>T_Boden</text:p>
          </table:table-cell>
          <table:table-cell office:value-type="float" office:value="293.14999999999998" table:style-name="ce5">
            <text:p>293,15</text:p>
          </table:table-cell>
          <table:table-cell office:value-type="string" table:style-name="ce6">
            <text:p>K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3">
            <text:p>kraft_masse</text:p>
          </table:table-cell>
          <table:table-cell office:value-type="string" table:style-name="ce2">
            <text:p>kg</text:p>
          </table:table-cell>
          <table:table-cell office:value-type="float" office:value="601.70275200000003" table:formula="of:=([.C1]*[.C2])*[.C3]" table:style-name="ce9">
            <text:p>601,702752</text:p>
          </table:table-cell>
          <table:table-cell table:style-name="ce1"/>
          <table:table-cell table:style-name="ce13"/>
          <table:table-cell table:number-columns-repeated="4" table:style-name="ce1"/>
          <table:table-cell table:style-name="ce9"/>
          <table:table-cell table:style-name="ce10"/>
          <table:table-cell table:style-name="ce11"/>
          <table:table-cell table:number-columns-repeated="16372" table:style-name="ce1"/>
        </table:table-row>
        <table:table-row table:style-name="ro1">
          <table:table-cell table:style-name="ce1"/>
          <table:table-cell table:style-name="ce2"/>
          <table:table-cell table:number-columns-repeated="6" table:style-name="ce1"/>
          <table:table-cell office:value-type="string" table:style-name="ce4">
            <text:p>rho_0_INA</text:p>
          </table:table-cell>
          <table:table-cell office:value-type="float" office:value="1.2250000000000001" table:style-name="ce5">
            <text:p>1,225</text:p>
          </table:table-cell>
          <table:table-cell office:value-type="string" table:style-name="ce6">
            <text:p>kg/m³</text:p>
          </table:table-cell>
          <table:table-cell table:style-name="ce7"/>
          <table:table-cell table:style-name="ce1"/>
          <table:table-cell office:value-type="string" table:style-name="ce14">
            <text:p>p_QNH</text:p>
          </table:table-cell>
          <table:table-cell office:value-type="float" office:value="100600" table:style-name="ce15">
            <text:p>100600</text:p>
          </table:table-cell>
          <table:table-cell office:value-type="string" table:style-name="ce16">
            <text:p>N/m²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m_rüst</text:p>
          </table:table-cell>
          <table:table-cell office:value-type="string" table:style-name="ce2">
            <text:p>kg</text:p>
          </table:table-cell>
          <table:table-cell office:value-type="float" office:value="3188" table:style-name="ce15">
            <text:p>3188</text:p>
          </table:table-cell>
          <table:table-cell table:number-columns-repeated="6" table:style-name="ce1"/>
          <table:table-cell table:style-name="ce9"/>
          <table:table-cell table:style-name="ce10"/>
          <table:table-cell table:style-name="ce11"/>
          <table:table-cell table:number-columns-repeated="16372" table:style-name="ce1"/>
        </table:table-row>
        <table:table-row table:style-name="ro1">
          <table:table-cell office:value-type="string" table:style-name="ce1">
            <text:p>m_kraftstoff</text:p>
          </table:table-cell>
          <table:table-cell office:value-type="string" table:style-name="ce2">
            <text:p>kg</text:p>
          </table:table-cell>
          <table:table-cell office:value-type="float" office:value="601.70275200000003" table:formula="of:=[.C4]" table:style-name="ce17">
            <text:p>601,702752</text:p>
          </table:table-cell>
          <table:table-cell table:number-columns-repeated="5" table:style-name="ce1"/>
          <table:table-cell office:value-type="string" table:style-name="ce4">
            <text:p>T_0_INA</text:p>
          </table:table-cell>
          <table:table-cell office:value-type="float" office:value="288.14999999999998" table:style-name="ce5">
            <text:p>288,15</text:p>
          </table:table-cell>
          <table:table-cell office:value-type="string" table:style-name="ce6">
            <text:p>K</text:p>
          </table:table-cell>
          <table:table-cell table:style-name="ce7"/>
          <table:table-cell table:style-name="ce1"/>
          <table:table-cell office:value-type="string" table:style-name="ce14">
            <text:p>S</text:p>
          </table:table-cell>
          <table:table-cell office:value-type="float" office:value="29" table:style-name="ce15">
            <text:p>29</text:p>
          </table:table-cell>
          <table:table-cell office:value-type="string" table:style-name="ce16">
            <text:p>m²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m_besatzung</text:p>
          </table:table-cell>
          <table:table-cell office:value-type="string" table:style-name="ce2">
            <text:p>kg</text:p>
          </table:table-cell>
          <table:table-cell office:value-type="float" office:value="425" table:style-name="ce15">
            <text:p>425</text:p>
          </table:table-cell>
          <table:table-cell table:number-columns-repeated="6" table:style-name="ce1"/>
          <table:table-cell table:style-name="ce9"/>
          <table:table-cell table:style-name="ce10"/>
          <table:table-cell table:style-name="ce11"/>
          <table:table-cell table:number-columns-repeated="16372" table:style-name="ce1"/>
        </table:table-row>
        <table:table-row table:style-name="ro1">
          <table:table-cell office:value-type="string" table:style-name="ce13">
            <text:p>m_start kg</text:p>
          </table:table-cell>
          <table:table-cell office:value-type="string" table:style-name="ce2">
            <text:p>kg</text:p>
          </table:table-cell>
          <table:table-cell office:value-type="float" office:value="4214.7027520000001" table:formula="of:=SUM([.C6:.C8])" table:style-name="ce14">
            <text:p>4214,702752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string" table:style-name="ce4">
            <text:p>n</text:p>
          </table:table-cell>
          <table:table-cell office:value-type="float" office:value="1.2350000000000001" table:style-name="ce5">
            <text:p>1,235</text:p>
          </table:table-cell>
          <table:table-cell office:value-type="string" table:style-name="ce6">
            <text:p>dimensionslos</text:p>
          </table:table-cell>
          <table:table-cell table:style-name="ce7"/>
          <table:table-cell table:number-columns-repeated="1637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T °C</text:p>
          </table:table-cell>
          <table:table-cell office:value-type="string" table:style-name="ce1">
            <text:p>H m</text:p>
          </table:table-cell>
          <table:table-cell office:value-type="string" table:style-name="ce1">
            <text:p>T K</text:p>
          </table:table-cell>
          <table:table-cell office:value-type="string" table:style-name="ce1">
            <text:p>Vias m/s</text:p>
          </table:table-cell>
          <table:table-cell office:value-type="string" table:style-name="ce1">
            <text:p>fuel_lbs_verbr</text:p>
          </table:table-cell>
          <table:table-cell office:value-type="string" table:style-name="ce1">
            <text:p>fuel_kg_verbr</text:p>
          </table:table-cell>
          <table:table-cell office:value-type="string" table:style-name="ce1">
            <text:p>m_ges</text:p>
          </table:table-cell>
          <table:table-cell office:value-type="string" table:style-name="ce1">
            <text:p>delta_t</text:p>
          </table:table-cell>
          <table:table-cell office:value-type="string" table:style-name="ce1">
            <text:p>T_INA</text:p>
          </table:table-cell>
          <table:table-cell office:value-type="string" table:style-name="ce1">
            <text:p>rho_ina</text:p>
          </table:table-cell>
          <table:table-cell office:value-type="string" table:style-name="ce1">
            <text:p>rho_real</text:p>
          </table:table-cell>
          <table:table-cell office:value-type="string" table:style-name="ce1">
            <text:p>p_ina</text:p>
          </table:table-cell>
          <table:table-cell office:value-type="string" table:style-name="ce1">
            <text:p>delta_H_INA</text:p>
          </table:table-cell>
          <table:table-cell office:value-type="string" table:style-name="ce1">
            <text:p>A</text:p>
          </table:table-cell>
          <table:table-cell office:value-type="string" table:style-name="ce18">
            <text:p>V_TAS m/s</text:p>
          </table:table-cell>
          <table:table-cell office:value-type="string" table:style-name="ce19">
            <text:p>wg_real</text:p>
          </table:table-cell>
          <table:table-cell office:value-type="string" table:style-name="ce19">
            <text:p>q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C_w</text:p>
          </table:table-cell>
          <table:table-cell office:value-type="string" table:style-name="ce19">
            <text:p>C_a</text:p>
          </table:table-cell>
          <table:table-cell office:value-type="string" table:style-name="ce19">
            <text:p>gamma_rad</text:p>
          </table:table-cell>
          <table:table-cell office:value-type="string" table:style-name="ce20">
            <text:p>gamma_deg</text:p>
          </table:table-cell>
          <table:table-cell table:style-name="ce1"/>
          <table:table-cell office:value-type="string" table:style-name="ce1">
            <text:p>m_start</text:p>
          </table:table-cell>
          <table:table-cell office:value-type="string" table:style-name="ce1">
            <text:p>dt/dh</text:p>
          </table:table-cell>
          <table:table-cell office:value-type="string" table:style-name="ce1">
            <text:p>p0ina</text:p>
          </table:table-cell>
          <table:table-cell office:value-type="string" table:style-name="ce1">
            <text:p>rho0ina</text:p>
          </table:table-cell>
          <table:table-cell office:value-type="string" table:style-name="ce1">
            <text:p>t0i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boden</text:p>
          </table:table-cell>
          <table:table-cell office:value-type="string" table:style-name="ce1">
            <text:p>pQNH</text:p>
          </table:table-cell>
          <table:table-cell office:value-type="string" table:style-name="ce1">
            <text:p>s</text:p>
          </table:table-cell>
          <table:table-cell table:number-columns-repeated="1635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17" table:style-name="ce1">
            <text:p>1917</text:p>
          </table:table-cell>
          <table:table-cell office:value-type="float" office:value="280.14999999999998" table:formula="of:=[.A12]+273.15" table:style-name="ce1">
            <text:p>280,15</text:p>
          </table:table-cell>
          <table:table-cell office:value-type="float" office:value="41.1556" table:style-name="ce3">
            <text:p>41,1556</text:p>
          </table:table-cell>
          <table:table-cell office:value-type="float" office:value="83" table:style-name="ce3">
            <text:p>83</text:p>
          </table:table-cell>
          <table:table-cell office:value-type="float" office:value="37.648136000000001" table:formula="of:=[.E12]*0.453592" table:style-name="ce17">
            <text:p>37,648136</text:p>
          </table:table-cell>
          <table:table-cell office:value-type="float" office:value="4177.0546160000004" table:formula="of:=[.X12]-[.F12]" table:style-name="ce1">
            <text:p>4177,054616</text:p>
          </table:table-cell>
          <table:table-cell office:value-type="float" office:value="0" table:style-name="ce1">
            <text:p>0</text:p>
          </table:table-cell>
          <table:table-cell office:value-type="float" office:value="275.68949999999995" table:formula="of:=[.AB12]+([.B12]*[.Y12])" table:style-name="ce1">
            <text:p>275,6895</text:p>
          </table:table-cell>
          <table:table-cell office:value-type="float" office:value="1.0149104075239699" table:formula="of:=[.AA12] * ( ( 1 + ( [.Y12] * ( [.B12] / [.AB12] ) ) ) ^ 4.256 )" table:style-name="ce1">
            <text:p>1,014910408</text:p>
          </table:table-cell>
          <table:table-cell office:value-type="float" office:value="0.99875117899368016" table:formula="of:=( [.J12] * [.I12] ) / [.C12]" table:style-name="ce1">
            <text:p>0,998751179</text:p>
          </table:table-cell>
          <table:table-cell office:value-type="float" office:value="80317.435204060894" table:formula="of:=[.Z12] * ( ( 1+ ( [.Y12] * ( [.B12] / [.AB12] ) ) ) ^ 5.256 )" table:style-name="ce1">
            <text:p>80317,4352</text:p>
          </table:table-cell>
          <table:table-cell table:number-columns-repeated="2" table:style-name="ce1"/>
          <table:table-cell office:value-type="float" office:value="45.579371193878188" table:formula="of:=SQRT( ( [.Q12] * 2 ) / [.K12] )" table:style-name="ce21">
            <text:p>45,57937119</text:p>
          </table:table-cell>
          <table:table-cell table:style-name="ce22"/>
          <table:table-cell office:value-type="float" office:value="1037.4423394580001" table:formula="of:= ( ( [.D12] ) ^2 ) * ( [.AA12] / 2 )" table:style-name="ce22">
            <text:p>1037,442339</text:p>
          </table:table-cell>
          <table:table-cell table:number-columns-repeated="3" table:style-name="ce23"/>
          <table:table-cell table:style-name="ce24"/>
          <table:table-cell table:style-name="ce25"/>
          <table:table-cell table:style-name="ce1"/>
          <table:table-cell office:value-type="float" office:value="4214.7027520000001" table:formula="of:=[.C9]" table:style-name="ce1">
            <text:p>4214,702752</text:p>
          </table:table-cell>
          <table:table-cell office:value-type="float" office:value="-6.4999999999999997E-3" table:formula="of:=[.J1]" table:style-name="ce1">
            <text:p>-0,0065</text:p>
          </table:table-cell>
          <table:table-cell office:value-type="float" office:value="101325" table:formula="of:=[.J3]" table:style-name="ce1">
            <text:p>101325</text:p>
          </table:table-cell>
          <table:table-cell office:value-type="float" office:value="1.2250000000000001" table:formula="of:=[.J5]" table:style-name="ce1">
            <text:p>1,225</text:p>
          </table:table-cell>
          <table:table-cell office:value-type="float" office:value="288.14999999999998" table:formula="of:=[.J7]" table:style-name="ce1">
            <text:p>288,15</text:p>
          </table:table-cell>
          <table:table-cell office:value-type="float" office:value="1.2350000000000001" table:formula="of:=[.J9]" table:style-name="ce1">
            <text:p>1,235</text:p>
          </table:table-cell>
          <table:table-cell office:value-type="float" office:value="9.81" table:formula="of:=[.O1]" table:style-name="ce1">
            <text:p>9,81</text:p>
          </table:table-cell>
          <table:table-cell office:value-type="float" office:value="293.14999999999998" table:formula="of:=[.O3]" table:style-name="ce1">
            <text:p>293,15</text:p>
          </table:table-cell>
          <table:table-cell office:value-type="float" office:value="100600" table:formula="of:=[.O5]" table:style-name="ce1">
            <text:p>100600</text:p>
          </table:table-cell>
          <table:table-cell office:value-type="float" office:value="29" table:formula="of:=[.O7]" table:style-name="ce1">
            <text:p>29</text:p>
          </table:table-cell>
          <table:table-cell table:number-columns-repeated="16351"/>
        </table:table-row>
        <table:table-row table:style-name="ro2">
          <table:table-cell office:value-type="float" office:value="7.2" table:style-name="ce1">
            <text:p>7,2</text:p>
          </table:table-cell>
          <table:table-cell office:value-type="float" office:value="1822" table:style-name="ce1">
            <text:p>1822</text:p>
          </table:table-cell>
          <table:table-cell office:value-type="float" office:value="280.34999999999997" table:formula="of:=[.A13]+273.15" table:style-name="ce1">
            <text:p>280,35</text:p>
          </table:table-cell>
          <table:table-cell table:number-columns-repeated="2" table:style-name="ce8"/>
          <table:table-cell table:number-columns-repeated="2" table:style-name="ce1"/>
          <table:table-cell table:style-name="ce3"/>
          <table:table-cell table:number-columns-repeated="6" table:style-name="ce1"/>
          <table:table-cell table:style-name="ce26"/>
          <table:table-cell table:number-columns-repeated="6" table:style-name="ce27"/>
          <table:table-cell table:style-name="ce25"/>
          <table:table-cell table:style-name="ce1"/>
          <table:table-cell office:value-type="float" office:value="4214.7027520000001" table:formula="of:=[.X12]" table:style-name="ce1">
            <text:p>4214,702752</text:p>
          </table:table-cell>
          <table:table-cell office:value-type="float" office:value="-6.4999999999999997E-3" table:formula="of:=[.Y12]" table:style-name="ce1">
            <text:p>-0,0065</text:p>
          </table:table-cell>
          <table:table-cell office:value-type="float" office:value="101325" table:formula="of:=[.Z12]" table:style-name="ce1">
            <text:p>101325</text:p>
          </table:table-cell>
          <table:table-cell office:value-type="float" office:value="1.2250000000000001" table:formula="of:=[.AA12]" table:style-name="ce1">
            <text:p>1,225</text:p>
          </table:table-cell>
          <table:table-cell office:value-type="float" office:value="288.14999999999998" table:formula="of:=[.AB12]" table:style-name="ce1">
            <text:p>288,15</text:p>
          </table:table-cell>
          <table:table-cell office:value-type="float" office:value="1.2350000000000001" table:formula="of:=[.AC12]" table:style-name="ce1">
            <text:p>1,235</text:p>
          </table:table-cell>
          <table:table-cell office:value-type="float" office:value="9.81" table:formula="of:=[.AD12]" table:style-name="ce1">
            <text:p>9,81</text:p>
          </table:table-cell>
          <table:table-cell office:value-type="float" office:value="293.14999999999998" table:formula="of:=[.AE12]" table:style-name="ce1">
            <text:p>293,15</text:p>
          </table:table-cell>
          <table:table-cell office:value-type="float" office:value="100600" table:formula="of:=[.AF12]" table:style-name="ce1">
            <text:p>100600</text:p>
          </table:table-cell>
          <table:table-cell office:value-type="float" office:value="29" table:formula="of:=[.AG12]" table:style-name="ce1">
            <text:p>29</text:p>
          </table:table-cell>
          <table:table-cell table:number-columns-repeated="1635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1663" table:style-name="ce1">
            <text:p>1663</text:p>
          </table:table-cell>
          <table:table-cell office:value-type="float" office:value="281.14999999999998" table:formula="of:=[.A14]+273.15" table:style-name="ce1">
            <text:p>281,15</text:p>
          </table:table-cell>
          <table:table-cell table:number-columns-repeated="2" table:style-name="ce8"/>
          <table:table-cell table:number-columns-repeated="2" table:style-name="ce1"/>
          <table:table-cell table:style-name="ce8"/>
          <table:table-cell table:number-columns-repeated="6" table:style-name="ce1"/>
          <table:table-cell table:style-name="ce26"/>
          <table:table-cell table:number-columns-repeated="6" table:style-name="ce27"/>
          <table:table-cell table:style-name="ce25"/>
          <table:table-cell table:style-name="ce1"/>
          <table:table-cell office:value-type="float" office:value="4214.7027520000001" table:formula="of:=[.X13]" table:style-name="ce1">
            <text:p>4214,702752</text:p>
          </table:table-cell>
          <table:table-cell office:value-type="float" office:value="-6.4999999999999997E-3" table:formula="of:=[.Y13]" table:style-name="ce1">
            <text:p>-0,0065</text:p>
          </table:table-cell>
          <table:table-cell office:value-type="float" office:value="101325" table:formula="of:=[.Z13]" table:style-name="ce1">
            <text:p>101325</text:p>
          </table:table-cell>
          <table:table-cell office:value-type="float" office:value="1.2250000000000001" table:formula="of:=[.AA13]" table:style-name="ce1">
            <text:p>1,225</text:p>
          </table:table-cell>
          <table:table-cell office:value-type="float" office:value="288.14999999999998" table:formula="of:=[.AB13]" table:style-name="ce1">
            <text:p>288,15</text:p>
          </table:table-cell>
          <table:table-cell office:value-type="float" office:value="1.2350000000000001" table:formula="of:=[.AC13]" table:style-name="ce1">
            <text:p>1,235</text:p>
          </table:table-cell>
          <table:table-cell office:value-type="float" office:value="9.81" table:formula="of:=[.AD13]" table:style-name="ce1">
            <text:p>9,81</text:p>
          </table:table-cell>
          <table:table-cell office:value-type="float" office:value="293.14999999999998" table:formula="of:=[.AE13]" table:style-name="ce1">
            <text:p>293,15</text:p>
          </table:table-cell>
          <table:table-cell office:value-type="float" office:value="100600" table:formula="of:=[.AF13]" table:style-name="ce1">
            <text:p>100600</text:p>
          </table:table-cell>
          <table:table-cell office:value-type="float" office:value="29" table:formula="of:=[.AG13]" table:style-name="ce1">
            <text:p>29</text:p>
          </table:table-cell>
          <table:table-cell table:number-columns-repeated="16351"/>
        </table:table-row>
        <table:table-row table:style-name="ro2">
          <table:table-cell office:value-type="float" office:value="8.5" table:style-name="ce1">
            <text:p>8,5</text:p>
          </table:table-cell>
          <table:table-cell office:value-type="float" office:value="1585" table:style-name="ce1">
            <text:p>1585</text:p>
          </table:table-cell>
          <table:table-cell office:value-type="float" office:value="281.64999999999998" table:formula="of:=[.A15]+273.15" table:style-name="ce1">
            <text:p>281,65</text:p>
          </table:table-cell>
          <table:table-cell table:number-columns-repeated="2" table:style-name="ce8"/>
          <table:table-cell table:number-columns-repeated="2" table:style-name="ce1"/>
          <table:table-cell table:style-name="ce8"/>
          <table:table-cell table:number-columns-repeated="6" table:style-name="ce1"/>
          <table:table-cell table:style-name="ce26"/>
          <table:table-cell table:number-columns-repeated="6" table:style-name="ce27"/>
          <table:table-cell table:style-name="ce25"/>
          <table:table-cell table:style-name="ce1"/>
          <table:table-cell office:value-type="float" office:value="4214.7027520000001" table:formula="of:=[.X14]" table:style-name="ce1">
            <text:p>4214,702752</text:p>
          </table:table-cell>
          <table:table-cell office:value-type="float" office:value="-6.4999999999999997E-3" table:formula="of:=[.Y14]" table:style-name="ce1">
            <text:p>-0,0065</text:p>
          </table:table-cell>
          <table:table-cell office:value-type="float" office:value="101325" table:formula="of:=[.Z14]" table:style-name="ce1">
            <text:p>101325</text:p>
          </table:table-cell>
          <table:table-cell office:value-type="float" office:value="1.2250000000000001" table:formula="of:=[.AA14]" table:style-name="ce1">
            <text:p>1,225</text:p>
          </table:table-cell>
          <table:table-cell office:value-type="float" office:value="288.14999999999998" table:formula="of:=[.AB14]" table:style-name="ce1">
            <text:p>288,15</text:p>
          </table:table-cell>
          <table:table-cell office:value-type="float" office:value="1.2350000000000001" table:formula="of:=[.AC14]" table:style-name="ce1">
            <text:p>1,235</text:p>
          </table:table-cell>
          <table:table-cell office:value-type="float" office:value="9.81" table:formula="of:=[.AD14]" table:style-name="ce1">
            <text:p>9,81</text:p>
          </table:table-cell>
          <table:table-cell office:value-type="float" office:value="293.14999999999998" table:formula="of:=[.AE14]" table:style-name="ce1">
            <text:p>293,15</text:p>
          </table:table-cell>
          <table:table-cell office:value-type="float" office:value="100600" table:formula="of:=[.AF14]" table:style-name="ce1">
            <text:p>100600</text:p>
          </table:table-cell>
          <table:table-cell office:value-type="float" office:value="29" table:formula="of:=[.AG14]" table:style-name="ce1">
            <text:p>29</text:p>
          </table:table-cell>
          <table:table-cell table:number-columns-repeated="16351"/>
        </table:table-row>
        <table:table-row table:style-name="ro2">
          <table:table-cell office:value-type="float" office:value="8.6" table:style-name="ce1">
            <text:p>8,6</text:p>
          </table:table-cell>
          <table:table-cell office:value-type="float" office:value="1482" table:style-name="ce1">
            <text:p>1482</text:p>
          </table:table-cell>
          <table:table-cell office:value-type="float" office:value="281.75" table:formula="of:=[.A16]+273.15" table:style-name="ce1">
            <text:p>281,75</text:p>
          </table:table-cell>
          <table:table-cell table:number-columns-repeated="2" table:style-name="ce8"/>
          <table:table-cell table:number-columns-repeated="2" table:style-name="ce1"/>
          <table:table-cell table:style-name="ce8"/>
          <table:table-cell table:number-columns-repeated="6" table:style-name="ce1"/>
          <table:table-cell table:style-name="ce26"/>
          <table:table-cell table:number-columns-repeated="6" table:style-name="ce27"/>
          <table:table-cell table:style-name="ce25"/>
          <table:table-cell table:style-name="ce1"/>
          <table:table-cell office:value-type="float" office:value="4214.7027520000001" table:formula="of:=[.X15]" table:style-name="ce1">
            <text:p>4214,702752</text:p>
          </table:table-cell>
          <table:table-cell office:value-type="float" office:value="-6.4999999999999997E-3" table:formula="of:=[.Y15]" table:style-name="ce1">
            <text:p>-0,0065</text:p>
          </table:table-cell>
          <table:table-cell office:value-type="float" office:value="101325" table:formula="of:=[.Z15]" table:style-name="ce1">
            <text:p>101325</text:p>
          </table:table-cell>
          <table:table-cell office:value-type="float" office:value="1.2250000000000001" table:formula="of:=[.AA15]" table:style-name="ce1">
            <text:p>1,225</text:p>
          </table:table-cell>
          <table:table-cell office:value-type="float" office:value="288.14999999999998" table:formula="of:=[.AB15]" table:style-name="ce1">
            <text:p>288,15</text:p>
          </table:table-cell>
          <table:table-cell office:value-type="float" office:value="1.2350000000000001" table:formula="of:=[.AC15]" table:style-name="ce1">
            <text:p>1,235</text:p>
          </table:table-cell>
          <table:table-cell office:value-type="float" office:value="9.81" table:formula="of:=[.AD15]" table:style-name="ce1">
            <text:p>9,81</text:p>
          </table:table-cell>
          <table:table-cell office:value-type="float" office:value="293.14999999999998" table:formula="of:=[.AE15]" table:style-name="ce1">
            <text:p>293,15</text:p>
          </table:table-cell>
          <table:table-cell office:value-type="float" office:value="100600" table:formula="of:=[.AF15]" table:style-name="ce1">
            <text:p>100600</text:p>
          </table:table-cell>
          <table:table-cell office:value-type="float" office:value="29" table:formula="of:=[.AG15]" table:style-name="ce1">
            <text:p>29</text:p>
          </table:table-cell>
          <table:table-cell table:number-columns-repeated="16351"/>
        </table:table-row>
        <table:table-row table:style-name="ro2">
          <table:table-cell office:value-type="float" office:value="9.4" table:style-name="ce1">
            <text:p>9,4</text:p>
          </table:table-cell>
          <table:table-cell office:value-type="float" office:value="1382" table:style-name="ce1">
            <text:p>1382</text:p>
          </table:table-cell>
          <table:table-cell office:value-type="float" office:value="282.54999999999995" table:formula="of:=[.A17]+273.15" table:style-name="ce1">
            <text:p>282,55</text:p>
          </table:table-cell>
          <table:table-cell table:number-columns-repeated="2" table:style-name="ce8"/>
          <table:table-cell table:number-columns-repeated="2" table:style-name="ce1"/>
          <table:table-cell table:style-name="ce8"/>
          <table:table-cell table:number-columns-repeated="6" table:style-name="ce1"/>
          <table:table-cell table:style-name="ce26"/>
          <table:table-cell table:number-columns-repeated="6" table:style-name="ce27"/>
          <table:table-cell table:style-name="ce25"/>
          <table:table-cell table:style-name="ce1"/>
          <table:table-cell office:value-type="float" office:value="4214.7027520000001" table:formula="of:=[.X16]" table:style-name="ce1">
            <text:p>4214,702752</text:p>
          </table:table-cell>
          <table:table-cell office:value-type="float" office:value="-6.4999999999999997E-3" table:formula="of:=[.Y16]" table:style-name="ce1">
            <text:p>-0,0065</text:p>
          </table:table-cell>
          <table:table-cell office:value-type="float" office:value="101325" table:formula="of:=[.Z16]" table:style-name="ce1">
            <text:p>101325</text:p>
          </table:table-cell>
          <table:table-cell office:value-type="float" office:value="1.2250000000000001" table:formula="of:=[.AA16]" table:style-name="ce1">
            <text:p>1,225</text:p>
          </table:table-cell>
          <table:table-cell office:value-type="float" office:value="288.14999999999998" table:formula="of:=[.AB16]" table:style-name="ce1">
            <text:p>288,15</text:p>
          </table:table-cell>
          <table:table-cell office:value-type="float" office:value="1.2350000000000001" table:formula="of:=[.AC16]" table:style-name="ce1">
            <text:p>1,235</text:p>
          </table:table-cell>
          <table:table-cell office:value-type="float" office:value="9.81" table:formula="of:=[.AD16]" table:style-name="ce1">
            <text:p>9,81</text:p>
          </table:table-cell>
          <table:table-cell office:value-type="float" office:value="293.14999999999998" table:formula="of:=[.AE16]" table:style-name="ce1">
            <text:p>293,15</text:p>
          </table:table-cell>
          <table:table-cell office:value-type="float" office:value="100600" table:formula="of:=[.AF16]" table:style-name="ce1">
            <text:p>100600</text:p>
          </table:table-cell>
          <table:table-cell office:value-type="float" office:value="29" table:formula="of:=[.AG16]" table:style-name="ce1">
            <text:p>29</text:p>
          </table:table-cell>
          <table:table-cell table:number-columns-repeated="16351"/>
        </table:table-row>
        <table:table-row table:style-name="ro2">
          <table:table-cell office:value-type="float" office:value="9.8000000000000007" table:style-name="ce1">
            <text:p>9,8</text:p>
          </table:table-cell>
          <table:table-cell office:value-type="float" office:value="1328" table:style-name="ce1">
            <text:p>1328</text:p>
          </table:table-cell>
          <table:table-cell office:value-type="float" office:value="282.95" table:formula="of:=[.A18]+273.15" table:style-name="ce1">
            <text:p>282,95</text:p>
          </table:table-cell>
          <table:table-cell table:number-columns-repeated="2" table:style-name="ce8"/>
          <table:table-cell table:number-columns-repeated="2" table:style-name="ce1"/>
          <table:table-cell table:style-name="ce8"/>
          <table:table-cell table:number-columns-repeated="6" table:style-name="ce1"/>
          <table:table-cell table:style-name="ce26"/>
          <table:table-cell table:number-columns-repeated="6" table:style-name="ce27"/>
          <table:table-cell table:style-name="ce25"/>
          <table:table-cell table:style-name="ce1"/>
          <table:table-cell office:value-type="float" office:value="4214.7027520000001" table:formula="of:=[.X17]" table:style-name="ce1">
            <text:p>4214,702752</text:p>
          </table:table-cell>
          <table:table-cell office:value-type="float" office:value="-6.4999999999999997E-3" table:formula="of:=[.Y17]" table:style-name="ce1">
            <text:p>-0,0065</text:p>
          </table:table-cell>
          <table:table-cell office:value-type="float" office:value="101325" table:formula="of:=[.Z17]" table:style-name="ce1">
            <text:p>101325</text:p>
          </table:table-cell>
          <table:table-cell office:value-type="float" office:value="1.2250000000000001" table:formula="of:=[.AA17]" table:style-name="ce1">
            <text:p>1,225</text:p>
          </table:table-cell>
          <table:table-cell office:value-type="float" office:value="288.14999999999998" table:formula="of:=[.AB17]" table:style-name="ce1">
            <text:p>288,15</text:p>
          </table:table-cell>
          <table:table-cell office:value-type="float" office:value="1.2350000000000001" table:formula="of:=[.AC17]" table:style-name="ce1">
            <text:p>1,235</text:p>
          </table:table-cell>
          <table:table-cell office:value-type="float" office:value="9.81" table:formula="of:=[.AD17]" table:style-name="ce1">
            <text:p>9,81</text:p>
          </table:table-cell>
          <table:table-cell office:value-type="float" office:value="293.14999999999998" table:formula="of:=[.AE17]" table:style-name="ce1">
            <text:p>293,15</text:p>
          </table:table-cell>
          <table:table-cell office:value-type="float" office:value="100600" table:formula="of:=[.AF17]" table:style-name="ce1">
            <text:p>100600</text:p>
          </table:table-cell>
          <table:table-cell office:value-type="float" office:value="29" table:formula="of:=[.AG17]" table:style-name="ce1">
            <text:p>29</text:p>
          </table:table-cell>
          <table:table-cell table:number-columns-repeated="16351"/>
        </table:table-row>
        <table:table-row table:style-name="ro2">
          <table:table-cell office:value-type="float" office:value="10.4" table:style-name="ce1">
            <text:p>10,4</text:p>
          </table:table-cell>
          <table:table-cell office:value-type="float" office:value="1255" table:style-name="ce1">
            <text:p>1255</text:p>
          </table:table-cell>
          <table:table-cell office:value-type="float" office:value="283.54999999999995" table:formula="of:=[.A19]+273.15" table:style-name="ce1">
            <text:p>283,55</text:p>
          </table:table-cell>
          <table:table-cell table:number-columns-repeated="2" table:style-name="ce8"/>
          <table:table-cell table:number-columns-repeated="2" table:style-name="ce1"/>
          <table:table-cell table:style-name="ce8"/>
          <table:table-cell table:number-columns-repeated="6" table:style-name="ce1"/>
          <table:table-cell table:style-name="ce26"/>
          <table:table-cell table:number-columns-repeated="6" table:style-name="ce27"/>
          <table:table-cell table:style-name="ce25"/>
          <table:table-cell table:style-name="ce1"/>
          <table:table-cell office:value-type="float" office:value="4214.7027520000001" table:formula="of:=[.X18]" table:style-name="ce1">
            <text:p>4214,702752</text:p>
          </table:table-cell>
          <table:table-cell office:value-type="float" office:value="-6.4999999999999997E-3" table:formula="of:=[.Y18]" table:style-name="ce1">
            <text:p>-0,0065</text:p>
          </table:table-cell>
          <table:table-cell office:value-type="float" office:value="101325" table:formula="of:=[.Z18]" table:style-name="ce1">
            <text:p>101325</text:p>
          </table:table-cell>
          <table:table-cell office:value-type="float" office:value="1.2250000000000001" table:formula="of:=[.AA18]" table:style-name="ce1">
            <text:p>1,225</text:p>
          </table:table-cell>
          <table:table-cell office:value-type="float" office:value="288.14999999999998" table:formula="of:=[.AB18]" table:style-name="ce1">
            <text:p>288,15</text:p>
          </table:table-cell>
          <table:table-cell office:value-type="float" office:value="1.2350000000000001" table:formula="of:=[.AC18]" table:style-name="ce1">
            <text:p>1,235</text:p>
          </table:table-cell>
          <table:table-cell office:value-type="float" office:value="9.81" table:formula="of:=[.AD18]" table:style-name="ce1">
            <text:p>9,81</text:p>
          </table:table-cell>
          <table:table-cell office:value-type="float" office:value="293.14999999999998" table:formula="of:=[.AE18]" table:style-name="ce1">
            <text:p>293,15</text:p>
          </table:table-cell>
          <table:table-cell office:value-type="float" office:value="100600" table:formula="of:=[.AF18]" table:style-name="ce1">
            <text:p>100600</text:p>
          </table:table-cell>
          <table:table-cell office:value-type="float" office:value="29" table:formula="of:=[.AG18]" table:style-name="ce1">
            <text:p>29</text:p>
          </table:table-cell>
          <table:table-cell table:number-columns-repeated="1635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1182" table:style-name="ce1">
            <text:p>1182</text:p>
          </table:table-cell>
          <table:table-cell office:value-type="float" office:value="284.14999999999998" table:formula="of:=[.A20]+273.15" table:style-name="ce1">
            <text:p>284,15</text:p>
          </table:table-cell>
          <table:table-cell table:number-columns-repeated="2" table:style-name="ce8"/>
          <table:table-cell table:number-columns-repeated="2" table:style-name="ce1"/>
          <table:table-cell table:style-name="ce8"/>
          <table:table-cell table:number-columns-repeated="6" table:style-name="ce1"/>
          <table:table-cell table:style-name="ce26"/>
          <table:table-cell table:number-columns-repeated="6" table:style-name="ce27"/>
          <table:table-cell table:style-name="ce25"/>
          <table:table-cell table:style-name="ce1"/>
          <table:table-cell office:value-type="float" office:value="4214.7027520000001" table:formula="of:=[.X19]" table:style-name="ce1">
            <text:p>4214,702752</text:p>
          </table:table-cell>
          <table:table-cell office:value-type="float" office:value="-6.4999999999999997E-3" table:formula="of:=[.Y19]" table:style-name="ce1">
            <text:p>-0,0065</text:p>
          </table:table-cell>
          <table:table-cell office:value-type="float" office:value="101325" table:formula="of:=[.Z19]" table:style-name="ce1">
            <text:p>101325</text:p>
          </table:table-cell>
          <table:table-cell office:value-type="float" office:value="1.2250000000000001" table:formula="of:=[.AA19]" table:style-name="ce1">
            <text:p>1,225</text:p>
          </table:table-cell>
          <table:table-cell office:value-type="float" office:value="288.14999999999998" table:formula="of:=[.AB19]" table:style-name="ce1">
            <text:p>288,15</text:p>
          </table:table-cell>
          <table:table-cell office:value-type="float" office:value="1.2350000000000001" table:formula="of:=[.AC19]" table:style-name="ce1">
            <text:p>1,235</text:p>
          </table:table-cell>
          <table:table-cell office:value-type="float" office:value="9.81" table:formula="of:=[.AD19]" table:style-name="ce1">
            <text:p>9,81</text:p>
          </table:table-cell>
          <table:table-cell office:value-type="float" office:value="293.14999999999998" table:formula="of:=[.AE19]" table:style-name="ce1">
            <text:p>293,15</text:p>
          </table:table-cell>
          <table:table-cell office:value-type="float" office:value="100600" table:formula="of:=[.AF19]" table:style-name="ce1">
            <text:p>100600</text:p>
          </table:table-cell>
          <table:table-cell office:value-type="float" office:value="29" table:formula="of:=[.AG19]" table:style-name="ce1">
            <text:p>29</text:p>
          </table:table-cell>
          <table:table-cell table:number-columns-repeated="16351"/>
        </table:table-row>
        <table:table-row table:style-name="ro2">
          <table:table-cell office:value-type="float" office:value="11.2" table:style-name="ce1">
            <text:p>11,2</text:p>
          </table:table-cell>
          <table:table-cell office:value-type="float" office:value="1112" table:style-name="ce1">
            <text:p>1112</text:p>
          </table:table-cell>
          <table:table-cell office:value-type="float" office:value="284.34999999999997" table:formula="of:=[.A21]+273.15" table:style-name="ce1">
            <text:p>284,35</text:p>
          </table:table-cell>
          <table:table-cell table:number-columns-repeated="2" table:style-name="ce8"/>
          <table:table-cell table:number-columns-repeated="2" table:style-name="ce1"/>
          <table:table-cell table:style-name="ce8"/>
          <table:table-cell table:number-columns-repeated="6" table:style-name="ce1"/>
          <table:table-cell table:style-name="ce26"/>
          <table:table-cell table:number-columns-repeated="6" table:style-name="ce27"/>
          <table:table-cell table:style-name="ce25"/>
          <table:table-cell table:style-name="ce1"/>
          <table:table-cell office:value-type="float" office:value="4214.7027520000001" table:formula="of:=[.X20]" table:style-name="ce1">
            <text:p>4214,702752</text:p>
          </table:table-cell>
          <table:table-cell office:value-type="float" office:value="-6.4999999999999997E-3" table:formula="of:=[.Y20]" table:style-name="ce1">
            <text:p>-0,0065</text:p>
          </table:table-cell>
          <table:table-cell office:value-type="float" office:value="101325" table:formula="of:=[.Z20]" table:style-name="ce1">
            <text:p>101325</text:p>
          </table:table-cell>
          <table:table-cell office:value-type="float" office:value="1.2250000000000001" table:formula="of:=[.AA20]" table:style-name="ce1">
            <text:p>1,225</text:p>
          </table:table-cell>
          <table:table-cell office:value-type="float" office:value="288.14999999999998" table:formula="of:=[.AB20]" table:style-name="ce1">
            <text:p>288,15</text:p>
          </table:table-cell>
          <table:table-cell office:value-type="float" office:value="1.2350000000000001" table:formula="of:=[.AC20]" table:style-name="ce1">
            <text:p>1,235</text:p>
          </table:table-cell>
          <table:table-cell office:value-type="float" office:value="9.81" table:formula="of:=[.AD20]" table:style-name="ce1">
            <text:p>9,81</text:p>
          </table:table-cell>
          <table:table-cell office:value-type="float" office:value="293.14999999999998" table:formula="of:=[.AE20]" table:style-name="ce1">
            <text:p>293,15</text:p>
          </table:table-cell>
          <table:table-cell office:value-type="float" office:value="100600" table:formula="of:=[.AF20]" table:style-name="ce1">
            <text:p>100600</text:p>
          </table:table-cell>
          <table:table-cell office:value-type="float" office:value="29" table:formula="of:=[.AG20]" table:style-name="ce1">
            <text:p>29</text:p>
          </table:table-cell>
          <table:table-cell table:number-columns-repeated="16351"/>
        </table:table-row>
        <table:table-row table:style-name="ro2">
          <table:table-cell office:value-type="float" office:value="11.3" table:style-name="ce1">
            <text:p>11,3</text:p>
          </table:table-cell>
          <table:table-cell office:value-type="float" office:value="1043" table:style-name="ce1">
            <text:p>1043</text:p>
          </table:table-cell>
          <table:table-cell office:value-type="float" office:value="284.45" table:formula="of:=[.A22]+273.15" table:style-name="ce1">
            <text:p>284,45</text:p>
          </table:table-cell>
          <table:table-cell table:number-columns-repeated="2" table:style-name="ce8"/>
          <table:table-cell table:number-columns-repeated="2" table:style-name="ce1"/>
          <table:table-cell table:style-name="ce8"/>
          <table:table-cell table:number-columns-repeated="6" table:style-name="ce1"/>
          <table:table-cell table:style-name="ce26"/>
          <table:table-cell table:number-columns-repeated="6" table:style-name="ce27"/>
          <table:table-cell table:style-name="ce25"/>
          <table:table-cell table:style-name="ce1"/>
          <table:table-cell office:value-type="float" office:value="4214.7027520000001" table:formula="of:=[.X21]" table:style-name="ce1">
            <text:p>4214,702752</text:p>
          </table:table-cell>
          <table:table-cell office:value-type="float" office:value="-6.4999999999999997E-3" table:formula="of:=[.Y21]" table:style-name="ce1">
            <text:p>-0,0065</text:p>
          </table:table-cell>
          <table:table-cell office:value-type="float" office:value="101325" table:formula="of:=[.Z21]" table:style-name="ce1">
            <text:p>101325</text:p>
          </table:table-cell>
          <table:table-cell office:value-type="float" office:value="1.2250000000000001" table:formula="of:=[.AA21]" table:style-name="ce1">
            <text:p>1,225</text:p>
          </table:table-cell>
          <table:table-cell office:value-type="float" office:value="288.14999999999998" table:formula="of:=[.AB21]" table:style-name="ce1">
            <text:p>288,15</text:p>
          </table:table-cell>
          <table:table-cell office:value-type="float" office:value="1.2350000000000001" table:formula="of:=[.AC21]" table:style-name="ce1">
            <text:p>1,235</text:p>
          </table:table-cell>
          <table:table-cell office:value-type="float" office:value="9.81" table:formula="of:=[.AD21]" table:style-name="ce1">
            <text:p>9,81</text:p>
          </table:table-cell>
          <table:table-cell office:value-type="float" office:value="293.14999999999998" table:formula="of:=[.AE21]" table:style-name="ce1">
            <text:p>293,15</text:p>
          </table:table-cell>
          <table:table-cell office:value-type="float" office:value="100600" table:formula="of:=[.AF21]" table:style-name="ce1">
            <text:p>100600</text:p>
          </table:table-cell>
          <table:table-cell office:value-type="float" office:value="29" table:formula="of:=[.AG21]" table:style-name="ce1">
            <text:p>29</text:p>
          </table:table-cell>
          <table:table-cell table:number-columns-repeated="16351"/>
        </table:table-row>
        <table:table-row table:style-name="ro2">
          <table:table-cell office:value-type="float" office:value="11.1" table:style-name="ce1">
            <text:p>11,1</text:p>
          </table:table-cell>
          <table:table-cell office:value-type="float" office:value="985" table:style-name="ce1">
            <text:p>985</text:p>
          </table:table-cell>
          <table:table-cell office:value-type="float" office:value="284.25" table:formula="of:=[.A23]+273.15" table:style-name="ce1">
            <text:p>284,25</text:p>
          </table:table-cell>
          <table:table-cell table:number-columns-repeated="2" table:style-name="ce8"/>
          <table:table-cell table:number-columns-repeated="2" table:style-name="ce1"/>
          <table:table-cell table:style-name="ce8"/>
          <table:table-cell table:number-columns-repeated="6" table:style-name="ce1"/>
          <table:table-cell table:style-name="ce26"/>
          <table:table-cell table:number-columns-repeated="6" table:style-name="ce27"/>
          <table:table-cell table:style-name="ce25"/>
          <table:table-cell table:style-name="ce1"/>
          <table:table-cell office:value-type="float" office:value="4214.7027520000001" table:formula="of:=[.X22]" table:style-name="ce1">
            <text:p>4214,702752</text:p>
          </table:table-cell>
          <table:table-cell office:value-type="float" office:value="-6.4999999999999997E-3" table:formula="of:=[.Y22]" table:style-name="ce1">
            <text:p>-0,0065</text:p>
          </table:table-cell>
          <table:table-cell office:value-type="float" office:value="101325" table:formula="of:=[.Z22]" table:style-name="ce1">
            <text:p>101325</text:p>
          </table:table-cell>
          <table:table-cell office:value-type="float" office:value="1.2250000000000001" table:formula="of:=[.AA22]" table:style-name="ce1">
            <text:p>1,225</text:p>
          </table:table-cell>
          <table:table-cell office:value-type="float" office:value="288.14999999999998" table:formula="of:=[.AB22]" table:style-name="ce1">
            <text:p>288,15</text:p>
          </table:table-cell>
          <table:table-cell office:value-type="float" office:value="1.2350000000000001" table:formula="of:=[.AC22]" table:style-name="ce1">
            <text:p>1,235</text:p>
          </table:table-cell>
          <table:table-cell office:value-type="float" office:value="9.81" table:formula="of:=[.AD22]" table:style-name="ce1">
            <text:p>9,81</text:p>
          </table:table-cell>
          <table:table-cell office:value-type="float" office:value="293.14999999999998" table:formula="of:=[.AE22]" table:style-name="ce1">
            <text:p>293,15</text:p>
          </table:table-cell>
          <table:table-cell office:value-type="float" office:value="100600" table:formula="of:=[.AF22]" table:style-name="ce1">
            <text:p>100600</text:p>
          </table:table-cell>
          <table:table-cell office:value-type="float" office:value="29" table:formula="of:=[.AG22]" table:style-name="ce1">
            <text:p>29</text:p>
          </table:table-cell>
          <table:table-cell table:number-columns-repeated="16351"/>
        </table:table-row>
        <table:table-row table:style-name="ro2">
          <table:table-cell office:value-type="float" office:value="10.6" table:style-name="ce1">
            <text:p>10,6</text:p>
          </table:table-cell>
          <table:table-cell office:value-type="float" office:value="937" table:style-name="ce1">
            <text:p>937</text:p>
          </table:table-cell>
          <table:table-cell office:value-type="float" office:value="283.75" table:formula="of:=[.A24]+273.15" table:style-name="ce1">
            <text:p>283,75</text:p>
          </table:table-cell>
          <table:table-cell table:number-columns-repeated="2" table:style-name="ce8"/>
          <table:table-cell table:number-columns-repeated="2" table:style-name="ce1"/>
          <table:table-cell table:style-name="ce8"/>
          <table:table-cell table:number-columns-repeated="6" table:style-name="ce1"/>
          <table:table-cell table:style-name="ce26"/>
          <table:table-cell table:number-columns-repeated="6" table:style-name="ce27"/>
          <table:table-cell table:style-name="ce25"/>
          <table:table-cell table:style-name="ce1"/>
          <table:table-cell office:value-type="float" office:value="4214.7027520000001" table:formula="of:=[.X23]" table:style-name="ce1">
            <text:p>4214,702752</text:p>
          </table:table-cell>
          <table:table-cell office:value-type="float" office:value="-6.4999999999999997E-3" table:formula="of:=[.Y23]" table:style-name="ce1">
            <text:p>-0,0065</text:p>
          </table:table-cell>
          <table:table-cell office:value-type="float" office:value="101325" table:formula="of:=[.Z23]" table:style-name="ce1">
            <text:p>101325</text:p>
          </table:table-cell>
          <table:table-cell office:value-type="float" office:value="1.2250000000000001" table:formula="of:=[.AA23]" table:style-name="ce1">
            <text:p>1,225</text:p>
          </table:table-cell>
          <table:table-cell office:value-type="float" office:value="288.14999999999998" table:formula="of:=[.AB23]" table:style-name="ce1">
            <text:p>288,15</text:p>
          </table:table-cell>
          <table:table-cell office:value-type="float" office:value="1.2350000000000001" table:formula="of:=[.AC23]" table:style-name="ce1">
            <text:p>1,235</text:p>
          </table:table-cell>
          <table:table-cell office:value-type="float" office:value="9.81" table:formula="of:=[.AD23]" table:style-name="ce1">
            <text:p>9,81</text:p>
          </table:table-cell>
          <table:table-cell office:value-type="float" office:value="293.14999999999998" table:formula="of:=[.AE23]" table:style-name="ce1">
            <text:p>293,15</text:p>
          </table:table-cell>
          <table:table-cell office:value-type="float" office:value="100600" table:formula="of:=[.AF23]" table:style-name="ce1">
            <text:p>100600</text:p>
          </table:table-cell>
          <table:table-cell office:value-type="float" office:value="29" table:formula="of:=[.AG23]" table:style-name="ce1">
            <text:p>29</text:p>
          </table:table-cell>
          <table:table-cell table:number-columns-repeated="1635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903" table:style-name="ce1">
            <text:p>903</text:p>
          </table:table-cell>
          <table:table-cell office:value-type="float" office:value="284.14999999999998" table:formula="of:=[.A25]+273.15" table:style-name="ce1">
            <text:p>284,15</text:p>
          </table:table-cell>
          <table:table-cell table:number-columns-repeated="2" table:style-name="ce8"/>
          <table:table-cell table:number-columns-repeated="2" table:style-name="ce1"/>
          <table:table-cell table:style-name="ce8"/>
          <table:table-cell table:number-columns-repeated="6" table:style-name="ce1"/>
          <table:table-cell table:style-name="ce26"/>
          <table:table-cell table:number-columns-repeated="6" table:style-name="ce27"/>
          <table:table-cell table:style-name="ce25"/>
          <table:table-cell table:style-name="ce1"/>
          <table:table-cell office:value-type="float" office:value="4214.7027520000001" table:formula="of:=[.X24]" table:style-name="ce1">
            <text:p>4214,702752</text:p>
          </table:table-cell>
          <table:table-cell office:value-type="float" office:value="-6.4999999999999997E-3" table:formula="of:=[.Y24]" table:style-name="ce1">
            <text:p>-0,0065</text:p>
          </table:table-cell>
          <table:table-cell office:value-type="float" office:value="101325" table:formula="of:=[.Z24]" table:style-name="ce1">
            <text:p>101325</text:p>
          </table:table-cell>
          <table:table-cell office:value-type="float" office:value="1.2250000000000001" table:formula="of:=[.AA24]" table:style-name="ce1">
            <text:p>1,225</text:p>
          </table:table-cell>
          <table:table-cell office:value-type="float" office:value="288.14999999999998" table:formula="of:=[.AB24]" table:style-name="ce1">
            <text:p>288,15</text:p>
          </table:table-cell>
          <table:table-cell office:value-type="float" office:value="1.2350000000000001" table:formula="of:=[.AC24]" table:style-name="ce1">
            <text:p>1,235</text:p>
          </table:table-cell>
          <table:table-cell office:value-type="float" office:value="9.81" table:formula="of:=[.AD24]" table:style-name="ce1">
            <text:p>9,81</text:p>
          </table:table-cell>
          <table:table-cell office:value-type="float" office:value="293.14999999999998" table:formula="of:=[.AE24]" table:style-name="ce1">
            <text:p>293,15</text:p>
          </table:table-cell>
          <table:table-cell office:value-type="float" office:value="100600" table:formula="of:=[.AF24]" table:style-name="ce1">
            <text:p>100600</text:p>
          </table:table-cell>
          <table:table-cell office:value-type="float" office:value="29" table:formula="of:=[.AG24]" table:style-name="ce1">
            <text:p>29</text:p>
          </table:table-cell>
          <table:table-cell table:number-columns-repeated="16351"/>
        </table:table-row>
        <table:table-row table:style-name="ro2">
          <table:table-cell office:value-type="float" office:value="10.1" table:style-name="ce1">
            <text:p>10,1</text:p>
          </table:table-cell>
          <table:table-cell office:value-type="float" office:value="851" table:style-name="ce1">
            <text:p>851</text:p>
          </table:table-cell>
          <table:table-cell office:value-type="float" office:value="283.25" table:formula="of:=[.A26]+273.15" table:style-name="ce1">
            <text:p>283,25</text:p>
          </table:table-cell>
          <table:table-cell table:number-columns-repeated="2" table:style-name="ce8"/>
          <table:table-cell table:number-columns-repeated="2" table:style-name="ce1"/>
          <table:table-cell table:style-name="ce8"/>
          <table:table-cell table:number-columns-repeated="6" table:style-name="ce1"/>
          <table:table-cell table:style-name="ce26"/>
          <table:table-cell table:number-columns-repeated="6" table:style-name="ce27"/>
          <table:table-cell table:style-name="ce25"/>
          <table:table-cell table:style-name="ce1"/>
          <table:table-cell office:value-type="float" office:value="4214.7027520000001" table:formula="of:=[.X25]" table:style-name="ce1">
            <text:p>4214,702752</text:p>
          </table:table-cell>
          <table:table-cell office:value-type="float" office:value="-6.4999999999999997E-3" table:formula="of:=[.Y25]" table:style-name="ce1">
            <text:p>-0,0065</text:p>
          </table:table-cell>
          <table:table-cell office:value-type="float" office:value="101325" table:formula="of:=[.Z25]" table:style-name="ce1">
            <text:p>101325</text:p>
          </table:table-cell>
          <table:table-cell office:value-type="float" office:value="1.2250000000000001" table:formula="of:=[.AA25]" table:style-name="ce1">
            <text:p>1,225</text:p>
          </table:table-cell>
          <table:table-cell office:value-type="float" office:value="288.14999999999998" table:formula="of:=[.AB25]" table:style-name="ce1">
            <text:p>288,15</text:p>
          </table:table-cell>
          <table:table-cell office:value-type="float" office:value="1.2350000000000001" table:formula="of:=[.AC25]" table:style-name="ce1">
            <text:p>1,235</text:p>
          </table:table-cell>
          <table:table-cell office:value-type="float" office:value="9.81" table:formula="of:=[.AD25]" table:style-name="ce1">
            <text:p>9,81</text:p>
          </table:table-cell>
          <table:table-cell office:value-type="float" office:value="293.14999999999998" table:formula="of:=[.AE25]" table:style-name="ce1">
            <text:p>293,15</text:p>
          </table:table-cell>
          <table:table-cell office:value-type="float" office:value="100600" table:formula="of:=[.AF25]" table:style-name="ce1">
            <text:p>100600</text:p>
          </table:table-cell>
          <table:table-cell office:value-type="float" office:value="29" table:formula="of:=[.AG25]" table:style-name="ce1">
            <text:p>29</text:p>
          </table:table-cell>
          <table:table-cell table:number-columns-repeated="16351"/>
        </table:table-row>
        <table:table-row table:style-name="ro2">
          <table:table-cell office:value-type="float" office:value="8.1" table:style-name="ce1">
            <text:p>8,1</text:p>
          </table:table-cell>
          <table:table-cell office:value-type="float" office:value="792" table:style-name="ce1">
            <text:p>792</text:p>
          </table:table-cell>
          <table:table-cell office:value-type="float" office:value="281.25" table:formula="of:=[.A27]+273.15" table:style-name="ce1">
            <text:p>281,25</text:p>
          </table:table-cell>
          <table:table-cell table:number-columns-repeated="2" table:style-name="ce8"/>
          <table:table-cell table:number-columns-repeated="2" table:style-name="ce1"/>
          <table:table-cell table:style-name="ce8"/>
          <table:table-cell table:number-columns-repeated="6" table:style-name="ce1"/>
          <table:table-cell table:style-name="ce26"/>
          <table:table-cell table:number-columns-repeated="6" table:style-name="ce27"/>
          <table:table-cell table:style-name="ce25"/>
          <table:table-cell table:style-name="ce1"/>
          <table:table-cell office:value-type="float" office:value="4214.7027520000001" table:formula="of:=[.X26]" table:style-name="ce1">
            <text:p>4214,702752</text:p>
          </table:table-cell>
          <table:table-cell office:value-type="float" office:value="-6.4999999999999997E-3" table:formula="of:=[.Y26]" table:style-name="ce1">
            <text:p>-0,0065</text:p>
          </table:table-cell>
          <table:table-cell office:value-type="float" office:value="101325" table:formula="of:=[.Z26]" table:style-name="ce1">
            <text:p>101325</text:p>
          </table:table-cell>
          <table:table-cell office:value-type="float" office:value="1.2250000000000001" table:formula="of:=[.AA26]" table:style-name="ce1">
            <text:p>1,225</text:p>
          </table:table-cell>
          <table:table-cell office:value-type="float" office:value="288.14999999999998" table:formula="of:=[.AB26]" table:style-name="ce1">
            <text:p>288,15</text:p>
          </table:table-cell>
          <table:table-cell office:value-type="float" office:value="1.2350000000000001" table:formula="of:=[.AC26]" table:style-name="ce1">
            <text:p>1,235</text:p>
          </table:table-cell>
          <table:table-cell office:value-type="float" office:value="9.81" table:formula="of:=[.AD26]" table:style-name="ce1">
            <text:p>9,81</text:p>
          </table:table-cell>
          <table:table-cell office:value-type="float" office:value="293.14999999999998" table:formula="of:=[.AE26]" table:style-name="ce1">
            <text:p>293,15</text:p>
          </table:table-cell>
          <table:table-cell office:value-type="float" office:value="100600" table:formula="of:=[.AF26]" table:style-name="ce1">
            <text:p>100600</text:p>
          </table:table-cell>
          <table:table-cell office:value-type="float" office:value="29" table:formula="of:=[.AG26]" table:style-name="ce1">
            <text:p>29</text:p>
          </table:table-cell>
          <table:table-cell table:number-columns-repeated="16351"/>
        </table:table-row>
        <table:table-row table:style-name="ro2">
          <table:table-cell office:value-type="float" office:value="7.4" table:style-name="ce1">
            <text:p>7,4</text:p>
          </table:table-cell>
          <table:table-cell office:value-type="float" office:value="736" table:style-name="ce1">
            <text:p>736</text:p>
          </table:table-cell>
          <table:table-cell office:value-type="float" office:value="280.54999999999995" table:formula="of:=[.A28]+273.15" table:style-name="ce1">
            <text:p>280,55</text:p>
          </table:table-cell>
          <table:table-cell table:number-columns-repeated="2" table:style-name="ce8"/>
          <table:table-cell table:number-columns-repeated="2" table:style-name="ce1"/>
          <table:table-cell table:style-name="ce8"/>
          <table:table-cell table:number-columns-repeated="6" table:style-name="ce1"/>
          <table:table-cell table:style-name="ce26"/>
          <table:table-cell table:number-columns-repeated="6" table:style-name="ce27"/>
          <table:table-cell table:style-name="ce25"/>
          <table:table-cell table:style-name="ce1"/>
          <table:table-cell office:value-type="float" office:value="4214.7027520000001" table:formula="of:=[.X27]" table:style-name="ce1">
            <text:p>4214,702752</text:p>
          </table:table-cell>
          <table:table-cell office:value-type="float" office:value="-6.4999999999999997E-3" table:formula="of:=[.Y27]" table:style-name="ce1">
            <text:p>-0,0065</text:p>
          </table:table-cell>
          <table:table-cell office:value-type="float" office:value="101325" table:formula="of:=[.Z27]" table:style-name="ce1">
            <text:p>101325</text:p>
          </table:table-cell>
          <table:table-cell office:value-type="float" office:value="1.2250000000000001" table:formula="of:=[.AA27]" table:style-name="ce1">
            <text:p>1,225</text:p>
          </table:table-cell>
          <table:table-cell office:value-type="float" office:value="288.14999999999998" table:formula="of:=[.AB27]" table:style-name="ce1">
            <text:p>288,15</text:p>
          </table:table-cell>
          <table:table-cell office:value-type="float" office:value="1.2350000000000001" table:formula="of:=[.AC27]" table:style-name="ce1">
            <text:p>1,235</text:p>
          </table:table-cell>
          <table:table-cell office:value-type="float" office:value="9.81" table:formula="of:=[.AD27]" table:style-name="ce1">
            <text:p>9,81</text:p>
          </table:table-cell>
          <table:table-cell office:value-type="float" office:value="293.14999999999998" table:formula="of:=[.AE27]" table:style-name="ce1">
            <text:p>293,15</text:p>
          </table:table-cell>
          <table:table-cell office:value-type="float" office:value="100600" table:formula="of:=[.AF27]" table:style-name="ce1">
            <text:p>100600</text:p>
          </table:table-cell>
          <table:table-cell office:value-type="float" office:value="29" table:formula="of:=[.AG27]" table:style-name="ce1">
            <text:p>29</text:p>
          </table:table-cell>
          <table:table-cell table:number-columns-repeated="16351"/>
        </table:table-row>
        <table:table-row table:style-name="ro2">
          <table:table-cell office:value-type="float" office:value="7.3" table:style-name="ce1">
            <text:p>7,3</text:p>
          </table:table-cell>
          <table:table-cell office:value-type="float" office:value="677" table:style-name="ce1">
            <text:p>677</text:p>
          </table:table-cell>
          <table:table-cell office:value-type="float" office:value="280.45" table:formula="of:=[.A29]+273.15" table:style-name="ce1">
            <text:p>280,45</text:p>
          </table:table-cell>
          <table:table-cell table:number-columns-repeated="2" table:style-name="ce8"/>
          <table:table-cell table:number-columns-repeated="2" table:style-name="ce1"/>
          <table:table-cell table:style-name="ce8"/>
          <table:table-cell table:number-columns-repeated="6" table:style-name="ce1"/>
          <table:table-cell table:style-name="ce26"/>
          <table:table-cell table:number-columns-repeated="6" table:style-name="ce27"/>
          <table:table-cell table:style-name="ce25"/>
          <table:table-cell table:style-name="ce1"/>
          <table:table-cell office:value-type="float" office:value="4214.7027520000001" table:formula="of:=[.X28]" table:style-name="ce1">
            <text:p>4214,702752</text:p>
          </table:table-cell>
          <table:table-cell office:value-type="float" office:value="-6.4999999999999997E-3" table:formula="of:=[.Y28]" table:style-name="ce1">
            <text:p>-0,0065</text:p>
          </table:table-cell>
          <table:table-cell office:value-type="float" office:value="101325" table:formula="of:=[.Z28]" table:style-name="ce1">
            <text:p>101325</text:p>
          </table:table-cell>
          <table:table-cell office:value-type="float" office:value="1.2250000000000001" table:formula="of:=[.AA28]" table:style-name="ce1">
            <text:p>1,225</text:p>
          </table:table-cell>
          <table:table-cell office:value-type="float" office:value="288.14999999999998" table:formula="of:=[.AB28]" table:style-name="ce1">
            <text:p>288,15</text:p>
          </table:table-cell>
          <table:table-cell office:value-type="float" office:value="1.2350000000000001" table:formula="of:=[.AC28]" table:style-name="ce1">
            <text:p>1,235</text:p>
          </table:table-cell>
          <table:table-cell office:value-type="float" office:value="9.81" table:formula="of:=[.AD28]" table:style-name="ce1">
            <text:p>9,81</text:p>
          </table:table-cell>
          <table:table-cell office:value-type="float" office:value="293.14999999999998" table:formula="of:=[.AE28]" table:style-name="ce1">
            <text:p>293,15</text:p>
          </table:table-cell>
          <table:table-cell office:value-type="float" office:value="100600" table:formula="of:=[.AF28]" table:style-name="ce1">
            <text:p>100600</text:p>
          </table:table-cell>
          <table:table-cell office:value-type="float" office:value="29" table:formula="of:=[.AG28]" table:style-name="ce1">
            <text:p>29</text:p>
          </table:table-cell>
          <table:table-cell table:number-columns-repeated="1635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623" table:style-name="ce1">
            <text:p>623</text:p>
          </table:table-cell>
          <table:table-cell office:value-type="float" office:value="280.14999999999998" table:formula="of:=[.A30]+273.15" table:style-name="ce1">
            <text:p>280,15</text:p>
          </table:table-cell>
          <table:table-cell table:number-columns-repeated="2" table:style-name="ce8"/>
          <table:table-cell table:number-columns-repeated="2" table:style-name="ce1"/>
          <table:table-cell table:style-name="ce8"/>
          <table:table-cell table:number-columns-repeated="6" table:style-name="ce1"/>
          <table:table-cell table:style-name="ce26"/>
          <table:table-cell table:number-columns-repeated="6" table:style-name="ce27"/>
          <table:table-cell table:style-name="ce25"/>
          <table:table-cell table:style-name="ce1"/>
          <table:table-cell office:value-type="float" office:value="4214.7027520000001" table:formula="of:=[.X29]" table:style-name="ce1">
            <text:p>4214,702752</text:p>
          </table:table-cell>
          <table:table-cell office:value-type="float" office:value="-6.4999999999999997E-3" table:formula="of:=[.Y29]" table:style-name="ce1">
            <text:p>-0,0065</text:p>
          </table:table-cell>
          <table:table-cell office:value-type="float" office:value="101325" table:formula="of:=[.Z29]" table:style-name="ce1">
            <text:p>101325</text:p>
          </table:table-cell>
          <table:table-cell office:value-type="float" office:value="1.2250000000000001" table:formula="of:=[.AA29]" table:style-name="ce1">
            <text:p>1,225</text:p>
          </table:table-cell>
          <table:table-cell office:value-type="float" office:value="288.14999999999998" table:formula="of:=[.AB29]" table:style-name="ce1">
            <text:p>288,15</text:p>
          </table:table-cell>
          <table:table-cell office:value-type="float" office:value="1.2350000000000001" table:formula="of:=[.AC29]" table:style-name="ce1">
            <text:p>1,235</text:p>
          </table:table-cell>
          <table:table-cell office:value-type="float" office:value="9.81" table:formula="of:=[.AD29]" table:style-name="ce1">
            <text:p>9,81</text:p>
          </table:table-cell>
          <table:table-cell office:value-type="float" office:value="293.14999999999998" table:formula="of:=[.AE29]" table:style-name="ce1">
            <text:p>293,15</text:p>
          </table:table-cell>
          <table:table-cell office:value-type="float" office:value="100600" table:formula="of:=[.AF29]" table:style-name="ce1">
            <text:p>100600</text:p>
          </table:table-cell>
          <table:table-cell office:value-type="float" office:value="29" table:formula="of:=[.AG29]" table:style-name="ce1">
            <text:p>29</text:p>
          </table:table-cell>
          <table:table-cell table:number-columns-repeated="16351"/>
        </table:table-row>
        <table:table-row table:style-name="ro2">
          <table:table-cell office:value-type="float" office:value="5.6" table:style-name="ce1">
            <text:p>5,6</text:p>
          </table:table-cell>
          <table:table-cell office:value-type="float" office:value="574" table:style-name="ce1">
            <text:p>574</text:p>
          </table:table-cell>
          <table:table-cell office:value-type="float" office:value="278.75" table:formula="of:=[.A31]+273.15" table:style-name="ce1">
            <text:p>278,75</text:p>
          </table:table-cell>
          <table:table-cell table:number-columns-repeated="2" table:style-name="ce8"/>
          <table:table-cell table:number-columns-repeated="2" table:style-name="ce1"/>
          <table:table-cell table:style-name="ce8"/>
          <table:table-cell table:number-columns-repeated="6" table:style-name="ce1"/>
          <table:table-cell table:style-name="ce26"/>
          <table:table-cell table:number-columns-repeated="6" table:style-name="ce27"/>
          <table:table-cell table:style-name="ce25"/>
          <table:table-cell table:style-name="ce1"/>
          <table:table-cell office:value-type="float" office:value="4214.7027520000001" table:formula="of:=[.X30]" table:style-name="ce1">
            <text:p>4214,702752</text:p>
          </table:table-cell>
          <table:table-cell office:value-type="float" office:value="-6.4999999999999997E-3" table:formula="of:=[.Y30]" table:style-name="ce1">
            <text:p>-0,0065</text:p>
          </table:table-cell>
          <table:table-cell office:value-type="float" office:value="101325" table:formula="of:=[.Z30]" table:style-name="ce1">
            <text:p>101325</text:p>
          </table:table-cell>
          <table:table-cell office:value-type="float" office:value="1.2250000000000001" table:formula="of:=[.AA30]" table:style-name="ce1">
            <text:p>1,225</text:p>
          </table:table-cell>
          <table:table-cell office:value-type="float" office:value="288.14999999999998" table:formula="of:=[.AB30]" table:style-name="ce1">
            <text:p>288,15</text:p>
          </table:table-cell>
          <table:table-cell office:value-type="float" office:value="1.2350000000000001" table:formula="of:=[.AC30]" table:style-name="ce1">
            <text:p>1,235</text:p>
          </table:table-cell>
          <table:table-cell office:value-type="float" office:value="9.81" table:formula="of:=[.AD30]" table:style-name="ce1">
            <text:p>9,81</text:p>
          </table:table-cell>
          <table:table-cell office:value-type="float" office:value="293.14999999999998" table:formula="of:=[.AE30]" table:style-name="ce1">
            <text:p>293,15</text:p>
          </table:table-cell>
          <table:table-cell office:value-type="float" office:value="100600" table:formula="of:=[.AF30]" table:style-name="ce1">
            <text:p>100600</text:p>
          </table:table-cell>
          <table:table-cell office:value-type="float" office:value="29" table:formula="of:=[.AG30]" table:style-name="ce1">
            <text:p>29</text:p>
          </table:table-cell>
          <table:table-cell table:number-columns-repeated="16351"/>
        </table:table-row>
        <table:table-row table:style-name="ro2">
          <table:table-cell office:value-type="float" office:value="3.8" table:style-name="ce1">
            <text:p>3,8</text:p>
          </table:table-cell>
          <table:table-cell office:value-type="float" office:value="524" table:style-name="ce1">
            <text:p>524</text:p>
          </table:table-cell>
          <table:table-cell office:value-type="float" office:value="276.95" table:formula="of:=[.A32]+273.15" table:style-name="ce1">
            <text:p>276,95</text:p>
          </table:table-cell>
          <table:table-cell table:number-columns-repeated="2" table:style-name="ce8"/>
          <table:table-cell table:number-columns-repeated="2" table:style-name="ce1"/>
          <table:table-cell table:style-name="ce8"/>
          <table:table-cell table:number-columns-repeated="6" table:style-name="ce1"/>
          <table:table-cell table:style-name="ce26"/>
          <table:table-cell table:number-columns-repeated="6" table:style-name="ce27"/>
          <table:table-cell table:style-name="ce25"/>
          <table:table-cell table:style-name="ce1"/>
          <table:table-cell office:value-type="float" office:value="4214.7027520000001" table:formula="of:=[.X31]" table:style-name="ce1">
            <text:p>4214,702752</text:p>
          </table:table-cell>
          <table:table-cell office:value-type="float" office:value="-6.4999999999999997E-3" table:formula="of:=[.Y31]" table:style-name="ce1">
            <text:p>-0,0065</text:p>
          </table:table-cell>
          <table:table-cell office:value-type="float" office:value="101325" table:formula="of:=[.Z31]" table:style-name="ce1">
            <text:p>101325</text:p>
          </table:table-cell>
          <table:table-cell office:value-type="float" office:value="1.2250000000000001" table:formula="of:=[.AA31]" table:style-name="ce1">
            <text:p>1,225</text:p>
          </table:table-cell>
          <table:table-cell office:value-type="float" office:value="288.14999999999998" table:formula="of:=[.AB31]" table:style-name="ce1">
            <text:p>288,15</text:p>
          </table:table-cell>
          <table:table-cell office:value-type="float" office:value="1.2350000000000001" table:formula="of:=[.AC31]" table:style-name="ce1">
            <text:p>1,235</text:p>
          </table:table-cell>
          <table:table-cell office:value-type="float" office:value="9.81" table:formula="of:=[.AD31]" table:style-name="ce1">
            <text:p>9,81</text:p>
          </table:table-cell>
          <table:table-cell office:value-type="float" office:value="293.14999999999998" table:formula="of:=[.AE31]" table:style-name="ce1">
            <text:p>293,15</text:p>
          </table:table-cell>
          <table:table-cell office:value-type="float" office:value="100600" table:formula="of:=[.AF31]" table:style-name="ce1">
            <text:p>100600</text:p>
          </table:table-cell>
          <table:table-cell office:value-type="float" office:value="29" table:formula="of:=[.AG31]" table:style-name="ce1">
            <text:p>29</text:p>
          </table:table-cell>
          <table:table-cell table:number-columns-repeated="16351"/>
        </table:table-row>
        <table:table-row table:style-name="ro1">
          <table:table-cell office:value-type="float" office:value="2.1" table:style-name="ce1">
            <text:p>2,1</text:p>
          </table:table-cell>
          <table:table-cell office:value-type="float" office:value="476" table:style-name="ce1">
            <text:p>476</text:p>
          </table:table-cell>
          <table:table-cell office:value-type="float" office:value="275.25" table:formula="of:=[.A33]+273.15" table:style-name="ce1">
            <text:p>275,25</text:p>
          </table:table-cell>
          <table:table-cell office:value-type="float" office:value="41.1556" table:style-name="ce12">
            <text:p>41,1556</text:p>
          </table:table-cell>
          <table:table-cell office:value-type="float" office:value="90" table:style-name="ce12">
            <text:p>90</text:p>
          </table:table-cell>
          <table:table-cell office:value-type="float" office:value="40.823279999999997" table:formula="of:=[.E33]*0.453592" table:style-name="ce17">
            <text:p>40,82328</text:p>
          </table:table-cell>
          <table:table-cell office:value-type="float" office:value="4173.8794720000005" table:formula="of:=[.X13]-[.F33]" table:style-name="ce1">
            <text:p>4173,879472</text:p>
          </table:table-cell>
          <table:table-cell office:value-type="float" office:value="98" table:style-name="ce12">
            <text:p>98</text:p>
          </table:table-cell>
          <table:table-cell office:value-type="float" office:value="276.30699999999996" table:formula="of:=[.AB13]+([.B13]*[.Y13])" table:style-name="ce1">
            <text:p>276,307</text:p>
          </table:table-cell>
          <table:table-cell office:value-type="float" office:value="1.0246206366341153" table:formula="of:=[.AA13] * ( ( 1 + ( [.Y13] * ( [.B13] / [.AB13] ) ) ) ^ 4.256 )" table:style-name="ce1">
            <text:p>1,024620637</text:p>
          </table:table-cell>
          <table:table-cell office:value-type="float" office:value="1.0098443169126539" table:formula="of:=( [.J33] * [.I33] ) / [.C13]" table:style-name="ce1">
            <text:p>1,009844317</text:p>
          </table:table-cell>
          <table:table-cell office:value-type="float" office:value="81267.497389108728" table:formula="of:=[.Z13] * ( ( 1+ ( [.Y13] * ( [.B13] / [.AB13] ) ) ) ^ 5.256 )" table:style-name="ce1">
            <text:p>81267,49739</text:p>
          </table:table-cell>
          <table:table-cell office:value-type="float" office:value="-95" table:formula="of:=[.B13]-[.B12]" table:style-name="ce1">
            <text:p>-95</text:p>
          </table:table-cell>
          <table:table-cell office:value-type="float" office:value="40936.102354604249" table:formula="of:= [.G33] * [.AD13] * COS( [.U33] )" table:style-name="ce1">
            <text:p>40936,10235</text:p>
          </table:table-cell>
          <table:table-cell office:value-type="float" office:value="45.328335229371412" table:formula="of:=SQRT( ( [.Q33] * 2 ) / [.K33] )" table:style-name="ce28">
            <text:p>45,32833523</text:p>
          </table:table-cell>
          <table:table-cell office:value-type="float" office:value="-0.98432116278761528" table:formula="of:= ( [.M33] / [.H33] ) * ( ( ( [.C12] + [.C13] ) / 2 ) / ( ( [.I12] + [.I33] ) / 2 ) )" table:style-name="ce29">
            <text:p>-0,984321163</text:p>
          </table:table-cell>
          <table:table-cell office:value-type="float" office:value="1037.4423394580001" table:formula="of:= ( ( [.D33] ) ^2 ) * ( [.AA13] / 2 )" table:style-name="ce29">
            <text:p>1037,442339</text:p>
          </table:table-cell>
          <table:table-cell office:value-type="float" office:value="-889.15190792044791" table:formula="of:= - ( [.G33] * [.AD13] * SIN( [.U33] ) )" table:style-name="ce30">
            <text:p>-889,1519079</text:p>
          </table:table-cell>
          <table:table-cell office:value-type="float" office:value="2.9553845502357914E-2" table:formula="of:= - ( ( 2 * [.R33] ) / ( ( ( [.O33] ) ^ 2 ) * [.AG13] * [.K33] ) )" table:style-name="ce31">
            <text:p>0,029553846</text:p>
          </table:table-cell>
          <table:table-cell office:value-type="float" office:value="1.3606440403262634" table:formula="of:= ( ( 2 * [.N33] ) / ( ( ( [.O33] ) ^ 2 ) * [.AG13] * [.K33] ) )" table:style-name="ce31">
            <text:p>1,36064404</text:p>
          </table:table-cell>
          <table:table-cell office:value-type="float" office:value="2.1717068028201586E-2" table:formula="of:=ASIN( - ( [.P33] / [.O33] ) )" table:style-name="ce32">
            <text:p>0,021717068</text:p>
          </table:table-cell>
          <table:table-cell office:value-type="float" office:value="1.2442963414143655" table:formula="of:=[.U33] * ( 180 / 3.14159265359 )" table:style-name="ce33">
            <text:p>1,244296341</text:p>
          </table:table-cell>
          <table:table-cell table:style-name="ce1"/>
          <table:table-cell office:value-type="float" office:value="4214.7027520000001" table:formula="of:=[.X32]" table:style-name="ce1">
            <text:p>4214,702752</text:p>
          </table:table-cell>
          <table:table-cell office:value-type="float" office:value="-6.4999999999999997E-3" table:formula="of:=[.Y32]" table:style-name="ce1">
            <text:p>-0,0065</text:p>
          </table:table-cell>
          <table:table-cell office:value-type="float" office:value="101325" table:formula="of:=[.Z32]" table:style-name="ce1">
            <text:p>101325</text:p>
          </table:table-cell>
          <table:table-cell office:value-type="float" office:value="1.2250000000000001" table:formula="of:=[.AA32]" table:style-name="ce1">
            <text:p>1,225</text:p>
          </table:table-cell>
          <table:table-cell office:value-type="float" office:value="288.14999999999998" table:formula="of:=[.AB32]" table:style-name="ce1">
            <text:p>288,15</text:p>
          </table:table-cell>
          <table:table-cell office:value-type="float" office:value="1.2350000000000001" table:formula="of:=[.AC32]" table:style-name="ce1">
            <text:p>1,235</text:p>
          </table:table-cell>
          <table:table-cell office:value-type="float" office:value="9.81" table:formula="of:=[.AD32]" table:style-name="ce1">
            <text:p>9,81</text:p>
          </table:table-cell>
          <table:table-cell office:value-type="float" office:value="293.14999999999998" table:formula="of:=[.AE32]" table:style-name="ce1">
            <text:p>293,15</text:p>
          </table:table-cell>
          <table:table-cell office:value-type="float" office:value="100600" table:formula="of:=[.AF32]" table:style-name="ce1">
            <text:p>100600</text:p>
          </table:table-cell>
          <table:table-cell office:value-type="float" office:value="29" table:formula="of:=[.AG32]" table:style-name="ce1">
            <text:p>29</text:p>
          </table:table-cell>
          <table:table-cell table:number-columns-repeated="16351"/>
        </table:table-row>
        <table:table-row table:style-name="ro2">
          <table:table-cell table:number-columns-repeated="23" table:style-name="ce1"/>
          <table:table-cell office:value-type="float" office:value="4214.7027520000001" table:formula="of:=[.X33]" table:style-name="ce1">
            <text:p>4214,702752</text:p>
          </table:table-cell>
          <table:table-cell office:value-type="float" office:value="-6.4999999999999997E-3" table:formula="of:=[.Y33]" table:style-name="ce1">
            <text:p>-0,0065</text:p>
          </table:table-cell>
          <table:table-cell office:value-type="float" office:value="101325" table:formula="of:=[.Z33]" table:style-name="ce1">
            <text:p>101325</text:p>
          </table:table-cell>
          <table:table-cell office:value-type="float" office:value="1.2250000000000001" table:formula="of:=[.AA33]" table:style-name="ce1">
            <text:p>1,225</text:p>
          </table:table-cell>
          <table:table-cell office:value-type="float" office:value="288.14999999999998" table:formula="of:=[.AB33]" table:style-name="ce1">
            <text:p>288,15</text:p>
          </table:table-cell>
          <table:table-cell office:value-type="float" office:value="1.2350000000000001" table:formula="of:=[.AC33]" table:style-name="ce1">
            <text:p>1,235</text:p>
          </table:table-cell>
          <table:table-cell office:value-type="float" office:value="9.81" table:formula="of:=[.AD33]" table:style-name="ce1">
            <text:p>9,81</text:p>
          </table:table-cell>
          <table:table-cell office:value-type="float" office:value="293.14999999999998" table:formula="of:=[.AE33]" table:style-name="ce1">
            <text:p>293,15</text:p>
          </table:table-cell>
          <table:table-cell office:value-type="float" office:value="100600" table:formula="of:=[.AF33]" table:style-name="ce1">
            <text:p>100600</text:p>
          </table:table-cell>
          <table:table-cell office:value-type="float" office:value="29" table:formula="of:=[.AG33]" table:style-name="ce1">
            <text:p>29</text:p>
          </table:table-cell>
          <table:table-cell table:number-columns-repeated="16351"/>
        </table:table-row>
        <table:table-row table:style-name="ro2">
          <table:table-cell table:number-columns-repeated="23" table:style-name="ce1"/>
          <table:table-cell office:value-type="float" office:value="4214.7027520000001" table:formula="of:=[.X34]" table:style-name="ce1">
            <text:p>4214,702752</text:p>
          </table:table-cell>
          <table:table-cell office:value-type="float" office:value="-6.4999999999999997E-3" table:formula="of:=[.Y34]" table:style-name="ce1">
            <text:p>-0,0065</text:p>
          </table:table-cell>
          <table:table-cell office:value-type="float" office:value="101325" table:formula="of:=[.Z34]" table:style-name="ce1">
            <text:p>101325</text:p>
          </table:table-cell>
          <table:table-cell office:value-type="float" office:value="1.2250000000000001" table:formula="of:=[.AA34]" table:style-name="ce1">
            <text:p>1,225</text:p>
          </table:table-cell>
          <table:table-cell office:value-type="float" office:value="288.14999999999998" table:formula="of:=[.AB34]" table:style-name="ce1">
            <text:p>288,15</text:p>
          </table:table-cell>
          <table:table-cell office:value-type="float" office:value="1.2350000000000001" table:formula="of:=[.AC34]" table:style-name="ce1">
            <text:p>1,235</text:p>
          </table:table-cell>
          <table:table-cell office:value-type="float" office:value="9.81" table:formula="of:=[.AD34]" table:style-name="ce1">
            <text:p>9,81</text:p>
          </table:table-cell>
          <table:table-cell office:value-type="float" office:value="293.14999999999998" table:formula="of:=[.AE34]" table:style-name="ce1">
            <text:p>293,15</text:p>
          </table:table-cell>
          <table:table-cell office:value-type="float" office:value="100600" table:formula="of:=[.AF34]" table:style-name="ce1">
            <text:p>100600</text:p>
          </table:table-cell>
          <table:table-cell office:value-type="float" office:value="29" table:formula="of:=[.AG34]" table:style-name="ce1">
            <text:p>29</text:p>
          </table:table-cell>
          <table:table-cell table:number-columns-repeated="16351"/>
        </table:table-row>
        <table:table-row table:style-name="ro2">
          <table:table-cell office:value-type="float" office:value="6.2" table:style-name="ce1">
            <text:p>6,2</text:p>
          </table:table-cell>
          <table:table-cell office:value-type="float" office:value="2039" table:style-name="ce1">
            <text:p>2039</text:p>
          </table:table-cell>
          <table:table-cell office:value-type="float" office:value="279.34999999999997" table:formula="of:=[.A36]+273.15" table:style-name="ce1">
            <text:p>279,35</text:p>
          </table:table-cell>
          <table:table-cell table:number-columns-repeated="16381" table:style-name="ce1"/>
        </table:table-row>
        <table:table-row table:style-name="ro2">
          <table:table-cell office:value-type="float" office:value="6.2" table:style-name="ce1">
            <text:p>6,2</text:p>
          </table:table-cell>
          <table:table-cell office:value-type="float" office:value="2018" table:style-name="ce1">
            <text:p>2018</text:p>
          </table:table-cell>
          <table:table-cell office:value-type="float" office:value="279.34999999999997" table:formula="of:=[.A37]+273.15" table:style-name="ce1">
            <text:p>279,35</text:p>
          </table:table-cell>
          <table:table-cell table:number-columns-repeated="16381" table:style-name="ce1"/>
        </table:table-row>
        <table:table-row table:style-name="ro2">
          <table:table-cell office:value-type="float" office:value="6.6" table:style-name="ce1">
            <text:p>6,6</text:p>
          </table:table-cell>
          <table:table-cell office:value-type="float" office:value="1937" table:style-name="ce1">
            <text:p>1937</text:p>
          </table:table-cell>
          <table:table-cell office:value-type="float" office:value="279.75" table:formula="of:=[.A38]+273.15" table:style-name="ce1">
            <text:p>279,75</text:p>
          </table:table-cell>
          <table:table-cell table:number-columns-repeated="16381" table:style-name="ce1"/>
        </table:table-row>
        <table:table-row table:style-name="ro2">
          <table:table-cell office:value-type="float" office:value="7.1" table:style-name="ce1">
            <text:p>7,1</text:p>
          </table:table-cell>
          <table:table-cell office:value-type="float" office:value="1869" table:style-name="ce1">
            <text:p>1869</text:p>
          </table:table-cell>
          <table:table-cell office:value-type="float" office:value="280.25" table:formula="of:=[.A39]+273.15" table:style-name="ce1">
            <text:p>280,25</text:p>
          </table:table-cell>
          <table:table-cell table:number-columns-repeated="16381" table:style-name="ce1"/>
        </table:table-row>
        <table:table-row table:style-name="ro2">
          <table:table-cell office:value-type="float" office:value="7.4" table:style-name="ce1">
            <text:p>7,4</text:p>
          </table:table-cell>
          <table:table-cell office:value-type="float" office:value="1801" table:style-name="ce1">
            <text:p>1801</text:p>
          </table:table-cell>
          <table:table-cell office:value-type="float" office:value="280.54999999999995" table:formula="of:=[.A40]+273.15" table:style-name="ce1">
            <text:p>280,55</text:p>
          </table:table-cell>
          <table:table-cell table:number-columns-repeated="16381" table:style-name="ce1"/>
        </table:table-row>
        <table:table-row table:style-name="ro2">
          <table:table-cell office:value-type="float" office:value="7.7" table:style-name="ce1">
            <text:p>7,7</text:p>
          </table:table-cell>
          <table:table-cell office:value-type="float" office:value="1735" table:style-name="ce1">
            <text:p>1735</text:p>
          </table:table-cell>
          <table:table-cell office:value-type="float" office:value="280.84999999999997" table:formula="of:=[.A41]+273.15" table:style-name="ce1">
            <text:p>280,85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1676" table:style-name="ce1">
            <text:p>1676</text:p>
          </table:table-cell>
          <table:table-cell office:value-type="float" office:value="281.14999999999998" table:formula="of:=[.A42]+273.15" table:style-name="ce1">
            <text:p>281,15</text:p>
          </table:table-cell>
          <table:table-cell table:number-columns-repeated="16381" table:style-name="ce1"/>
        </table:table-row>
        <table:table-row table:style-name="ro2">
          <table:table-cell office:value-type="float" office:value="8.3000000000000007" table:style-name="ce1">
            <text:p>8,3</text:p>
          </table:table-cell>
          <table:table-cell office:value-type="float" office:value="1616" table:style-name="ce1">
            <text:p>1616</text:p>
          </table:table-cell>
          <table:table-cell office:value-type="float" office:value="281.45" table:formula="of:=[.A43]+273.15" table:style-name="ce1">
            <text:p>281,45</text:p>
          </table:table-cell>
          <table:table-cell table:number-columns-repeated="16381" table:style-name="ce1"/>
        </table:table-row>
        <table:table-row table:style-name="ro2">
          <table:table-cell office:value-type="float" office:value="8.3000000000000007" table:style-name="ce1">
            <text:p>8,3</text:p>
          </table:table-cell>
          <table:table-cell office:value-type="float" office:value="1547" table:style-name="ce1">
            <text:p>1547</text:p>
          </table:table-cell>
          <table:table-cell office:value-type="float" office:value="281.45" table:formula="of:=[.A44]+273.15" table:style-name="ce1">
            <text:p>281,45</text:p>
          </table:table-cell>
          <table:table-cell table:number-columns-repeated="16381" table:style-name="ce1"/>
        </table:table-row>
        <table:table-row table:style-name="ro2">
          <table:table-cell office:value-type="float" office:value="8.6999999999999993" table:style-name="ce1">
            <text:p>8,7</text:p>
          </table:table-cell>
          <table:table-cell office:value-type="float" office:value="1478" table:style-name="ce1">
            <text:p>1478</text:p>
          </table:table-cell>
          <table:table-cell office:value-type="float" office:value="281.84999999999997" table:formula="of:=[.A45]+273.15" table:style-name="ce1">
            <text:p>281,85</text:p>
          </table:table-cell>
          <table:table-cell table:number-columns-repeated="16381" table:style-name="ce1"/>
        </table:table-row>
        <table:table-row table:style-name="ro2">
          <table:table-cell office:value-type="float" office:value="9.1999999999999993" table:style-name="ce1">
            <text:p>9,2</text:p>
          </table:table-cell>
          <table:table-cell office:value-type="float" office:value="1428" table:style-name="ce1">
            <text:p>1428</text:p>
          </table:table-cell>
          <table:table-cell office:value-type="float" office:value="282.34999999999997" table:formula="of:=[.A46]+273.15" table:style-name="ce1">
            <text:p>282,35</text:p>
          </table:table-cell>
          <table:table-cell table:number-columns-repeated="16381" table:style-name="ce1"/>
        </table:table-row>
        <table:table-row table:style-name="ro2">
          <table:table-cell office:value-type="float" office:value="9.5" table:style-name="ce1">
            <text:p>9,5</text:p>
          </table:table-cell>
          <table:table-cell office:value-type="float" office:value="1388" table:style-name="ce1">
            <text:p>1388</text:p>
          </table:table-cell>
          <table:table-cell office:value-type="float" office:value="282.64999999999998" table:formula="of:=[.A47]+273.15" table:style-name="ce1">
            <text:p>282,65</text:p>
          </table:table-cell>
          <table:table-cell table:number-columns-repeated="16381" table:style-name="ce1"/>
        </table:table-row>
        <table:table-row table:style-name="ro2">
          <table:table-cell office:value-type="float" office:value="9.8000000000000007" table:style-name="ce1">
            <text:p>9,8</text:p>
          </table:table-cell>
          <table:table-cell office:value-type="float" office:value="1342" table:style-name="ce1">
            <text:p>1342</text:p>
          </table:table-cell>
          <table:table-cell office:value-type="float" office:value="282.95" table:formula="of:=[.A48]+273.15" table:style-name="ce1">
            <text:p>282,95</text:p>
          </table:table-cell>
          <table:table-cell table:number-columns-repeated="16381" table:style-name="ce1"/>
        </table:table-row>
        <table:table-row table:style-name="ro2">
          <table:table-cell office:value-type="float" office:value="10.199999999999999" table:style-name="ce1">
            <text:p>10,2</text:p>
          </table:table-cell>
          <table:table-cell office:value-type="float" office:value="1292" table:style-name="ce1">
            <text:p>1292</text:p>
          </table:table-cell>
          <table:table-cell office:value-type="float" office:value="283.34999999999997" table:formula="of:=[.A49]+273.15" table:style-name="ce1">
            <text:p>283,35</text:p>
          </table:table-cell>
          <table:table-cell table:number-columns-repeated="16381"/>
        </table:table-row>
        <table:table-row table:style-name="ro2">
          <table:table-cell office:value-type="float" office:value="10.7" table:style-name="ce1">
            <text:p>10,7</text:p>
          </table:table-cell>
          <table:table-cell office:value-type="float" office:value="1245" table:style-name="ce1">
            <text:p>1245</text:p>
          </table:table-cell>
          <table:table-cell office:value-type="float" office:value="283.84999999999997" table:formula="of:=[.A50]+273.15" table:style-name="ce1">
            <text:p>283,85</text:p>
          </table:table-cell>
          <table:table-cell table:number-columns-repeated="16381"/>
        </table:table-row>
        <table:table-row table:style-name="ro2">
          <table:table-cell office:value-type="float" office:value="11.1" table:style-name="ce1">
            <text:p>11,1</text:p>
          </table:table-cell>
          <table:table-cell office:value-type="float" office:value="1198" table:style-name="ce1">
            <text:p>1198</text:p>
          </table:table-cell>
          <table:table-cell office:value-type="float" office:value="284.25" table:formula="of:=[.A51]+273.15" table:style-name="ce1">
            <text:p>284,25</text:p>
          </table:table-cell>
          <table:table-cell table:number-columns-repeated="16381"/>
        </table:table-row>
        <table:table-row table:style-name="ro2">
          <table:table-cell office:value-type="float" office:value="11.5" table:style-name="ce1">
            <text:p>11,5</text:p>
          </table:table-cell>
          <table:table-cell office:value-type="float" office:value="1147" table:style-name="ce1">
            <text:p>1147</text:p>
          </table:table-cell>
          <table:table-cell office:value-type="float" office:value="284.64999999999998" table:formula="of:=[.A52]+273.15" table:style-name="ce1">
            <text:p>284,65</text:p>
          </table:table-cell>
          <table:table-cell table:number-columns-repeated="16381"/>
        </table:table-row>
        <table:table-row table:style-name="ro2">
          <table:table-cell office:value-type="float" office:value="11.7" table:style-name="ce1">
            <text:p>11,7</text:p>
          </table:table-cell>
          <table:table-cell office:value-type="float" office:value="1102" table:style-name="ce1">
            <text:p>1102</text:p>
          </table:table-cell>
          <table:table-cell office:value-type="float" office:value="284.84999999999997" table:formula="of:=[.A53]+273.15" table:style-name="ce1">
            <text:p>284,85</text:p>
          </table:table-cell>
          <table:table-cell table:number-columns-repeated="16381"/>
        </table:table-row>
        <table:table-row table:style-name="ro2">
          <table:table-cell office:value-type="float" office:value="11.7" table:style-name="ce1">
            <text:p>11,7</text:p>
          </table:table-cell>
          <table:table-cell office:value-type="float" office:value="1059" table:style-name="ce1">
            <text:p>1059</text:p>
          </table:table-cell>
          <table:table-cell office:value-type="float" office:value="284.84999999999997" table:formula="of:=[.A54]+273.15" table:style-name="ce1">
            <text:p>284,85</text:p>
          </table:table-cell>
          <table:table-cell table:number-columns-repeated="16381"/>
        </table:table-row>
        <table:table-row table:style-name="ro2">
          <table:table-cell office:value-type="float" office:value="11.9" table:style-name="ce1">
            <text:p>11,9</text:p>
          </table:table-cell>
          <table:table-cell office:value-type="float" office:value="1032" table:style-name="ce1">
            <text:p>1032</text:p>
          </table:table-cell>
          <table:table-cell office:value-type="float" office:value="285.04999999999995" table:formula="of:=[.A55]+273.15" table:style-name="ce1">
            <text:p>285,05</text:p>
          </table:table-cell>
          <table:table-cell table:number-columns-repeated="1638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1007" table:style-name="ce1">
            <text:p>1007</text:p>
          </table:table-cell>
          <table:table-cell office:value-type="float" office:value="285.14999999999998" table:formula="of:=[.A56]+273.15" table:style-name="ce1">
            <text:p>285,15</text:p>
          </table:table-cell>
          <table:table-cell table:number-columns-repeated="16381"/>
        </table:table-row>
        <table:table-row table:style-name="ro2">
          <table:table-cell office:value-type="float" office:value="11.9" table:style-name="ce1">
            <text:p>11,9</text:p>
          </table:table-cell>
          <table:table-cell office:value-type="float" office:value="982" table:style-name="ce1">
            <text:p>982</text:p>
          </table:table-cell>
          <table:table-cell office:value-type="float" office:value="285.04999999999995" table:formula="of:=[.A57]+273.15" table:style-name="ce1">
            <text:p>285,05</text:p>
          </table:table-cell>
          <table:table-cell table:number-columns-repeated="16381"/>
        </table:table-row>
        <table:table-row table:style-name="ro2">
          <table:table-cell office:value-type="float" office:value="11.3" table:style-name="ce1">
            <text:p>11,3</text:p>
          </table:table-cell>
          <table:table-cell office:value-type="float" office:value="958" table:style-name="ce1">
            <text:p>958</text:p>
          </table:table-cell>
          <table:table-cell office:value-type="float" office:value="284.45" table:formula="of:=[.A58]+273.15" table:style-name="ce1">
            <text:p>284,45</text:p>
          </table:table-cell>
          <table:table-cell table:number-columns-repeated="16381"/>
        </table:table-row>
        <table:table-row table:style-name="ro2">
          <table:table-cell office:value-type="float" office:value="10.7" table:style-name="ce1">
            <text:p>10,7</text:p>
          </table:table-cell>
          <table:table-cell office:value-type="float" office:value="931" table:style-name="ce1">
            <text:p>931</text:p>
          </table:table-cell>
          <table:table-cell office:value-type="float" office:value="283.84999999999997" table:formula="of:=[.A59]+273.15" table:style-name="ce1">
            <text:p>283,85</text:p>
          </table:table-cell>
          <table:table-cell table:number-columns-repeated="16381"/>
        </table:table-row>
        <table:table-row table:style-name="ro2">
          <table:table-cell office:value-type="float" office:value="9.5" table:style-name="ce1">
            <text:p>9,5</text:p>
          </table:table-cell>
          <table:table-cell office:value-type="float" office:value="900" table:style-name="ce1">
            <text:p>900</text:p>
          </table:table-cell>
          <table:table-cell office:value-type="float" office:value="282.64999999999998" table:formula="of:=[.A60]+273.15" table:style-name="ce1">
            <text:p>282,65</text:p>
          </table:table-cell>
          <table:table-cell table:number-columns-repeated="16381"/>
        </table:table-row>
        <table:table-row table:style-name="ro2">
          <table:table-cell office:value-type="float" office:value="8.8000000000000007" table:style-name="ce1">
            <text:p>8,8</text:p>
          </table:table-cell>
          <table:table-cell office:value-type="float" office:value="861" table:style-name="ce1">
            <text:p>861</text:p>
          </table:table-cell>
          <table:table-cell office:value-type="float" office:value="281.95" table:formula="of:=[.A61]+273.15" table:style-name="ce1">
            <text:p>281,95</text:p>
          </table:table-cell>
          <table:table-cell table:number-columns-repeated="16381"/>
        </table:table-row>
        <table:table-row table:style-name="ro2">
          <table:table-cell office:value-type="float" office:value="8.6999999999999993" table:style-name="ce1">
            <text:p>8,7</text:p>
          </table:table-cell>
          <table:table-cell office:value-type="float" office:value="827" table:style-name="ce1">
            <text:p>827</text:p>
          </table:table-cell>
          <table:table-cell office:value-type="float" office:value="281.84999999999997" table:formula="of:=[.A62]+273.15" table:style-name="ce1">
            <text:p>281,85</text:p>
          </table:table-cell>
          <table:table-cell table:number-columns-repeated="16381"/>
        </table:table-row>
        <table:table-row table:style-name="ro2">
          <table:table-cell office:value-type="float" office:value="8.6999999999999993" table:style-name="ce1">
            <text:p>8,7</text:p>
          </table:table-cell>
          <table:table-cell office:value-type="float" office:value="791" table:style-name="ce1">
            <text:p>791</text:p>
          </table:table-cell>
          <table:table-cell office:value-type="float" office:value="281.84999999999997" table:formula="of:=[.A63]+273.15" table:style-name="ce1">
            <text:p>281,85</text:p>
          </table:table-cell>
          <table:table-cell table:number-columns-repeated="16381"/>
        </table:table-row>
        <table:table-row table:style-name="ro2">
          <table:table-cell office:value-type="float" office:value="7.9" table:style-name="ce1">
            <text:p>7,9</text:p>
          </table:table-cell>
          <table:table-cell office:value-type="float" office:value="756" table:style-name="ce1">
            <text:p>756</text:p>
          </table:table-cell>
          <table:table-cell office:value-type="float" office:value="281.04999999999995" table:formula="of:=[.A64]+273.15" table:style-name="ce1">
            <text:p>281,05</text:p>
          </table:table-cell>
          <table:table-cell table:number-columns-repeated="16381"/>
        </table:table-row>
        <table:table-row table:style-name="ro2">
          <table:table-cell office:value-type="float" office:value="9.4" table:style-name="ce1">
            <text:p>9,4</text:p>
          </table:table-cell>
          <table:table-cell office:value-type="float" office:value="714" table:style-name="ce1">
            <text:p>714</text:p>
          </table:table-cell>
          <table:table-cell office:value-type="float" office:value="282.54999999999995" table:formula="of:=[.A65]+273.15" table:style-name="ce1">
            <text:p>282,55</text:p>
          </table:table-cell>
          <table:table-cell table:number-columns-repeated="16381"/>
        </table:table-row>
        <table:table-row table:style-name="ro2">
          <table:table-cell office:value-type="float" office:value="6.8" table:style-name="ce1">
            <text:p>6,8</text:p>
          </table:table-cell>
          <table:table-cell office:value-type="float" office:value="676" table:style-name="ce1">
            <text:p>676</text:p>
          </table:table-cell>
          <table:table-cell office:value-type="float" office:value="279.95" table:formula="of:=[.A66]+273.15" table:style-name="ce1">
            <text:p>279,95</text:p>
          </table:table-cell>
          <table:table-cell table:number-columns-repeated="16381"/>
        </table:table-row>
        <table:table-row table:style-name="ro2">
          <table:table-cell office:value-type="float" office:value="5.4" table:style-name="ce1">
            <text:p>5,4</text:p>
          </table:table-cell>
          <table:table-cell office:value-type="float" office:value="641" table:style-name="ce1">
            <text:p>641</text:p>
          </table:table-cell>
          <table:table-cell office:value-type="float" office:value="278.54999999999995" table:formula="of:=[.A67]+273.15" table:style-name="ce1">
            <text:p>278,55</text:p>
          </table:table-cell>
          <table:table-cell table:number-columns-repeated="16381"/>
        </table:table-row>
        <table:table-row table:style-name="ro2">
          <table:table-cell office:value-type="float" office:value="3.8" table:style-name="ce1">
            <text:p>3,8</text:p>
          </table:table-cell>
          <table:table-cell office:value-type="float" office:value="613" table:style-name="ce1">
            <text:p>613</text:p>
          </table:table-cell>
          <table:table-cell office:value-type="float" office:value="276.95" table:formula="of:=[.A68]+273.15" table:style-name="ce1">
            <text:p>276,95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6.2" table:style-name="ce1">
            <text:p>6,2</text:p>
          </table:table-cell>
          <table:table-cell office:value-type="float" office:value="2069" table:style-name="ce1">
            <text:p>2069</text:p>
          </table:table-cell>
          <table:table-cell office:value-type="float" office:value="279.34999999999997" table:formula="of:=[.A71]+273.15" table:style-name="ce1">
            <text:p>279,35</text:p>
          </table:table-cell>
          <table:table-cell table:number-columns-repeated="16381"/>
        </table:table-row>
        <table:table-row table:style-name="ro2">
          <table:table-cell office:value-type="float" office:value="6.4" table:style-name="ce1">
            <text:p>6,4</text:p>
          </table:table-cell>
          <table:table-cell office:value-type="float" office:value="2043" table:style-name="ce1">
            <text:p>2043</text:p>
          </table:table-cell>
          <table:table-cell office:value-type="float" office:value="279.54999999999995" table:formula="of:=[.A72]+273.15" table:style-name="ce1">
            <text:p>279,55</text:p>
          </table:table-cell>
          <table:table-cell table:number-columns-repeated="16381"/>
        </table:table-row>
        <table:table-row table:style-name="ro2">
          <table:table-cell office:value-type="float" office:value="6.7" table:style-name="ce1">
            <text:p>6,7</text:p>
          </table:table-cell>
          <table:table-cell office:value-type="float" office:value="1907" table:style-name="ce1">
            <text:p>1907</text:p>
          </table:table-cell>
          <table:table-cell office:value-type="float" office:value="279.84999999999997" table:formula="of:=[.A73]+273.15" table:style-name="ce1">
            <text:p>279,85</text:p>
          </table:table-cell>
          <table:table-cell table:number-columns-repeated="16381"/>
        </table:table-row>
        <table:table-row table:style-name="ro2">
          <table:table-cell office:value-type="float" office:value="7.6" table:style-name="ce1">
            <text:p>7,6</text:p>
          </table:table-cell>
          <table:table-cell office:value-type="float" office:value="1724" table:style-name="ce1">
            <text:p>1724</text:p>
          </table:table-cell>
          <table:table-cell office:value-type="float" office:value="280.75" table:formula="of:=[.A74]+273.15" table:style-name="ce1">
            <text:p>280,75</text:p>
          </table:table-cell>
          <table:table-cell table:number-columns-repeated="16381"/>
        </table:table-row>
        <table:table-row table:style-name="ro2">
          <table:table-cell office:value-type="float" office:value="8.1999999999999993" table:style-name="ce1">
            <text:p>8,2</text:p>
          </table:table-cell>
          <table:table-cell office:value-type="float" office:value="1599" table:style-name="ce1">
            <text:p>1599</text:p>
          </table:table-cell>
          <table:table-cell office:value-type="float" office:value="281.34999999999997" table:formula="of:=[.A75]+273.15" table:style-name="ce1">
            <text:p>281,35</text:p>
          </table:table-cell>
          <table:table-cell table:number-columns-repeated="16381"/>
        </table:table-row>
        <table:table-row table:style-name="ro2">
          <table:table-cell office:value-type="float" office:value="8.6999999999999993" table:style-name="ce1">
            <text:p>8,7</text:p>
          </table:table-cell>
          <table:table-cell office:value-type="float" office:value="1479" table:style-name="ce1">
            <text:p>1479</text:p>
          </table:table-cell>
          <table:table-cell office:value-type="float" office:value="281.84999999999997" table:formula="of:=[.A76]+273.15" table:style-name="ce1">
            <text:p>281,85</text:p>
          </table:table-cell>
          <table:table-cell table:number-columns-repeated="16381"/>
        </table:table-row>
        <table:table-row table:style-name="ro2">
          <table:table-cell office:value-type="float" office:value="9.6" table:style-name="ce1">
            <text:p>9,6</text:p>
          </table:table-cell>
          <table:table-cell office:value-type="float" office:value="1375" table:style-name="ce1">
            <text:p>1375</text:p>
          </table:table-cell>
          <table:table-cell office:value-type="float" office:value="282.75" table:formula="of:=[.A77]+273.15" table:style-name="ce1">
            <text:p>282,75</text:p>
          </table:table-cell>
          <table:table-cell table:number-columns-repeated="16381"/>
        </table:table-row>
        <table:table-row table:style-name="ro2">
          <table:table-cell office:value-type="float" office:value="10.6" table:style-name="ce1">
            <text:p>10,6</text:p>
          </table:table-cell>
          <table:table-cell office:value-type="float" office:value="1283" table:style-name="ce1">
            <text:p>1283</text:p>
          </table:table-cell>
          <table:table-cell office:value-type="float" office:value="283.75" table:formula="of:=[.A78]+273.15" table:style-name="ce1">
            <text:p>283,75</text:p>
          </table:table-cell>
          <table:table-cell table:number-columns-repeated="16381"/>
        </table:table-row>
        <table:table-row table:style-name="ro2">
          <table:table-cell office:value-type="float" office:value="11.1" table:style-name="ce1">
            <text:p>11,1</text:p>
          </table:table-cell>
          <table:table-cell office:value-type="float" office:value="1216" table:style-name="ce1">
            <text:p>1216</text:p>
          </table:table-cell>
          <table:table-cell office:value-type="float" office:value="284.25" table:formula="of:=[.A79]+273.15" table:style-name="ce1">
            <text:p>284,25</text:p>
          </table:table-cell>
          <table:table-cell table:number-columns-repeated="16381"/>
        </table:table-row>
        <table:table-row table:style-name="ro2">
          <table:table-cell office:value-type="float" office:value="11.5" table:style-name="ce1">
            <text:p>11,5</text:p>
          </table:table-cell>
          <table:table-cell office:value-type="float" office:value="1127" table:style-name="ce1">
            <text:p>1127</text:p>
          </table:table-cell>
          <table:table-cell office:value-type="float" office:value="284.64999999999998" table:formula="of:=[.A80]+273.15" table:style-name="ce1">
            <text:p>284,65</text:p>
          </table:table-cell>
          <table:table-cell table:number-columns-repeated="16381"/>
        </table:table-row>
        <table:table-row table:style-name="ro2">
          <table:table-cell office:value-type="float" office:value="11.3" table:style-name="ce1">
            <text:p>11,3</text:p>
          </table:table-cell>
          <table:table-cell office:value-type="float" office:value="1047" table:style-name="ce1">
            <text:p>1047</text:p>
          </table:table-cell>
          <table:table-cell office:value-type="float" office:value="284.45" table:formula="of:=[.A81]+273.15" table:style-name="ce1">
            <text:p>284,45</text:p>
          </table:table-cell>
          <table:table-cell table:number-columns-repeated="16381"/>
        </table:table-row>
        <table:table-row table:style-name="ro2">
          <table:table-cell office:value-type="float" office:value="11.6" table:style-name="ce1">
            <text:p>11,6</text:p>
          </table:table-cell>
          <table:table-cell office:value-type="float" office:value="984" table:style-name="ce1">
            <text:p>984</text:p>
          </table:table-cell>
          <table:table-cell office:value-type="float" office:value="284.75" table:formula="of:=[.A82]+273.15" table:style-name="ce1">
            <text:p>284,75</text:p>
          </table:table-cell>
          <table:table-cell table:number-columns-repeated="16381"/>
        </table:table-row>
        <table:table-row table:style-name="ro2">
          <table:table-cell office:value-type="float" office:value="10.8" table:style-name="ce1">
            <text:p>10,8</text:p>
          </table:table-cell>
          <table:table-cell office:value-type="float" office:value="920" table:style-name="ce1">
            <text:p>920</text:p>
          </table:table-cell>
          <table:table-cell office:value-type="float" office:value="283.95" table:formula="of:=[.A83]+273.15" table:style-name="ce1">
            <text:p>283,95</text:p>
          </table:table-cell>
          <table:table-cell table:number-columns-repeated="16381"/>
        </table:table-row>
        <table:table-row table:style-name="ro2">
          <table:table-cell office:value-type="float" office:value="8.6999999999999993" table:style-name="ce1">
            <text:p>8,7</text:p>
          </table:table-cell>
          <table:table-cell office:value-type="float" office:value="862" table:style-name="ce1">
            <text:p>862</text:p>
          </table:table-cell>
          <table:table-cell office:value-type="float" office:value="281.84999999999997" table:formula="of:=[.A84]+273.15" table:style-name="ce1">
            <text:p>281,85</text:p>
          </table:table-cell>
          <table:table-cell table:number-columns-repeated="16381"/>
        </table:table-row>
        <table:table-row table:style-name="ro2">
          <table:table-cell office:value-type="float" office:value="7.6" table:style-name="ce1">
            <text:p>7,6</text:p>
          </table:table-cell>
          <table:table-cell office:value-type="float" office:value="798" table:style-name="ce1">
            <text:p>798</text:p>
          </table:table-cell>
          <table:table-cell office:value-type="float" office:value="280.75" table:formula="of:=[.A85]+273.15" table:style-name="ce1">
            <text:p>280,75</text:p>
          </table:table-cell>
          <table:table-cell table:number-columns-repeated="16381"/>
        </table:table-row>
        <table:table-row table:style-name="ro2">
          <table:table-cell office:value-type="float" office:value="7.3" table:style-name="ce1">
            <text:p>7,3</text:p>
          </table:table-cell>
          <table:table-cell office:value-type="float" office:value="794" table:style-name="ce1">
            <text:p>794</text:p>
          </table:table-cell>
          <table:table-cell office:value-type="float" office:value="280.45" table:formula="of:=[.A86]+273.15" table:style-name="ce1">
            <text:p>280,45</text:p>
          </table:table-cell>
          <table:table-cell table:number-columns-repeated="1638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86" table:style-name="ce1">
            <text:p>786</text:p>
          </table:table-cell>
          <table:table-cell office:value-type="float" office:value="280.14999999999998" table:formula="of:=[.A87]+273.15" table:style-name="ce1">
            <text:p>280,15</text:p>
          </table:table-cell>
          <table:table-cell table:number-columns-repeated="16381"/>
        </table:table-row>
        <table:table-row table:style-name="ro2">
          <table:table-cell office:value-type="float" office:value="6.3" table:style-name="ce1">
            <text:p>6,3</text:p>
          </table:table-cell>
          <table:table-cell office:value-type="float" office:value="731" table:style-name="ce1">
            <text:p>731</text:p>
          </table:table-cell>
          <table:table-cell office:value-type="float" office:value="279.45" table:formula="of:=[.A88]+273.15" table:style-name="ce1">
            <text:p>279,45</text:p>
          </table:table-cell>
          <table:table-cell table:number-columns-repeated="16381"/>
        </table:table-row>
        <table:table-row table:style-name="ro2">
          <table:table-cell office:value-type="float" office:value="6.1" table:style-name="ce1">
            <text:p>6,1</text:p>
          </table:table-cell>
          <table:table-cell office:value-type="float" office:value="718" table:style-name="ce1">
            <text:p>718</text:p>
          </table:table-cell>
          <table:table-cell office:value-type="float" office:value="279.25" table:formula="of:=[.A89]+273.15" table:style-name="ce1">
            <text:p>279,25</text:p>
          </table:table-cell>
          <table:table-cell table:number-columns-repeated="16381"/>
        </table:table-row>
        <table:table-row table:style-name="ro2">
          <table:table-cell office:value-type="float" office:value="5.8" table:style-name="ce1">
            <text:p>5,8</text:p>
          </table:table-cell>
          <table:table-cell office:value-type="float" office:value="687" table:style-name="ce1">
            <text:p>687</text:p>
          </table:table-cell>
          <table:table-cell office:value-type="float" office:value="278.95" table:formula="of:=[.A90]+273.15" table:style-name="ce1">
            <text:p>278,95</text:p>
          </table:table-cell>
          <table:table-cell table:number-columns-repeated="16381"/>
        </table:table-row>
        <table:table-row table:style-name="ro2">
          <table:table-cell office:value-type="float" office:value="5.2" table:style-name="ce1">
            <text:p>5,2</text:p>
          </table:table-cell>
          <table:table-cell office:value-type="float" office:value="650" table:style-name="ce1">
            <text:p>650</text:p>
          </table:table-cell>
          <table:table-cell office:value-type="float" office:value="278.34999999999997" table:formula="of:=[.A91]+273.15" table:style-name="ce1">
            <text:p>278,35</text:p>
          </table:table-cell>
          <table:table-cell table:number-columns-repeated="1638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600" table:style-name="ce1">
            <text:p>600</text:p>
          </table:table-cell>
          <table:table-cell office:value-type="float" office:value="277.14999999999998" table:formula="of:=[.A92]+273.15" table:style-name="ce1">
            <text:p>277,15</text:p>
          </table:table-cell>
          <table:table-cell table:number-columns-repeated="16381"/>
        </table:table-row>
        <table:table-row table:style-name="ro2">
          <table:table-cell office:value-type="float" office:value="2.4" table:style-name="ce1">
            <text:p>2,4</text:p>
          </table:table-cell>
          <table:table-cell office:value-type="float" office:value="556" table:style-name="ce1">
            <text:p>556</text:p>
          </table:table-cell>
          <table:table-cell office:value-type="float" office:value="275.54999999999995" table:formula="of:=[.A93]+273.15" table:style-name="ce1">
            <text:p>275,55</text:p>
          </table:table-cell>
          <table:table-cell table:number-columns-repeated="16381"/>
        </table:table-row>
        <table:table-row table:style-name="ro2">
          <table:table-cell office:value-type="float" office:value="1.9" table:style-name="ce1">
            <text:p>1,9</text:p>
          </table:table-cell>
          <table:table-cell office:value-type="float" office:value="498" table:style-name="ce1">
            <text:p>498</text:p>
          </table:table-cell>
          <table:table-cell office:value-type="float" office:value="275.04999999999995" table:formula="of:=[.A94]+273.15" table:style-name="ce1">
            <text:p>275,05</text:p>
          </table:table-cell>
          <table:table-cell table:number-columns-repeated="16381"/>
        </table:table-row>
        <table:table-row table:style-name="ro2">
          <table:table-cell office:value-type="float" office:value="1.7" table:style-name="ce1">
            <text:p>1,7</text:p>
          </table:table-cell>
          <table:table-cell office:value-type="float" office:value="435" table:style-name="ce1">
            <text:p>435</text:p>
          </table:table-cell>
          <table:table-cell office:value-type="float" office:value="274.84999999999997" table:formula="of:=[.A95]+273.15" table:style-name="ce1">
            <text:p>274,85</text:p>
          </table:table-cell>
          <table:table-cell table:number-columns-repeated="16381"/>
        </table:table-row>
        <table:table-row table:style-name="ro2">
          <table:table-cell office:value-type="float" office:value="1.7" table:style-name="ce1">
            <text:p>1,7</text:p>
          </table:table-cell>
          <table:table-cell office:value-type="float" office:value="381" table:style-name="ce1">
            <text:p>381</text:p>
          </table:table-cell>
          <table:table-cell office:value-type="float" office:value="274.84999999999997" table:formula="of:=[.A96]+273.15" table:style-name="ce1">
            <text:p>274,85</text:p>
          </table:table-cell>
          <table:table-cell table:number-columns-repeated="16381"/>
        </table:table-row>
        <table:table-row table:style-name="ro2">
          <table:table-cell office:value-type="float" office:value="2.1" table:style-name="ce1">
            <text:p>2,1</text:p>
          </table:table-cell>
          <table:table-cell office:value-type="float" office:value="340" table:style-name="ce1">
            <text:p>340</text:p>
          </table:table-cell>
          <table:table-cell office:value-type="float" office:value="275.25" table:formula="of:=[.A97]+273.15" table:style-name="ce1">
            <text:p>275,25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1613" table:style-name="ce1">
            <text:p>1613</text:p>
          </table:table-cell>
          <table:table-cell office:value-type="float" office:value="281.14999999999998" table:formula="of:=[.A100]+273.15" table:style-name="ce1">
            <text:p>281,15</text:p>
          </table:table-cell>
          <table:table-cell table:number-columns-repeated="16381"/>
        </table:table-row>
        <table:table-row table:style-name="ro2">
          <table:table-cell office:value-type="float" office:value="8.4" table:style-name="ce1">
            <text:p>8,4</text:p>
          </table:table-cell>
          <table:table-cell office:value-type="float" office:value="1576" table:style-name="ce1">
            <text:p>1576</text:p>
          </table:table-cell>
          <table:table-cell office:value-type="float" office:value="281.54999999999995" table:formula="of:=[.A101]+273.15" table:style-name="ce1">
            <text:p>281,55</text:p>
          </table:table-cell>
          <table:table-cell table:number-columns-repeated="16381"/>
        </table:table-row>
        <table:table-row table:style-name="ro2">
          <table:table-cell office:value-type="float" office:value="9.1" table:style-name="ce1">
            <text:p>9,1</text:p>
          </table:table-cell>
          <table:table-cell office:value-type="float" office:value="1426" table:style-name="ce1">
            <text:p>1426</text:p>
          </table:table-cell>
          <table:table-cell office:value-type="float" office:value="282.25" table:formula="of:=[.A102]+273.15" table:style-name="ce1">
            <text:p>282,25</text:p>
          </table:table-cell>
          <table:table-cell table:number-columns-repeated="16381"/>
        </table:table-row>
        <table:table-row table:style-name="ro2">
          <table:table-cell office:value-type="float" office:value="10.6" table:style-name="ce1">
            <text:p>10,6</text:p>
          </table:table-cell>
          <table:table-cell office:value-type="float" office:value="1098" table:style-name="ce1">
            <text:p>1098</text:p>
          </table:table-cell>
          <table:table-cell office:value-type="float" office:value="283.75" table:formula="of:=[.A103]+273.15" table:style-name="ce1">
            <text:p>283,75</text:p>
          </table:table-cell>
          <table:table-cell table:number-columns-repeated="16381"/>
        </table:table-row>
        <table:table-row table:style-name="ro2">
          <table:table-cell office:value-type="float" office:value="11.2" table:style-name="ce1">
            <text:p>11,2</text:p>
          </table:table-cell>
          <table:table-cell office:value-type="float" office:value="975" table:style-name="ce1">
            <text:p>975</text:p>
          </table:table-cell>
          <table:table-cell office:value-type="float" office:value="284.34999999999997" table:formula="of:=[.A104]+273.15" table:style-name="ce1">
            <text:p>284,35</text:p>
          </table:table-cell>
          <table:table-cell table:number-columns-repeated="1638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866" table:style-name="ce1">
            <text:p>866</text:p>
          </table:table-cell>
          <table:table-cell office:value-type="float" office:value="284.14999999999998" table:formula="of:=[.A105]+273.15" table:style-name="ce1">
            <text:p>284,15</text:p>
          </table:table-cell>
          <table:table-cell table:number-columns-repeated="16381"/>
        </table:table-row>
        <table:table-row table:style-name="ro2">
          <table:table-cell office:value-type="float" office:value="9.6999999999999993" table:style-name="ce1">
            <text:p>9,7</text:p>
          </table:table-cell>
          <table:table-cell office:value-type="float" office:value="759" table:style-name="ce1">
            <text:p>759</text:p>
          </table:table-cell>
          <table:table-cell office:value-type="float" office:value="282.84999999999997" table:formula="of:=[.A106]+273.15" table:style-name="ce1">
            <text:p>282,85</text:p>
          </table:table-cell>
          <table:table-cell table:number-columns-repeated="16381"/>
        </table:table-row>
        <table:table-row table:style-name="ro2">
          <table:table-cell office:value-type="float" office:value="7.4" table:style-name="ce1">
            <text:p>7,4</text:p>
          </table:table-cell>
          <table:table-cell office:value-type="float" office:value="718" table:style-name="ce1">
            <text:p>718</text:p>
          </table:table-cell>
          <table:table-cell office:value-type="float" office:value="280.54999999999995" table:formula="of:=[.A107]+273.15" table:style-name="ce1">
            <text:p>280,55</text:p>
          </table:table-cell>
          <table:table-cell table:number-columns-repeated="16381"/>
        </table:table-row>
        <table:table-row table:style-name="ro2">
          <table:table-cell office:value-type="float" office:value="6.1" table:style-name="ce1">
            <text:p>6,1</text:p>
          </table:table-cell>
          <table:table-cell office:value-type="float" office:value="689" table:style-name="ce1">
            <text:p>689</text:p>
          </table:table-cell>
          <table:table-cell office:value-type="float" office:value="279.25" table:formula="of:=[.A108]+273.15" table:style-name="ce1">
            <text:p>279,25</text:p>
          </table:table-cell>
          <table:table-cell table:number-columns-repeated="16381"/>
        </table:table-row>
        <table:table-row table:style-name="ro2">
          <table:table-cell office:value-type="float" office:value="4.5" table:style-name="ce1">
            <text:p>4,5</text:p>
          </table:table-cell>
          <table:table-cell office:value-type="float" office:value="646" table:style-name="ce1">
            <text:p>646</text:p>
          </table:table-cell>
          <table:table-cell office:value-type="float" office:value="277.64999999999998" table:formula="of:=[.A109]+273.15" table:style-name="ce1">
            <text:p>277,65</text:p>
          </table:table-cell>
          <table:table-cell table:number-columns-repeated="16381"/>
        </table:table-row>
        <table:table-row table:style-name="ro2">
          <table:table-cell office:value-type="float" office:value="1.3" table:style-name="ce1">
            <text:p>1,3</text:p>
          </table:table-cell>
          <table:table-cell office:value-type="float" office:value="588" table:style-name="ce1">
            <text:p>588</text:p>
          </table:table-cell>
          <table:table-cell office:value-type="float" office:value="274.45" table:formula="of:=[.A110]+273.15" table:style-name="ce1">
            <text:p>274,45</text:p>
          </table:table-cell>
          <table:table-cell table:number-columns-repeated="16381"/>
        </table:table-row>
        <table:table-row table:style-name="ro2">
          <table:table-cell office:value-type="float" office:value="0.6" table:style-name="ce1">
            <text:p>0,6</text:p>
          </table:table-cell>
          <table:table-cell office:value-type="float" office:value="550" table:style-name="ce1">
            <text:p>550</text:p>
          </table:table-cell>
          <table:table-cell office:value-type="float" office:value="273.75" table:formula="of:=[.A111]+273.15" table:style-name="ce1">
            <text:p>273,75</text:p>
          </table:table-cell>
          <table:table-cell table:number-columns-repeated="16381"/>
        </table:table-row>
        <table:table-row table:style-name="ro2">
          <table:table-cell office:value-type="float" office:value="0.7" table:style-name="ce1">
            <text:p>0,7</text:p>
          </table:table-cell>
          <table:table-cell office:value-type="float" office:value="545" table:style-name="ce1">
            <text:p>545</text:p>
          </table:table-cell>
          <table:table-cell office:value-type="float" office:value="273.84999999999997" table:formula="of:=[.A112]+273.15" table:style-name="ce1">
            <text:p>273,85</text:p>
          </table:table-cell>
          <table:table-cell table:number-columns-repeated="16381"/>
        </table:table-row>
        <table:table-row table:style-name="ro2">
          <table:table-cell office:value-type="float" office:value="1.1000000000000001" table:style-name="ce1">
            <text:p>1,1</text:p>
          </table:table-cell>
          <table:table-cell office:value-type="float" office:value="546" table:style-name="ce1">
            <text:p>546</text:p>
          </table:table-cell>
          <table:table-cell office:value-type="float" office:value="274.25" table:formula="of:=[.A113]+273.15" table:style-name="ce1">
            <text:p>274,25</text:p>
          </table:table-cell>
          <table:table-cell table:number-columns-repeated="16381"/>
        </table:table-row>
        <table:table-row table:style-name="ro2">
          <table:table-cell office:value-type="float" office:value="0.8" table:style-name="ce1">
            <text:p>0,8</text:p>
          </table:table-cell>
          <table:table-cell office:value-type="float" office:value="539" table:style-name="ce1">
            <text:p>539</text:p>
          </table:table-cell>
          <table:table-cell office:value-type="float" office:value="273.95" table:formula="of:=[.A114]+273.15" table:style-name="ce1">
            <text:p>273,95</text:p>
          </table:table-cell>
          <table:table-cell table:number-columns-repeated="16381"/>
        </table:table-row>
        <table:table-row table:style-name="ro2">
          <table:table-cell office:value-type="float" office:value="0.9" table:style-name="ce1">
            <text:p>0,9</text:p>
          </table:table-cell>
          <table:table-cell office:value-type="float" office:value="532" table:style-name="ce1">
            <text:p>532</text:p>
          </table:table-cell>
          <table:table-cell office:value-type="float" office:value="274.04999999999995" table:formula="of:=[.A115]+273.15" table:style-name="ce1">
            <text:p>274,05</text:p>
          </table:table-cell>
          <table:table-cell table:number-columns-repeated="16381"/>
        </table:table-row>
        <table:table-row table:number-rows-repeated="1048461" table:style-name="ro2">
          <table:table-cell table:number-columns-repeated="16384"/>
        </table:table-row>
      </table:table>
      <table:table table:name="D0_128" table:style-name="ta1">
        <table:table-column table:style-name="co1" table:number-columns-repeated="4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5" table:default-cell-style-name="ce1"/>
        <table:table-column table:style-name="co6" table:default-cell-style-name="ce1"/>
        <table:table-column table:style-name="co16" table:default-cell-style-name="ce1"/>
        <table:table-column table:style-name="co17" table:default-cell-style-name="ce1"/>
        <table:table-column table:style-name="co9" table:number-columns-repeated="2" table:default-cell-style-name="ce1"/>
        <table:table-column table:style-name="co14" table:default-cell-style-name="ce1"/>
        <table:table-column table:style-name="co9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3" table:default-cell-style-name="ce1"/>
        <table:table-column table:style-name="co1" table:default-cell-style-name="ce1"/>
        <table:table-column table:style-name="co11" table:default-cell-style-name="ce1"/>
        <table:table-column table:style-name="co1" table:number-columns-repeated="10" table:default-cell-style-name="ce1"/>
        <table:table-column table:style-name="co13" table:number-columns-repeated="16351" table:default-cell-style-name="ce1"/>
        <table:table-row table:style-name="ro1">
          <table:table-cell office:value-type="string" table:style-name="ce1">
            <text:p>rho_kraft</text:p>
          </table:table-cell>
          <table:table-cell office:value-type="string" table:style-name="ce2">
            <text:p>kg/L</text:p>
          </table:table-cell>
          <table:table-cell office:value-type="float" office:value="0.78400000000000003" table:style-name="ce3">
            <text:p>0,784</text:p>
          </table:table-cell>
          <table:table-cell table:number-columns-repeated="5" table:style-name="ce1"/>
          <table:table-cell office:value-type="string" table:style-name="ce4">
            <text:p>dT/dH</text:p>
          </table:table-cell>
          <table:table-cell office:value-type="float" office:value="-6.4999999999999997E-3" table:style-name="ce5">
            <text:p>-0,0065</text:p>
          </table:table-cell>
          <table:table-cell office:value-type="string" table:style-name="ce6">
            <text:p>K/m</text:p>
          </table:table-cell>
          <table:table-cell table:style-name="ce7"/>
          <table:table-cell table:style-name="ce1"/>
          <table:table-cell office:value-type="string" table:style-name="ce4">
            <text:p>g</text:p>
          </table:table-cell>
          <table:table-cell office:value-type="float" office:value="9.81" table:style-name="ce5">
            <text:p>9,81</text:p>
          </table:table-cell>
          <table:table-cell office:value-type="string" table:style-name="ce6">
            <text:p>m/s²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kraftvolmax</text:p>
          </table:table-cell>
          <table:table-cell office:value-type="string" table:style-name="ce2">
            <text:p>L</text:p>
          </table:table-cell>
          <table:table-cell office:value-type="float" office:value="767.47799999999995" table:style-name="ce8">
            <text:p>767,478</text:p>
          </table:table-cell>
          <table:table-cell table:number-columns-repeated="6" table:style-name="ce1"/>
          <table:table-cell table:style-name="ce9"/>
          <table:table-cell table:style-name="ce10"/>
          <table:table-cell table:style-name="ce11"/>
          <table:table-cell table:number-columns-repeated="2" table:style-name="ce1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 office:value-type="string" table:style-name="ce1">
            <text:p>Tankfülle</text:p>
          </table:table-cell>
          <table:table-cell office:value-type="string" table:style-name="ce2">
            <text:p>%</text:p>
          </table:table-cell>
          <table:table-cell office:value-type="float" office:value="1" table:style-name="ce12">
            <text:p>1</text:p>
          </table:table-cell>
          <table:table-cell table:number-columns-repeated="5" table:style-name="ce1"/>
          <table:table-cell office:value-type="string" table:style-name="ce4">
            <text:p>p_0_INA</text:p>
          </table:table-cell>
          <table:table-cell office:value-type="float" office:value="101325" table:style-name="ce5">
            <text:p>101325</text:p>
          </table:table-cell>
          <table:table-cell office:value-type="string" table:style-name="ce6">
            <text:p>N/m²</text:p>
          </table:table-cell>
          <table:table-cell table:style-name="ce7"/>
          <table:table-cell table:style-name="ce1"/>
          <table:table-cell office:value-type="string" table:style-name="ce4">
            <text:p>T_Boden</text:p>
          </table:table-cell>
          <table:table-cell office:value-type="float" office:value="293.14999999999998" table:style-name="ce5">
            <text:p>293,15</text:p>
          </table:table-cell>
          <table:table-cell office:value-type="string" table:style-name="ce6">
            <text:p>K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3">
            <text:p>kraft_masse</text:p>
          </table:table-cell>
          <table:table-cell office:value-type="string" table:style-name="ce2">
            <text:p>kg</text:p>
          </table:table-cell>
          <table:table-cell office:value-type="float" office:value="601.70275200000003" table:formula="of:=([.C1]*[.C2])*[.C3]" table:style-name="ce9">
            <text:p>601,702752</text:p>
          </table:table-cell>
          <table:table-cell table:style-name="ce1"/>
          <table:table-cell table:style-name="ce13"/>
          <table:table-cell table:number-columns-repeated="4" table:style-name="ce1"/>
          <table:table-cell table:style-name="ce9"/>
          <table:table-cell table:style-name="ce10"/>
          <table:table-cell table:style-name="ce11"/>
          <table:table-cell table:number-columns-repeated="12" table:style-name="ce1"/>
          <table:table-cell office:value-type="string" table:style-name="ce1">
            <text:p>Lilienthalpolare</text:p>
          </table:table-cell>
          <table:table-cell table:number-columns-repeated="16359" table:style-name="ce1"/>
        </table:table-row>
        <table:table-row table:style-name="ro1">
          <table:table-cell table:style-name="ce1"/>
          <table:table-cell table:style-name="ce2"/>
          <table:table-cell table:number-columns-repeated="6" table:style-name="ce1"/>
          <table:table-cell office:value-type="string" table:style-name="ce4">
            <text:p>rho_0_INA</text:p>
          </table:table-cell>
          <table:table-cell office:value-type="float" office:value="1.2250000000000001" table:style-name="ce5">
            <text:p>1,225</text:p>
          </table:table-cell>
          <table:table-cell office:value-type="string" table:style-name="ce6">
            <text:p>kg/m³</text:p>
          </table:table-cell>
          <table:table-cell table:style-name="ce7"/>
          <table:table-cell table:style-name="ce1"/>
          <table:table-cell office:value-type="string" table:style-name="ce14">
            <text:p>p_QNH</text:p>
          </table:table-cell>
          <table:table-cell office:value-type="float" office:value="100600" table:style-name="ce15">
            <text:p>100600</text:p>
          </table:table-cell>
          <table:table-cell office:value-type="string" table:style-name="ce16">
            <text:p>N/m²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m_rüst</text:p>
          </table:table-cell>
          <table:table-cell office:value-type="string" table:style-name="ce2">
            <text:p>kg</text:p>
          </table:table-cell>
          <table:table-cell office:value-type="float" office:value="3188" table:style-name="ce15">
            <text:p>3188</text:p>
          </table:table-cell>
          <table:table-cell table:number-columns-repeated="6" table:style-name="ce1"/>
          <table:table-cell table:style-name="ce9"/>
          <table:table-cell table:style-name="ce10"/>
          <table:table-cell table:style-name="ce11"/>
          <table:table-cell table:number-columns-repeated="16372" table:style-name="ce1"/>
        </table:table-row>
        <table:table-row table:style-name="ro1">
          <table:table-cell office:value-type="string" table:style-name="ce1">
            <text:p>m_kraftstoff</text:p>
          </table:table-cell>
          <table:table-cell office:value-type="string" table:style-name="ce2">
            <text:p>kg</text:p>
          </table:table-cell>
          <table:table-cell office:value-type="float" office:value="601.70275200000003" table:formula="of:=[.C4]" table:style-name="ce17">
            <text:p>601,702752</text:p>
          </table:table-cell>
          <table:table-cell table:number-columns-repeated="5" table:style-name="ce1"/>
          <table:table-cell office:value-type="string" table:style-name="ce4">
            <text:p>T_0_INA</text:p>
          </table:table-cell>
          <table:table-cell office:value-type="float" office:value="288.14999999999998" table:style-name="ce5">
            <text:p>288,15</text:p>
          </table:table-cell>
          <table:table-cell office:value-type="string" table:style-name="ce6">
            <text:p>K</text:p>
          </table:table-cell>
          <table:table-cell table:style-name="ce7"/>
          <table:table-cell table:style-name="ce1"/>
          <table:table-cell office:value-type="string" table:style-name="ce14">
            <text:p>S</text:p>
          </table:table-cell>
          <table:table-cell office:value-type="float" office:value="29" table:style-name="ce15">
            <text:p>29</text:p>
          </table:table-cell>
          <table:table-cell office:value-type="string" table:style-name="ce16">
            <text:p>m²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m_besatzung</text:p>
          </table:table-cell>
          <table:table-cell office:value-type="string" table:style-name="ce2">
            <text:p>kg</text:p>
          </table:table-cell>
          <table:table-cell office:value-type="float" office:value="425" table:style-name="ce15">
            <text:p>425</text:p>
          </table:table-cell>
          <table:table-cell table:number-columns-repeated="6" table:style-name="ce1"/>
          <table:table-cell table:style-name="ce9"/>
          <table:table-cell table:style-name="ce10"/>
          <table:table-cell table:style-name="ce11"/>
          <table:table-cell table:number-columns-repeated="16372" table:style-name="ce1"/>
        </table:table-row>
        <table:table-row table:style-name="ro1">
          <table:table-cell office:value-type="string" table:style-name="ce13">
            <text:p>m_start kg</text:p>
          </table:table-cell>
          <table:table-cell office:value-type="string" table:style-name="ce2">
            <text:p>kg</text:p>
          </table:table-cell>
          <table:table-cell office:value-type="float" office:value="4214.7027520000001" table:formula="of:=SUM([.C6:.C8])" table:style-name="ce14">
            <text:p>4214,702752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string" table:style-name="ce4">
            <text:p>n</text:p>
          </table:table-cell>
          <table:table-cell office:value-type="float" office:value="1.2350000000000001" table:style-name="ce5">
            <text:p>1,235</text:p>
          </table:table-cell>
          <table:table-cell office:value-type="string" table:style-name="ce6">
            <text:p>dimensionslos</text:p>
          </table:table-cell>
          <table:table-cell table:style-name="ce7"/>
          <table:table-cell table:number-columns-repeated="1637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T °C REAL</text:p>
          </table:table-cell>
          <table:table-cell office:value-type="string" table:style-name="ce1">
            <text:p>H m INA</text:p>
          </table:table-cell>
          <table:table-cell office:value-type="string" table:style-name="ce1">
            <text:p>T K REAL</text:p>
          </table:table-cell>
          <table:table-cell office:value-type="string" table:style-name="ce1">
            <text:p>Vias m/s</text:p>
          </table:table-cell>
          <table:table-cell office:value-type="string" table:style-name="ce1">
            <text:p>fuel_lbs_verbr</text:p>
          </table:table-cell>
          <table:table-cell office:value-type="string" table:style-name="ce1">
            <text:p>fuel_kg_verbr</text:p>
          </table:table-cell>
          <table:table-cell office:value-type="string" table:style-name="ce1">
            <text:p>m_ges</text:p>
          </table:table-cell>
          <table:table-cell office:value-type="string" table:style-name="ce1">
            <text:p>delta_t</text:p>
          </table:table-cell>
          <table:table-cell office:value-type="string" table:style-name="ce1">
            <text:p>T_INA</text:p>
          </table:table-cell>
          <table:table-cell office:value-type="string" table:style-name="ce1">
            <text:p>rho_ina</text:p>
          </table:table-cell>
          <table:table-cell office:value-type="string" table:style-name="ce1">
            <text:p>rho_real</text:p>
          </table:table-cell>
          <table:table-cell office:value-type="string" table:style-name="ce1">
            <text:p>p_ina</text:p>
          </table:table-cell>
          <table:table-cell office:value-type="string" table:style-name="ce1">
            <text:p>delta_H_INA</text:p>
          </table:table-cell>
          <table:table-cell office:value-type="string" table:style-name="ce1">
            <text:p>A</text:p>
          </table:table-cell>
          <table:table-cell office:value-type="string" table:style-name="ce18">
            <text:p>V_TAS m/s</text:p>
          </table:table-cell>
          <table:table-cell office:value-type="string" table:style-name="ce19">
            <text:p>wg_real</text:p>
          </table:table-cell>
          <table:table-cell office:value-type="string" table:style-name="ce19">
            <text:p>q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C_w</text:p>
          </table:table-cell>
          <table:table-cell office:value-type="string" table:style-name="ce19">
            <text:p>C_a</text:p>
          </table:table-cell>
          <table:table-cell office:value-type="string" table:style-name="ce19">
            <text:p>gamma_rad</text:p>
          </table:table-cell>
          <table:table-cell office:value-type="string" table:style-name="ce20">
            <text:p>gamma_deg</text:p>
          </table:table-cell>
          <table:table-cell table:style-name="ce1"/>
          <table:table-cell office:value-type="string" table:style-name="ce1">
            <text:p>m_start</text:p>
          </table:table-cell>
          <table:table-cell office:value-type="string" table:style-name="ce1">
            <text:p>dt/dh</text:p>
          </table:table-cell>
          <table:table-cell office:value-type="string" table:style-name="ce1">
            <text:p>p0ina</text:p>
          </table:table-cell>
          <table:table-cell office:value-type="string" table:style-name="ce1">
            <text:p>rho0ina</text:p>
          </table:table-cell>
          <table:table-cell office:value-type="string" table:style-name="ce1">
            <text:p>t0i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boden</text:p>
          </table:table-cell>
          <table:table-cell office:value-type="string" table:style-name="ce1">
            <text:p>pQNH</text:p>
          </table:table-cell>
          <table:table-cell office:value-type="string" table:style-name="ce1">
            <text:p>s</text:p>
          </table:table-cell>
          <table:table-cell table:number-columns-repeated="16351"/>
        </table:table-row>
        <table:table-row table:style-name="ro1">
          <table:table-cell office:value-type="float" office:value="12" table:style-name="ce34">
            <text:p>12</text:p>
          </table:table-cell>
          <table:table-cell office:value-type="float" office:value="2500" table:style-name="ce35">
            <text:p>2500</text:p>
          </table:table-cell>
          <table:table-cell office:value-type="float" office:value="285.14999999999998" table:formula="of:=[.A12]+273.15" table:style-name="ce1">
            <text:p>285,15</text:p>
          </table:table-cell>
          <table:table-cell office:value-type="float" office:value="41.1556" table:style-name="ce3">
            <text:p>41,1556</text:p>
          </table:table-cell>
          <table:table-cell office:value-type="float" office:value="83" table:style-name="ce3">
            <text:p>83</text:p>
          </table:table-cell>
          <table:table-cell office:value-type="float" office:value="37.648136000000001" table:formula="of:=[.E12]*0.453592" table:style-name="ce17">
            <text:p>37,648136</text:p>
          </table:table-cell>
          <table:table-cell office:value-type="float" office:value="4177.0546160000004" table:formula="of:=[.X12]-[.F12]" table:style-name="ce1">
            <text:p>4177,054616</text:p>
          </table:table-cell>
          <table:table-cell office:value-type="float" office:value="0" table:style-name="ce1">
            <text:p>0</text:p>
          </table:table-cell>
          <table:table-cell office:value-type="float" office:value="271.89999999999998" table:formula="of:=[.AB12]+([.B12]*[.Y12])" table:style-name="ce1">
            <text:p>271,9</text:p>
          </table:table-cell>
          <table:table-cell office:value-type="float" office:value="0.95685209658238135" table:formula="of:=[.AA12] * ( ( 1 + ( [.Y12] * ( [.B12] / [.AB12] ) ) ) ^ 4.256 )" table:style-name="ce1">
            <text:p>0,956852097</text:p>
          </table:table-cell>
          <table:table-cell office:value-type="float" office:value="0.91239026849289673" table:formula="of:=( [.J12] * [.I12] ) / [.C12]" table:style-name="ce1">
            <text:p>0,912390268</text:p>
          </table:table-cell>
          <table:table-cell office:value-type="float" office:value="74681.996604037544" table:formula="of:=[.Z12] * ( ( 1+ ( [.Y12] * ( [.B12] / [.AB12] ) ) ) ^ 5.256 )" table:style-name="ce1">
            <text:p>74681,9966</text:p>
          </table:table-cell>
          <table:table-cell table:number-columns-repeated="2" table:style-name="ce1"/>
          <table:table-cell office:value-type="float" office:value="47.687731071961458" table:formula="of:=SQRT( ( [.Q12] * 2 ) / [.K12] )" table:style-name="ce21">
            <text:p>47,68773107</text:p>
          </table:table-cell>
          <table:table-cell table:style-name="ce22"/>
          <table:table-cell office:value-type="float" office:value="1037.4423394580001" table:formula="of:= ( ( [.D12] ) ^2 ) * ( [.AA12] / 2 )" table:style-name="ce22">
            <text:p>1037,442339</text:p>
          </table:table-cell>
          <table:table-cell table:number-columns-repeated="3" table:style-name="ce23"/>
          <table:table-cell table:style-name="ce24"/>
          <table:table-cell table:style-name="ce25"/>
          <table:table-cell table:style-name="ce1"/>
          <table:table-cell office:value-type="float" office:value="4214.7027520000001" table:formula="of:=[.C9]" table:style-name="ce1">
            <text:p>4214,702752</text:p>
          </table:table-cell>
          <table:table-cell office:value-type="float" office:value="-6.4999999999999997E-3" table:formula="of:=[.J1]" table:style-name="ce1">
            <text:p>-0,0065</text:p>
          </table:table-cell>
          <table:table-cell office:value-type="float" office:value="101325" table:formula="of:=[.J3]" table:style-name="ce1">
            <text:p>101325</text:p>
          </table:table-cell>
          <table:table-cell office:value-type="float" office:value="1.2250000000000001" table:formula="of:=[.J5]" table:style-name="ce1">
            <text:p>1,225</text:p>
          </table:table-cell>
          <table:table-cell office:value-type="float" office:value="288.14999999999998" table:formula="of:=[.J7]" table:style-name="ce1">
            <text:p>288,15</text:p>
          </table:table-cell>
          <table:table-cell office:value-type="float" office:value="1.2350000000000001" table:formula="of:=[.J9]" table:style-name="ce1">
            <text:p>1,235</text:p>
          </table:table-cell>
          <table:table-cell office:value-type="float" office:value="9.81" table:formula="of:=[.O1]" table:style-name="ce1">
            <text:p>9,81</text:p>
          </table:table-cell>
          <table:table-cell office:value-type="float" office:value="293.14999999999998" table:formula="of:=[.O3]" table:style-name="ce1">
            <text:p>293,15</text:p>
          </table:table-cell>
          <table:table-cell office:value-type="float" office:value="100600" table:formula="of:=[.O5]" table:style-name="ce1">
            <text:p>100600</text:p>
          </table:table-cell>
          <table:table-cell office:value-type="float" office:value="29" table:formula="of:=[.O7]" table:style-name="ce1">
            <text:p>29</text:p>
          </table:table-cell>
          <table:table-cell table:number-columns-repeated="16351"/>
        </table:table-row>
        <table:table-row table:style-name="ro1">
          <table:table-cell office:value-type="float" office:value="14.5" table:style-name="ce36">
            <text:p>14,5</text:p>
          </table:table-cell>
          <table:table-cell office:value-type="float" office:value="1450" table:style-name="ce37">
            <text:p>1450</text:p>
          </table:table-cell>
          <table:table-cell office:value-type="float" office:value="287.64999999999998" table:formula="of:=[.A13]+273.15" table:style-name="ce1">
            <text:p>287,65</text:p>
          </table:table-cell>
          <table:table-cell office:value-type="float" office:value="41.1556" table:style-name="ce12">
            <text:p>41,1556</text:p>
          </table:table-cell>
          <table:table-cell office:value-type="float" office:value="90" table:style-name="ce12">
            <text:p>90</text:p>
          </table:table-cell>
          <table:table-cell office:value-type="float" office:value="40.823279999999997" table:formula="of:=[.E13]*0.453592" table:style-name="ce17">
            <text:p>40,82328</text:p>
          </table:table-cell>
          <table:table-cell office:value-type="float" office:value="4173.8794720000005" table:formula="of:=[.X13]-[.F13]" table:style-name="ce1">
            <text:p>4173,879472</text:p>
          </table:table-cell>
          <table:table-cell office:value-type="float" office:value="98" table:style-name="ce15">
            <text:p>98</text:p>
          </table:table-cell>
          <table:table-cell office:value-type="float" office:value="278.72499999999997" table:formula="of:=[.AB13]+([.B13]*[.Y13])" table:style-name="ce1">
            <text:p>278,725</text:p>
          </table:table-cell>
          <table:table-cell office:value-type="float" office:value="1.0633297343529817" table:formula="of:=[.AA13] * ( ( 1 + ( [.Y13] * ( [.B13] / [.AB13] ) ) ) ^ 4.256 )" table:style-name="ce1">
            <text:p>1,063329734</text:p>
          </table:table-cell>
          <table:table-cell office:value-type="float" office:value="1.0303374942031456" table:formula="of:=( [.J13] * [.I13] ) / [.C13]" table:style-name="ce1">
            <text:p>1,030337494</text:p>
          </table:table-cell>
          <table:table-cell office:value-type="float" office:value="85075.749208082416" table:formula="of:=[.Z13] * ( ( 1+ ( [.Y13] * ( [.B13] / [.AB13] ) ) ) ^ 5.256 )" table:style-name="ce1">
            <text:p>85075,74921</text:p>
          </table:table-cell>
          <table:table-cell office:value-type="float" office:value="-1050" table:formula="of:=[.B13]-[.B12]" table:style-name="ce1">
            <text:p>-1050</text:p>
          </table:table-cell>
          <table:table-cell office:value-type="float" office:value="39662.708390831693" table:formula="of:= [.G13] * [.AD13] * COS( [.U13] )" table:style-name="ce1">
            <text:p>39662,70839</text:p>
          </table:table-cell>
          <table:table-cell office:value-type="float" office:value="44.875286039349938" table:formula="of:=SQRT( ( [.Q13] * 2 ) / [.K13] )" table:style-name="ce21">
            <text:p>44,87528604</text:p>
          </table:table-cell>
          <table:table-cell office:value-type="float" office:value="-11.145775904005188" table:formula="of:= ( [.M13] / [.H13] ) * ( ( ( [.C12] + [.C13] ) / 2 ) / ( ( [.I12] + [.I13] ) / 2 ) )" table:style-name="ce22">
            <text:p>-11,1457759</text:p>
          </table:table-cell>
          <table:table-cell office:value-type="float" office:value="1037.4423394580001" table:formula="of:= ( ( [.D13] ) ^2 ) * ( [.AA13] / 2 )" table:style-name="ce22">
            <text:p>1037,442339</text:p>
          </table:table-cell>
          <table:table-cell office:value-type="float" office:value="-10169.79007678344" table:formula="of:= - ( [.G13] * [.AD13] * SIN( [.U13] ) )" table:style-name="ce38">
            <text:p>-10169,79008</text:p>
          </table:table-cell>
          <table:table-cell office:value-type="float" office:value="0.33802593465003389" table:formula="of:= - ( ( 2 * [.R13] ) / ( ( ( [.O13] ) ^ 2 ) * [.AG13] * [.K13] ) )" table:style-name="ce23">
            <text:p>0,338025935</text:p>
          </table:table-cell>
          <table:table-cell office:value-type="float" office:value="1.3183186647253859" table:formula="of:= ( ( 2 * [.N13] ) / ( ( ( [.O13] ) ^ 2 ) * [.AG13] * [.K13] ) )" table:style-name="ce23">
            <text:p>1,318318665</text:p>
          </table:table-cell>
          <table:table-cell office:value-type="float" office:value="0.25099948932754174" table:formula="of:=ASIN( - ( [.P13] / [.O13] ) )" table:style-name="ce24">
            <text:p>0,250999489</text:p>
          </table:table-cell>
          <table:table-cell office:value-type="float" office:value="14.381211398406144" table:formula="of:=[.U13] * ( 180 / 3.14159265359 )" table:style-name="ce25">
            <text:p>14,3812114</text:p>
          </table:table-cell>
          <table:table-cell table:style-name="ce1"/>
          <table:table-cell office:value-type="float" office:value="4214.7027520000001" table:formula="of:=[.X12]" table:style-name="ce1">
            <text:p>4214,702752</text:p>
          </table:table-cell>
          <table:table-cell office:value-type="float" office:value="-6.4999999999999997E-3" table:formula="of:=[.Y12]" table:style-name="ce1">
            <text:p>-0,0065</text:p>
          </table:table-cell>
          <table:table-cell office:value-type="float" office:value="101325" table:formula="of:=[.Z12]" table:style-name="ce1">
            <text:p>101325</text:p>
          </table:table-cell>
          <table:table-cell office:value-type="float" office:value="1.2250000000000001" table:formula="of:=[.AA12]" table:style-name="ce1">
            <text:p>1,225</text:p>
          </table:table-cell>
          <table:table-cell office:value-type="float" office:value="288.14999999999998" table:formula="of:=[.AB12]" table:style-name="ce1">
            <text:p>288,15</text:p>
          </table:table-cell>
          <table:table-cell office:value-type="float" office:value="1.2350000000000001" table:formula="of:=[.AC12]" table:style-name="ce1">
            <text:p>1,235</text:p>
          </table:table-cell>
          <table:table-cell office:value-type="float" office:value="9.81" table:formula="of:=[.AD12]" table:style-name="ce1">
            <text:p>9,81</text:p>
          </table:table-cell>
          <table:table-cell office:value-type="float" office:value="293.14999999999998" table:formula="of:=[.AE12]" table:style-name="ce1">
            <text:p>293,15</text:p>
          </table:table-cell>
          <table:table-cell office:value-type="float" office:value="100600" table:formula="of:=[.AF12]" table:style-name="ce1">
            <text:p>100600</text:p>
          </table:table-cell>
          <table:table-cell office:value-type="float" office:value="29" table:formula="of:=[.AG12]" table:style-name="ce1">
            <text:p>29</text:p>
          </table:table-cell>
          <table:table-cell table:number-columns-repeated="16351"/>
        </table:table-row>
        <table:table-row table:style-name="ro1">
          <table:table-cell table:number-columns-repeated="5" table:style-name="ce1"/>
          <table:table-cell table:style-name="ce17"/>
          <table:table-cell table:number-columns-repeated="8" table:style-name="ce1"/>
          <table:table-cell table:style-name="ce21"/>
          <table:table-cell table:number-columns-repeated="2" table:style-name="ce22"/>
          <table:table-cell table:style-name="ce38"/>
          <table:table-cell table:number-columns-repeated="2" table:style-name="ce23"/>
          <table:table-cell table:style-name="ce24"/>
          <table:table-cell table:style-name="ce25"/>
          <table:table-cell table:style-name="ce1"/>
          <table:table-cell office:value-type="float" office:value="4214.7027520000001" table:formula="of:=[.X13]" table:style-name="ce1">
            <text:p>4214,702752</text:p>
          </table:table-cell>
          <table:table-cell office:value-type="float" office:value="-6.4999999999999997E-3" table:formula="of:=[.Y13]" table:style-name="ce1">
            <text:p>-0,0065</text:p>
          </table:table-cell>
          <table:table-cell office:value-type="float" office:value="101325" table:formula="of:=[.Z13]" table:style-name="ce1">
            <text:p>101325</text:p>
          </table:table-cell>
          <table:table-cell office:value-type="float" office:value="1.2250000000000001" table:formula="of:=[.AA13]" table:style-name="ce1">
            <text:p>1,225</text:p>
          </table:table-cell>
          <table:table-cell office:value-type="float" office:value="288.14999999999998" table:formula="of:=[.AB13]" table:style-name="ce1">
            <text:p>288,15</text:p>
          </table:table-cell>
          <table:table-cell office:value-type="float" office:value="1.2350000000000001" table:formula="of:=[.AC13]" table:style-name="ce1">
            <text:p>1,235</text:p>
          </table:table-cell>
          <table:table-cell office:value-type="float" office:value="9.81" table:formula="of:=[.AD13]" table:style-name="ce1">
            <text:p>9,81</text:p>
          </table:table-cell>
          <table:table-cell office:value-type="float" office:value="293.14999999999998" table:formula="of:=[.AE13]" table:style-name="ce1">
            <text:p>293,15</text:p>
          </table:table-cell>
          <table:table-cell office:value-type="float" office:value="100600" table:formula="of:=[.AF13]" table:style-name="ce1">
            <text:p>100600</text:p>
          </table:table-cell>
          <table:table-cell office:value-type="float" office:value="29" table:formula="of:=[.AG13]" table:style-name="ce1">
            <text:p>29</text:p>
          </table:table-cell>
          <table:table-cell table:number-columns-repeated="16351"/>
        </table:table-row>
        <table:table-row table:style-name="ro1">
          <table:table-cell office:value-type="float" office:value="12" table:style-name="ce34">
            <text:p>12</text:p>
          </table:table-cell>
          <table:table-cell office:value-type="float" office:value="2500" table:style-name="ce35">
            <text:p>2500</text:p>
          </table:table-cell>
          <table:table-cell office:value-type="float" office:value="285.14999999999998" table:formula="of:=[.A15]+273.15" table:style-name="ce1">
            <text:p>285,15</text:p>
          </table:table-cell>
          <table:table-cell office:value-type="float" office:value="51.444000000000003" table:style-name="ce3">
            <text:p>51,444</text:p>
          </table:table-cell>
          <table:table-cell office:value-type="float" office:value="107" table:style-name="ce3">
            <text:p>107</text:p>
          </table:table-cell>
          <table:table-cell office:value-type="float" office:value="48.534343999999997" table:formula="of:=[.E15]*0.453592" table:style-name="ce17">
            <text:p>48,534344</text:p>
          </table:table-cell>
          <table:table-cell office:value-type="float" office:value="4166.1684080000005" table:formula="of:=[.X15]-[.F15]" table:style-name="ce1">
            <text:p>4166,168408</text:p>
          </table:table-cell>
          <table:table-cell office:value-type="float" office:value="0" table:style-name="ce1">
            <text:p>0</text:p>
          </table:table-cell>
          <table:table-cell office:value-type="float" office:value="271.89999999999998" table:formula="of:=[.AB15]+([.B15]*[.Y15])" table:style-name="ce1">
            <text:p>271,9</text:p>
          </table:table-cell>
          <table:table-cell office:value-type="float" office:value="0.95685209658238135" table:formula="of:=[.AA15] * ( ( 1 + ( [.Y15] * ( [.B15] / [.AB15] ) ) ) ^ 4.256 )" table:style-name="ce1">
            <text:p>0,956852097</text:p>
          </table:table-cell>
          <table:table-cell office:value-type="float" office:value="0.91239026849289673" table:formula="of:=( [.J15] * [.I15] ) / [.C15]" table:style-name="ce1">
            <text:p>0,912390268</text:p>
          </table:table-cell>
          <table:table-cell office:value-type="float" office:value="74681.996604037544" table:formula="of:=[.Z15] * ( ( 1+ ( [.Y15] * ( [.B15] / [.AB15] ) ) ) ^ 5.256 )" table:style-name="ce1">
            <text:p>74681,9966</text:p>
          </table:table-cell>
          <table:table-cell table:number-columns-repeated="2" table:style-name="ce1"/>
          <table:table-cell office:value-type="float" office:value="59.609084480993729" table:formula="of:=SQRT( ( [.Q15] * 2 ) / [.K15] )" table:style-name="ce21">
            <text:p>59,60908448</text:p>
          </table:table-cell>
          <table:table-cell table:style-name="ce22"/>
          <table:table-cell office:value-type="float" office:value="1620.9721458000004" table:formula="of:= ( ( [.D15] ) ^2 ) * ( [.AA15] / 2 )" table:style-name="ce22">
            <text:p>1620,972146</text:p>
          </table:table-cell>
          <table:table-cell table:style-name="ce38"/>
          <table:table-cell table:number-columns-repeated="2" table:style-name="ce23"/>
          <table:table-cell table:style-name="ce24"/>
          <table:table-cell table:style-name="ce25"/>
          <table:table-cell table:style-name="ce1"/>
          <table:table-cell office:value-type="float" office:value="4214.7027520000001" table:formula="of:=[.X14]" table:style-name="ce1">
            <text:p>4214,702752</text:p>
          </table:table-cell>
          <table:table-cell office:value-type="float" office:value="-6.4999999999999997E-3" table:formula="of:=[.Y14]" table:style-name="ce1">
            <text:p>-0,0065</text:p>
          </table:table-cell>
          <table:table-cell office:value-type="float" office:value="101325" table:formula="of:=[.Z14]" table:style-name="ce1">
            <text:p>101325</text:p>
          </table:table-cell>
          <table:table-cell office:value-type="float" office:value="1.2250000000000001" table:formula="of:=[.AA14]" table:style-name="ce1">
            <text:p>1,225</text:p>
          </table:table-cell>
          <table:table-cell office:value-type="float" office:value="288.14999999999998" table:formula="of:=[.AB14]" table:style-name="ce1">
            <text:p>288,15</text:p>
          </table:table-cell>
          <table:table-cell office:value-type="float" office:value="1.2350000000000001" table:formula="of:=[.AC14]" table:style-name="ce1">
            <text:p>1,235</text:p>
          </table:table-cell>
          <table:table-cell office:value-type="float" office:value="9.81" table:formula="of:=[.AD14]" table:style-name="ce1">
            <text:p>9,81</text:p>
          </table:table-cell>
          <table:table-cell office:value-type="float" office:value="293.14999999999998" table:formula="of:=[.AE14]" table:style-name="ce1">
            <text:p>293,15</text:p>
          </table:table-cell>
          <table:table-cell office:value-type="float" office:value="100600" table:formula="of:=[.AF14]" table:style-name="ce1">
            <text:p>100600</text:p>
          </table:table-cell>
          <table:table-cell office:value-type="float" office:value="29" table:formula="of:=[.AG14]" table:style-name="ce1">
            <text:p>29</text:p>
          </table:table-cell>
          <table:table-cell table:number-columns-repeated="16351"/>
        </table:table-row>
        <table:table-row table:style-name="ro1">
          <table:table-cell office:value-type="float" office:value="15" table:style-name="ce36">
            <text:p>15</text:p>
          </table:table-cell>
          <table:table-cell office:value-type="float" office:value="1500" table:style-name="ce37">
            <text:p>1500</text:p>
          </table:table-cell>
          <table:table-cell office:value-type="float" office:value="288.14999999999998" table:formula="of:=[.A16]+273.15" table:style-name="ce1">
            <text:p>288,15</text:p>
          </table:table-cell>
          <table:table-cell office:value-type="float" office:value="51.444000000000003" table:style-name="ce12">
            <text:p>51,444</text:p>
          </table:table-cell>
          <table:table-cell office:value-type="float" office:value="113" table:style-name="ce12">
            <text:p>113</text:p>
          </table:table-cell>
          <table:table-cell office:value-type="float" office:value="51.255896" table:formula="of:=[.E16]*0.453592" table:style-name="ce17">
            <text:p>51,255896</text:p>
          </table:table-cell>
          <table:table-cell office:value-type="float" office:value="4163.4468560000005" table:formula="of:=[.X16]-[.F16]" table:style-name="ce1">
            <text:p>4163,446856</text:p>
          </table:table-cell>
          <table:table-cell office:value-type="float" office:value="68" table:style-name="ce15">
            <text:p>68</text:p>
          </table:table-cell>
          <table:table-cell office:value-type="float" office:value="278.39999999999998" table:formula="of:=[.AB16]+([.B16]*[.Y16])" table:style-name="ce1">
            <text:p>278,4</text:p>
          </table:table-cell>
          <table:table-cell office:value-type="float" office:value="1.0580628650735022" table:formula="of:=[.AA16] * ( ( 1 + ( [.Y16] * ( [.B16] / [.AB16] ) ) ) ^ 4.256 )" table:style-name="ce1">
            <text:p>1,058062865</text:p>
          </table:table-cell>
          <table:table-cell office:value-type="float" office:value="1.022261674948683" table:formula="of:=( [.J16] * [.I16] ) / [.C16]" table:style-name="ce1">
            <text:p>1,022261675</text:p>
          </table:table-cell>
          <table:table-cell office:value-type="float" office:value="84555.644256469634" table:formula="of:=[.Z16] * ( ( 1+ ( [.Y16] * ( [.B16] / [.AB16] ) ) ) ^ 5.256 )" table:style-name="ce1">
            <text:p>84555,64426</text:p>
          </table:table-cell>
          <table:table-cell office:value-type="float" office:value="-1000" table:formula="of:=[.B16]-[.B15]" table:style-name="ce1">
            <text:p>-1000</text:p>
          </table:table-cell>
          <table:table-cell office:value-type="float" office:value="39302.905334275223" table:formula="of:= [.G16] * [.AD16] * COS( [.U16] )" table:style-name="ce1">
            <text:p>39302,90533</text:p>
          </table:table-cell>
          <table:table-cell office:value-type="float" office:value="56.314694738965485" table:formula="of:=SQRT( ( [.Q16] * 2 ) / [.K16] )" table:style-name="ce21">
            <text:p>56,31469474</text:p>
          </table:table-cell>
          <table:table-cell office:value-type="float" office:value="-15.320520357879657" table:formula="of:= ( [.M16] / [.H16] ) * ( ( ( [.C15] + [.C16] ) / 2 ) / ( ( [.I15] + [.I16] ) / 2 ) )" table:style-name="ce22">
            <text:p>-15,32052036</text:p>
          </table:table-cell>
          <table:table-cell office:value-type="float" office:value="1620.9721458000004" table:formula="of:= ( ( [.D16] ) ^2 ) * ( [.AA16] / 2 )" table:style-name="ce22">
            <text:p>1620,972146</text:p>
          </table:table-cell>
          <table:table-cell office:value-type="float" office:value="-11111.528763911027" table:formula="of:= - ( [.G16] * [.AD16] * SIN( [.U16] ) )" table:style-name="ce38">
            <text:p>-11111,52876</text:p>
          </table:table-cell>
          <table:table-cell office:value-type="float" office:value="0.23637430492903044" table:formula="of:= - ( ( 2 * [.R16] ) / ( ( ( [.O16] ) ^ 2 ) * [.AG16] * [.K16] ) )" table:style-name="ce23">
            <text:p>0,236374305</text:p>
          </table:table-cell>
          <table:table-cell office:value-type="float" office:value="0.83608629626683639" table:formula="of:= ( ( 2 * [.N16] ) / ( ( ( [.O16] ) ^ 2 ) * [.AG16] * [.K16] ) )" table:style-name="ce23">
            <text:p>0,836086296</text:p>
          </table:table-cell>
          <table:table-cell office:value-type="float" office:value="0.27552472868021538" table:formula="of:=ASIN( - ( [.P16] / [.O16] ) )" table:style-name="ce24">
            <text:p>0,275524729</text:p>
          </table:table-cell>
          <table:table-cell office:value-type="float" office:value="15.78640410486241" table:formula="of:=[.U16] * ( 180 / 3.14159265359 )" table:style-name="ce25">
            <text:p>15,7864041</text:p>
          </table:table-cell>
          <table:table-cell table:style-name="ce1"/>
          <table:table-cell office:value-type="float" office:value="4214.7027520000001" table:formula="of:=[.X15]" table:style-name="ce1">
            <text:p>4214,702752</text:p>
          </table:table-cell>
          <table:table-cell office:value-type="float" office:value="-6.4999999999999997E-3" table:formula="of:=[.Y15]" table:style-name="ce1">
            <text:p>-0,0065</text:p>
          </table:table-cell>
          <table:table-cell office:value-type="float" office:value="101325" table:formula="of:=[.Z15]" table:style-name="ce1">
            <text:p>101325</text:p>
          </table:table-cell>
          <table:table-cell office:value-type="float" office:value="1.2250000000000001" table:formula="of:=[.AA15]" table:style-name="ce1">
            <text:p>1,225</text:p>
          </table:table-cell>
          <table:table-cell office:value-type="float" office:value="288.14999999999998" table:formula="of:=[.AB15]" table:style-name="ce1">
            <text:p>288,15</text:p>
          </table:table-cell>
          <table:table-cell office:value-type="float" office:value="1.2350000000000001" table:formula="of:=[.AC15]" table:style-name="ce1">
            <text:p>1,235</text:p>
          </table:table-cell>
          <table:table-cell office:value-type="float" office:value="9.81" table:formula="of:=[.AD15]" table:style-name="ce1">
            <text:p>9,81</text:p>
          </table:table-cell>
          <table:table-cell office:value-type="float" office:value="293.14999999999998" table:formula="of:=[.AE15]" table:style-name="ce1">
            <text:p>293,15</text:p>
          </table:table-cell>
          <table:table-cell office:value-type="float" office:value="100600" table:formula="of:=[.AF15]" table:style-name="ce1">
            <text:p>100600</text:p>
          </table:table-cell>
          <table:table-cell office:value-type="float" office:value="29" table:formula="of:=[.AG15]" table:style-name="ce1">
            <text:p>29</text:p>
          </table:table-cell>
          <table:table-cell table:number-columns-repeated="16351"/>
        </table:table-row>
        <table:table-row table:style-name="ro1">
          <table:table-cell table:number-columns-repeated="5" table:style-name="ce1"/>
          <table:table-cell table:style-name="ce17"/>
          <table:table-cell table:number-columns-repeated="8" table:style-name="ce1"/>
          <table:table-cell table:style-name="ce21"/>
          <table:table-cell table:number-columns-repeated="2" table:style-name="ce22"/>
          <table:table-cell table:style-name="ce38"/>
          <table:table-cell table:number-columns-repeated="2" table:style-name="ce23"/>
          <table:table-cell table:style-name="ce24"/>
          <table:table-cell table:style-name="ce25"/>
          <table:table-cell table:style-name="ce1"/>
          <table:table-cell office:value-type="float" office:value="4214.7027520000001" table:formula="of:=[.X16]" table:style-name="ce1">
            <text:p>4214,702752</text:p>
          </table:table-cell>
          <table:table-cell office:value-type="float" office:value="-6.4999999999999997E-3" table:formula="of:=[.Y16]" table:style-name="ce1">
            <text:p>-0,0065</text:p>
          </table:table-cell>
          <table:table-cell office:value-type="float" office:value="101325" table:formula="of:=[.Z16]" table:style-name="ce1">
            <text:p>101325</text:p>
          </table:table-cell>
          <table:table-cell office:value-type="float" office:value="1.2250000000000001" table:formula="of:=[.AA16]" table:style-name="ce1">
            <text:p>1,225</text:p>
          </table:table-cell>
          <table:table-cell office:value-type="float" office:value="288.14999999999998" table:formula="of:=[.AB16]" table:style-name="ce1">
            <text:p>288,15</text:p>
          </table:table-cell>
          <table:table-cell office:value-type="float" office:value="1.2350000000000001" table:formula="of:=[.AC16]" table:style-name="ce1">
            <text:p>1,235</text:p>
          </table:table-cell>
          <table:table-cell office:value-type="float" office:value="9.81" table:formula="of:=[.AD16]" table:style-name="ce1">
            <text:p>9,81</text:p>
          </table:table-cell>
          <table:table-cell office:value-type="float" office:value="293.14999999999998" table:formula="of:=[.AE16]" table:style-name="ce1">
            <text:p>293,15</text:p>
          </table:table-cell>
          <table:table-cell office:value-type="float" office:value="100600" table:formula="of:=[.AF16]" table:style-name="ce1">
            <text:p>100600</text:p>
          </table:table-cell>
          <table:table-cell office:value-type="float" office:value="29" table:formula="of:=[.AG16]" table:style-name="ce1">
            <text:p>29</text:p>
          </table:table-cell>
          <table:table-cell table:number-columns-repeated="16351"/>
        </table:table-row>
        <table:table-row table:style-name="ro1">
          <table:table-cell office:value-type="float" office:value="13" table:style-name="ce34">
            <text:p>13</text:p>
          </table:table-cell>
          <table:table-cell office:value-type="float" office:value="2500" table:style-name="ce35">
            <text:p>2500</text:p>
          </table:table-cell>
          <table:table-cell office:value-type="float" office:value="286.14999999999998" table:formula="of:=[.A18]+273.15" table:style-name="ce1">
            <text:p>286,15</text:p>
          </table:table-cell>
          <table:table-cell office:value-type="float" office:value="61.7333" table:style-name="ce3">
            <text:p>61,7333</text:p>
          </table:table-cell>
          <table:table-cell office:value-type="float" office:value="130" table:style-name="ce3">
            <text:p>130</text:p>
          </table:table-cell>
          <table:table-cell office:value-type="float" office:value="58.96696" table:formula="of:=[.E18]*0.453592" table:style-name="ce17">
            <text:p>58,96696</text:p>
          </table:table-cell>
          <table:table-cell office:value-type="float" office:value="4155.7357920000004" table:formula="of:=[.X18]-[.F18]" table:style-name="ce1">
            <text:p>4155,735792</text:p>
          </table:table-cell>
          <table:table-cell office:value-type="float" office:value="0" table:style-name="ce1">
            <text:p>0</text:p>
          </table:table-cell>
          <table:table-cell office:value-type="float" office:value="271.89999999999998" table:formula="of:=[.AB18]+([.B18]*[.Y18])" table:style-name="ce1">
            <text:p>271,9</text:p>
          </table:table-cell>
          <table:table-cell office:value-type="float" office:value="0.95685209658238135" table:formula="of:=[.AA18] * ( ( 1 + ( [.Y18] * ( [.B18] / [.AB18] ) ) ) ^ 4.256 )" table:style-name="ce1">
            <text:p>0,956852097</text:p>
          </table:table-cell>
          <table:table-cell office:value-type="float" office:value="0.90920176502096628" table:formula="of:=( [.J18] * [.I18] ) / [.C18]" table:style-name="ce1">
            <text:p>0,909201765</text:p>
          </table:table-cell>
          <table:table-cell office:value-type="float" office:value="74681.996604037544" table:formula="of:=[.Z18] * ( ( 1+ ( [.Y18] * ( [.B18] / [.AB18] ) ) ) ^ 5.256 )" table:style-name="ce1">
            <text:p>74681,9966</text:p>
          </table:table-cell>
          <table:table-cell table:number-columns-repeated="2" table:style-name="ce1"/>
          <table:table-cell office:value-type="float" office:value="71.656798773247928" table:formula="of:=SQRT( ( [.Q18] * 2 ) / [.K18] )" table:style-name="ce21">
            <text:p>71,65679877</text:p>
          </table:table-cell>
          <table:table-cell table:style-name="ce22"/>
          <table:table-cell office:value-type="float" office:value="2334.2377014451249" table:formula="of:= ( ( [.D18] ) ^2 ) * ( [.AA18] / 2 )" table:style-name="ce22">
            <text:p>2334,237701</text:p>
          </table:table-cell>
          <table:table-cell table:style-name="ce38"/>
          <table:table-cell table:number-columns-repeated="2" table:style-name="ce23"/>
          <table:table-cell table:style-name="ce24"/>
          <table:table-cell table:style-name="ce25"/>
          <table:table-cell table:style-name="ce1"/>
          <table:table-cell office:value-type="float" office:value="4214.7027520000001" table:formula="of:=[.X17]" table:style-name="ce1">
            <text:p>4214,702752</text:p>
          </table:table-cell>
          <table:table-cell office:value-type="float" office:value="-6.4999999999999997E-3" table:formula="of:=[.Y17]" table:style-name="ce1">
            <text:p>-0,0065</text:p>
          </table:table-cell>
          <table:table-cell office:value-type="float" office:value="101325" table:formula="of:=[.Z17]" table:style-name="ce1">
            <text:p>101325</text:p>
          </table:table-cell>
          <table:table-cell office:value-type="float" office:value="1.2250000000000001" table:formula="of:=[.AA17]" table:style-name="ce1">
            <text:p>1,225</text:p>
          </table:table-cell>
          <table:table-cell office:value-type="float" office:value="288.14999999999998" table:formula="of:=[.AB17]" table:style-name="ce1">
            <text:p>288,15</text:p>
          </table:table-cell>
          <table:table-cell office:value-type="float" office:value="1.2350000000000001" table:formula="of:=[.AC17]" table:style-name="ce1">
            <text:p>1,235</text:p>
          </table:table-cell>
          <table:table-cell office:value-type="float" office:value="9.81" table:formula="of:=[.AD17]" table:style-name="ce1">
            <text:p>9,81</text:p>
          </table:table-cell>
          <table:table-cell office:value-type="float" office:value="293.14999999999998" table:formula="of:=[.AE17]" table:style-name="ce1">
            <text:p>293,15</text:p>
          </table:table-cell>
          <table:table-cell office:value-type="float" office:value="100600" table:formula="of:=[.AF17]" table:style-name="ce1">
            <text:p>100600</text:p>
          </table:table-cell>
          <table:table-cell office:value-type="float" office:value="29" table:formula="of:=[.AG17]" table:style-name="ce1">
            <text:p>29</text:p>
          </table:table-cell>
          <table:table-cell table:number-columns-repeated="16351"/>
        </table:table-row>
        <table:table-row table:style-name="ro1">
          <table:table-cell office:value-type="float" office:value="16" table:style-name="ce36">
            <text:p>16</text:p>
          </table:table-cell>
          <table:table-cell office:value-type="float" office:value="1500" table:style-name="ce37">
            <text:p>1500</text:p>
          </table:table-cell>
          <table:table-cell office:value-type="float" office:value="289.14999999999998" table:formula="of:=[.A19]+273.15" table:style-name="ce1">
            <text:p>289,15</text:p>
          </table:table-cell>
          <table:table-cell office:value-type="float" office:value="61.7333" table:style-name="ce8">
            <text:p>61,7333</text:p>
          </table:table-cell>
          <table:table-cell office:value-type="float" office:value="134" table:style-name="ce8">
            <text:p>134</text:p>
          </table:table-cell>
          <table:table-cell office:value-type="float" office:value="60.781328000000002" table:formula="of:=[.E19]*0.453592" table:style-name="ce17">
            <text:p>60,781328</text:p>
          </table:table-cell>
          <table:table-cell office:value-type="float" office:value="4153.9214240000001" table:formula="of:=[.X19]-[.F19]" table:style-name="ce1">
            <text:p>4153,921424</text:p>
          </table:table-cell>
          <table:table-cell office:value-type="float" office:value="48" table:style-name="ce15">
            <text:p>48</text:p>
          </table:table-cell>
          <table:table-cell office:value-type="float" office:value="278.39999999999998" table:formula="of:=[.AB19]+([.B19]*[.Y19])" table:style-name="ce1">
            <text:p>278,4</text:p>
          </table:table-cell>
          <table:table-cell office:value-type="float" office:value="1.0580628650735022" table:formula="of:=[.AA19] * ( ( 1 + ( [.Y19] * ( [.B19] / [.AB19] ) ) ) ^ 4.256 )" table:style-name="ce1">
            <text:p>1,058062865</text:p>
          </table:table-cell>
          <table:table-cell office:value-type="float" office:value="1.0187262723031749" table:formula="of:=( [.J19] * [.I19] ) / [.C19]" table:style-name="ce1">
            <text:p>1,018726272</text:p>
          </table:table-cell>
          <table:table-cell office:value-type="float" office:value="84555.644256469634" table:formula="of:=[.Z19] * ( ( 1+ ( [.Y19] * ( [.B19] / [.AB19] ) ) ) ^ 5.256 )" table:style-name="ce1">
            <text:p>84555,64426</text:p>
          </table:table-cell>
          <table:table-cell office:value-type="float" office:value="-1000" table:formula="of:=[.B19]-[.B18]" table:style-name="ce1">
            <text:p>-1000</text:p>
          </table:table-cell>
          <table:table-cell office:value-type="float" office:value="38583.319010464009" table:formula="of:= [.G19] * [.AD19] * COS( [.U19] )" table:style-name="ce1">
            <text:p>38583,31901</text:p>
          </table:table-cell>
          <table:table-cell office:value-type="float" office:value="67.69534162251631" table:formula="of:=SQRT( ( [.Q19] * 2 ) / [.K19] )" table:style-name="ce21">
            <text:p>67,69534162</text:p>
          </table:table-cell>
          <table:table-cell office:value-type="float" office:value="-21.779786782966866" table:formula="of:= ( [.M19] / [.H19] ) * ( ( ( [.C18] + [.C19] ) / 2 ) / ( ( [.I18] + [.I19] ) / 2 ) )" table:style-name="ce22">
            <text:p>-21,77978678</text:p>
          </table:table-cell>
          <table:table-cell office:value-type="float" office:value="2334.2377014451249" table:formula="of:= ( ( [.D19] ) ^2 ) * ( [.AA19] / 2 )" table:style-name="ce22">
            <text:p>2334,237701</text:p>
          </table:table-cell>
          <table:table-cell office:value-type="float" office:value="-13110.586617199" table:formula="of:= - ( [.G19] * [.AD19] * SIN( [.U19] ) )" table:style-name="ce38">
            <text:p>-13110,58662</text:p>
          </table:table-cell>
          <table:table-cell office:value-type="float" office:value="0.19367744485346505" table:formula="of:= - ( ( 2 * [.R19] ) / ( ( ( [.O19] ) ^ 2 ) * [.AG19] * [.K19] ) )" table:style-name="ce23">
            <text:p>0,193677445</text:p>
          </table:table-cell>
          <table:table-cell office:value-type="float" office:value="0.56997591779072476" table:formula="of:= ( ( 2 * [.N19] ) / ( ( ( [.O19] ) ^ 2 ) * [.AG19] * [.K19] ) )" table:style-name="ce23">
            <text:p>0,569975918</text:p>
          </table:table-cell>
          <table:table-cell office:value-type="float" office:value="0.32755863500847865" table:formula="of:=ASIN( - ( [.P19] / [.O19] ) )" table:style-name="ce24">
            <text:p>0,327558635</text:p>
          </table:table-cell>
          <table:table-cell office:value-type="float" office:value="18.767727329050764" table:formula="of:=[.U19] * ( 180 / 3.14159265359 )" table:style-name="ce25">
            <text:p>18,76772733</text:p>
          </table:table-cell>
          <table:table-cell table:style-name="ce1"/>
          <table:table-cell office:value-type="float" office:value="4214.7027520000001" table:formula="of:=[.X18]" table:style-name="ce1">
            <text:p>4214,702752</text:p>
          </table:table-cell>
          <table:table-cell office:value-type="float" office:value="-6.4999999999999997E-3" table:formula="of:=[.Y18]" table:style-name="ce1">
            <text:p>-0,0065</text:p>
          </table:table-cell>
          <table:table-cell office:value-type="float" office:value="101325" table:formula="of:=[.Z18]" table:style-name="ce1">
            <text:p>101325</text:p>
          </table:table-cell>
          <table:table-cell office:value-type="float" office:value="1.2250000000000001" table:formula="of:=[.AA18]" table:style-name="ce1">
            <text:p>1,225</text:p>
          </table:table-cell>
          <table:table-cell office:value-type="float" office:value="288.14999999999998" table:formula="of:=[.AB18]" table:style-name="ce1">
            <text:p>288,15</text:p>
          </table:table-cell>
          <table:table-cell office:value-type="float" office:value="1.2350000000000001" table:formula="of:=[.AC18]" table:style-name="ce1">
            <text:p>1,235</text:p>
          </table:table-cell>
          <table:table-cell office:value-type="float" office:value="9.81" table:formula="of:=[.AD18]" table:style-name="ce1">
            <text:p>9,81</text:p>
          </table:table-cell>
          <table:table-cell office:value-type="float" office:value="293.14999999999998" table:formula="of:=[.AE18]" table:style-name="ce1">
            <text:p>293,15</text:p>
          </table:table-cell>
          <table:table-cell office:value-type="float" office:value="100600" table:formula="of:=[.AF18]" table:style-name="ce1">
            <text:p>100600</text:p>
          </table:table-cell>
          <table:table-cell office:value-type="float" office:value="29" table:formula="of:=[.AG18]" table:style-name="ce1">
            <text:p>29</text:p>
          </table:table-cell>
          <table:table-cell table:number-columns-repeated="16351"/>
        </table:table-row>
        <table:table-row table:style-name="ro1">
          <table:table-cell table:number-columns-repeated="3" table:style-name="ce1"/>
          <table:table-cell table:number-columns-repeated="2" table:style-name="ce39"/>
          <table:table-cell table:style-name="ce17"/>
          <table:table-cell table:number-columns-repeated="8" table:style-name="ce1"/>
          <table:table-cell table:style-name="ce21"/>
          <table:table-cell table:number-columns-repeated="2" table:style-name="ce22"/>
          <table:table-cell table:style-name="ce38"/>
          <table:table-cell table:number-columns-repeated="2" table:style-name="ce23"/>
          <table:table-cell table:style-name="ce24"/>
          <table:table-cell table:style-name="ce25"/>
          <table:table-cell table:style-name="ce1"/>
          <table:table-cell office:value-type="float" office:value="4214.7027520000001" table:formula="of:=[.X19]" table:style-name="ce1">
            <text:p>4214,702752</text:p>
          </table:table-cell>
          <table:table-cell office:value-type="float" office:value="-6.4999999999999997E-3" table:formula="of:=[.Y19]" table:style-name="ce1">
            <text:p>-0,0065</text:p>
          </table:table-cell>
          <table:table-cell office:value-type="float" office:value="101325" table:formula="of:=[.Z19]" table:style-name="ce1">
            <text:p>101325</text:p>
          </table:table-cell>
          <table:table-cell office:value-type="float" office:value="1.2250000000000001" table:formula="of:=[.AA19]" table:style-name="ce1">
            <text:p>1,225</text:p>
          </table:table-cell>
          <table:table-cell office:value-type="float" office:value="288.14999999999998" table:formula="of:=[.AB19]" table:style-name="ce1">
            <text:p>288,15</text:p>
          </table:table-cell>
          <table:table-cell office:value-type="float" office:value="1.2350000000000001" table:formula="of:=[.AC19]" table:style-name="ce1">
            <text:p>1,235</text:p>
          </table:table-cell>
          <table:table-cell office:value-type="float" office:value="9.81" table:formula="of:=[.AD19]" table:style-name="ce1">
            <text:p>9,81</text:p>
          </table:table-cell>
          <table:table-cell office:value-type="float" office:value="293.14999999999998" table:formula="of:=[.AE19]" table:style-name="ce1">
            <text:p>293,15</text:p>
          </table:table-cell>
          <table:table-cell office:value-type="float" office:value="100600" table:formula="of:=[.AF19]" table:style-name="ce1">
            <text:p>100600</text:p>
          </table:table-cell>
          <table:table-cell office:value-type="float" office:value="29" table:formula="of:=[.AG19]" table:style-name="ce1">
            <text:p>29</text:p>
          </table:table-cell>
          <table:table-cell table:number-columns-repeated="16351"/>
        </table:table-row>
        <table:table-row table:style-name="ro1">
          <table:table-cell office:value-type="float" office:value="13" table:style-name="ce34">
            <text:p>13</text:p>
          </table:table-cell>
          <table:table-cell office:value-type="float" office:value="2400" table:style-name="ce35">
            <text:p>2400</text:p>
          </table:table-cell>
          <table:table-cell office:value-type="float" office:value="286.14999999999998" table:formula="of:=[.A21]+273.15" table:style-name="ce1">
            <text:p>286,15</text:p>
          </table:table-cell>
          <table:table-cell office:value-type="float" office:value="69.45" table:style-name="ce8">
            <text:p>69,45</text:p>
          </table:table-cell>
          <table:table-cell office:value-type="float" office:value="148" table:style-name="ce8">
            <text:p>148</text:p>
          </table:table-cell>
          <table:table-cell office:value-type="float" office:value="67.131615999999994" table:formula="of:=[.E21]*0.453592" table:style-name="ce17">
            <text:p>67,131616</text:p>
          </table:table-cell>
          <table:table-cell office:value-type="float" office:value="4147.5711360000005" table:formula="of:=[.X21]-[.F21]" table:style-name="ce1">
            <text:p>4147,571136</text:p>
          </table:table-cell>
          <table:table-cell office:value-type="float" office:value="0" table:style-name="ce1">
            <text:p>0</text:p>
          </table:table-cell>
          <table:table-cell office:value-type="float" office:value="272.54999999999995" table:formula="of:=[.AB21]+([.B21]*[.Y21])" table:style-name="ce1">
            <text:p>272,55</text:p>
          </table:table-cell>
          <table:table-cell office:value-type="float" office:value="0.96662538123770536" table:formula="of:=[.AA21] * ( ( 1 + ( [.Y21] * ( [.B21] / [.AB21] ) ) ) ^ 4.256 )" table:style-name="ce1">
            <text:p>0,966625381</text:p>
          </table:table-cell>
          <table:table-cell office:value-type="float" office:value="0.92068407358496085" table:formula="of:=( [.J21] * [.I21] ) / [.C21]" table:style-name="ce1">
            <text:p>0,920684074</text:p>
          </table:table-cell>
          <table:table-cell office:value-type="float" office:value="75625.155495906831" table:formula="of:=[.Z21] * ( ( 1+ ( [.Y21] * ( [.B21] / [.AB21] ) ) ) ^ 5.256 )" table:style-name="ce1">
            <text:p>75625,1555</text:p>
          </table:table-cell>
          <table:table-cell table:number-columns-repeated="2" table:style-name="ce1"/>
          <table:table-cell office:value-type="float" office:value="80.109676714357988" table:formula="of:=SQRT( ( [.Q21] * 2 ) / [.K21] )" table:style-name="ce21">
            <text:p>80,10967671</text:p>
          </table:table-cell>
          <table:table-cell table:style-name="ce22"/>
          <table:table-cell office:value-type="float" office:value="2954.2727812500007" table:formula="of:= ( ( [.D21] ) ^2 ) * ( [.AA21] / 2 )" table:style-name="ce22">
            <text:p>2954,272781</text:p>
          </table:table-cell>
          <table:table-cell table:style-name="ce38"/>
          <table:table-cell table:number-columns-repeated="2" table:style-name="ce23"/>
          <table:table-cell table:style-name="ce24"/>
          <table:table-cell table:style-name="ce25"/>
          <table:table-cell table:style-name="ce1"/>
          <table:table-cell office:value-type="float" office:value="4214.7027520000001" table:formula="of:=[.X20]" table:style-name="ce1">
            <text:p>4214,702752</text:p>
          </table:table-cell>
          <table:table-cell office:value-type="float" office:value="-6.4999999999999997E-3" table:formula="of:=[.Y20]" table:style-name="ce1">
            <text:p>-0,0065</text:p>
          </table:table-cell>
          <table:table-cell office:value-type="float" office:value="101325" table:formula="of:=[.Z20]" table:style-name="ce1">
            <text:p>101325</text:p>
          </table:table-cell>
          <table:table-cell office:value-type="float" office:value="1.2250000000000001" table:formula="of:=[.AA20]" table:style-name="ce1">
            <text:p>1,225</text:p>
          </table:table-cell>
          <table:table-cell office:value-type="float" office:value="288.14999999999998" table:formula="of:=[.AB20]" table:style-name="ce1">
            <text:p>288,15</text:p>
          </table:table-cell>
          <table:table-cell office:value-type="float" office:value="1.2350000000000001" table:formula="of:=[.AC20]" table:style-name="ce1">
            <text:p>1,235</text:p>
          </table:table-cell>
          <table:table-cell office:value-type="float" office:value="9.81" table:formula="of:=[.AD20]" table:style-name="ce1">
            <text:p>9,81</text:p>
          </table:table-cell>
          <table:table-cell office:value-type="float" office:value="293.14999999999998" table:formula="of:=[.AE20]" table:style-name="ce1">
            <text:p>293,15</text:p>
          </table:table-cell>
          <table:table-cell office:value-type="float" office:value="100600" table:formula="of:=[.AF20]" table:style-name="ce1">
            <text:p>100600</text:p>
          </table:table-cell>
          <table:table-cell office:value-type="float" office:value="29" table:formula="of:=[.AG20]" table:style-name="ce1">
            <text:p>29</text:p>
          </table:table-cell>
          <table:table-cell table:number-columns-repeated="16351"/>
        </table:table-row>
        <table:table-row table:style-name="ro1">
          <table:table-cell office:value-type="float" office:value="15" table:style-name="ce36">
            <text:p>15</text:p>
          </table:table-cell>
          <table:table-cell office:value-type="float" office:value="1500" table:style-name="ce37">
            <text:p>1500</text:p>
          </table:table-cell>
          <table:table-cell office:value-type="float" office:value="288.14999999999998" table:formula="of:=[.A22]+273.15" table:style-name="ce1">
            <text:p>288,15</text:p>
          </table:table-cell>
          <table:table-cell office:value-type="float" office:value="72.022199999999998" table:style-name="ce12">
            <text:p>72,0222</text:p>
          </table:table-cell>
          <table:table-cell office:value-type="float" office:value="150" table:style-name="ce12">
            <text:p>150</text:p>
          </table:table-cell>
          <table:table-cell office:value-type="float" office:value="68.038799999999995" table:formula="of:=[.E22]*0.453592" table:style-name="ce17">
            <text:p>68,0388</text:p>
          </table:table-cell>
          <table:table-cell office:value-type="float" office:value="4146.6639519999999" table:formula="of:=[.X22]-[.F22]" table:style-name="ce1">
            <text:p>4146,663952</text:p>
          </table:table-cell>
          <table:table-cell office:value-type="float" office:value="31" table:style-name="ce15">
            <text:p>31</text:p>
          </table:table-cell>
          <table:table-cell office:value-type="float" office:value="278.39999999999998" table:formula="of:=[.AB22]+([.B22]*[.Y22])" table:style-name="ce1">
            <text:p>278,4</text:p>
          </table:table-cell>
          <table:table-cell office:value-type="float" office:value="1.0580628650735022" table:formula="of:=[.AA22] * ( ( 1 + ( [.Y22] * ( [.B22] / [.AB22] ) ) ) ^ 4.256 )" table:style-name="ce1">
            <text:p>1,058062865</text:p>
          </table:table-cell>
          <table:table-cell office:value-type="float" office:value="1.022261674948683" table:formula="of:=( [.J22] * [.I22] ) / [.C22]" table:style-name="ce1">
            <text:p>1,022261675</text:p>
          </table:table-cell>
          <table:table-cell office:value-type="float" office:value="84555.644256469634" table:formula="of:=[.Z22] * ( ( 1+ ( [.Y22] * ( [.B22] / [.AB22] ) ) ) ^ 5.256 )" table:style-name="ce1">
            <text:p>84555,64426</text:p>
          </table:table-cell>
          <table:table-cell office:value-type="float" office:value="-900" table:formula="of:=[.B22]-[.B21]" table:style-name="ce1">
            <text:p>-900</text:p>
          </table:table-cell>
          <table:table-cell office:value-type="float" office:value="37562.706609296132" table:formula="of:= [.G22] * [.AD22] * COS( [.U22] )" table:style-name="ce1">
            <text:p>37562,70661</text:p>
          </table:table-cell>
          <table:table-cell office:value-type="float" office:value="78.841229442281318" table:formula="of:=SQRT( ( [.Q22] * 2 ) / [.K22] )" table:style-name="ce28">
            <text:p>78,84122944</text:p>
          </table:table-cell>
          <table:table-cell office:value-type="float" office:value="-30.262684102825329" table:formula="of:= ( [.M22] / [.H22] ) * ( ( ( [.C21] + [.C22] ) / 2 ) / ( ( [.I21] + [.I22] ) / 2 ) )" table:style-name="ce29">
            <text:p>-30,2626841</text:p>
          </table:table-cell>
          <table:table-cell office:value-type="float" office:value="3177.1583418645005" table:formula="of:= ( ( [.D22] ) ^2 ) * ( [.AA22] / 2 )" table:style-name="ce29">
            <text:p>3177,158342</text:p>
          </table:table-cell>
          <table:table-cell office:value-type="float" office:value="-15614.277921190178" table:formula="of:= - ( [.G22] * [.AD22] * SIN( [.U22] ) )" table:style-name="ce30">
            <text:p>-15614,27792</text:p>
          </table:table-cell>
          <table:table-cell office:value-type="float" office:value="0.16946696344910323" table:formula="of:= - ( ( 2 * [.R22] ) / ( ( ( [.O22] ) ^ 2 ) * [.AG22] * [.K22] ) )" table:style-name="ce31">
            <text:p>0,169466963</text:p>
          </table:table-cell>
          <table:table-cell office:value-type="float" office:value="0.40768057672190861" table:formula="of:= ( ( 2 * [.N22] ) / ( ( ( [.O22] ) ^ 2 ) * [.AG22] * [.K22] ) )" table:style-name="ce31">
            <text:p>0,407680577</text:p>
          </table:table-cell>
          <table:table-cell office:value-type="float" office:value="0.39395492845514213" table:formula="of:=ASIN( - ( [.P22] / [.O22] ) )" table:style-name="ce32">
            <text:p>0,393954928</text:p>
          </table:table-cell>
          <table:table-cell office:value-type="float" office:value="22.571954718856457" table:formula="of:=[.U22] * ( 180 / 3.14159265359 )" table:style-name="ce33">
            <text:p>22,57195472</text:p>
          </table:table-cell>
          <table:table-cell table:style-name="ce1"/>
          <table:table-cell office:value-type="float" office:value="4214.7027520000001" table:formula="of:=[.X21]" table:style-name="ce1">
            <text:p>4214,702752</text:p>
          </table:table-cell>
          <table:table-cell office:value-type="float" office:value="-6.4999999999999997E-3" table:formula="of:=[.Y21]" table:style-name="ce1">
            <text:p>-0,0065</text:p>
          </table:table-cell>
          <table:table-cell office:value-type="float" office:value="101325" table:formula="of:=[.Z21]" table:style-name="ce1">
            <text:p>101325</text:p>
          </table:table-cell>
          <table:table-cell office:value-type="float" office:value="1.2250000000000001" table:formula="of:=[.AA21]" table:style-name="ce1">
            <text:p>1,225</text:p>
          </table:table-cell>
          <table:table-cell office:value-type="float" office:value="288.14999999999998" table:formula="of:=[.AB21]" table:style-name="ce1">
            <text:p>288,15</text:p>
          </table:table-cell>
          <table:table-cell office:value-type="float" office:value="1.2350000000000001" table:formula="of:=[.AC21]" table:style-name="ce1">
            <text:p>1,235</text:p>
          </table:table-cell>
          <table:table-cell office:value-type="float" office:value="9.81" table:formula="of:=[.AD21]" table:style-name="ce1">
            <text:p>9,81</text:p>
          </table:table-cell>
          <table:table-cell office:value-type="float" office:value="293.14999999999998" table:formula="of:=[.AE21]" table:style-name="ce1">
            <text:p>293,15</text:p>
          </table:table-cell>
          <table:table-cell office:value-type="float" office:value="100600" table:formula="of:=[.AF21]" table:style-name="ce1">
            <text:p>100600</text:p>
          </table:table-cell>
          <table:table-cell office:value-type="float" office:value="29" table:formula="of:=[.AG21]" table:style-name="ce1">
            <text:p>29</text:p>
          </table:table-cell>
          <table:table-cell table:number-columns-repeated="16351"/>
        </table:table-row>
        <table:table-row table:style-name="ro2">
          <table:table-cell table:number-columns-repeated="23" table:style-name="ce1"/>
          <table:table-cell office:value-type="float" office:value="4214.7027520000001" table:formula="of:=[.X22]" table:style-name="ce1">
            <text:p>4214,702752</text:p>
          </table:table-cell>
          <table:table-cell office:value-type="float" office:value="-6.4999999999999997E-3" table:formula="of:=[.Y22]" table:style-name="ce1">
            <text:p>-0,0065</text:p>
          </table:table-cell>
          <table:table-cell office:value-type="float" office:value="101325" table:formula="of:=[.Z22]" table:style-name="ce1">
            <text:p>101325</text:p>
          </table:table-cell>
          <table:table-cell office:value-type="float" office:value="1.2250000000000001" table:formula="of:=[.AA22]" table:style-name="ce1">
            <text:p>1,225</text:p>
          </table:table-cell>
          <table:table-cell office:value-type="float" office:value="288.14999999999998" table:formula="of:=[.AB22]" table:style-name="ce1">
            <text:p>288,15</text:p>
          </table:table-cell>
          <table:table-cell office:value-type="float" office:value="1.2350000000000001" table:formula="of:=[.AC22]" table:style-name="ce1">
            <text:p>1,235</text:p>
          </table:table-cell>
          <table:table-cell office:value-type="float" office:value="9.81" table:formula="of:=[.AD22]" table:style-name="ce1">
            <text:p>9,81</text:p>
          </table:table-cell>
          <table:table-cell office:value-type="float" office:value="293.14999999999998" table:formula="of:=[.AE22]" table:style-name="ce1">
            <text:p>293,15</text:p>
          </table:table-cell>
          <table:table-cell office:value-type="float" office:value="100600" table:formula="of:=[.AF22]" table:style-name="ce1">
            <text:p>100600</text:p>
          </table:table-cell>
          <table:table-cell office:value-type="float" office:value="29" table:formula="of:=[.AG22]" table:style-name="ce1">
            <text:p>29</text:p>
          </table:table-cell>
          <table:table-cell table:number-columns-repeated="16351"/>
        </table:table-row>
        <table:table-row table:style-name="ro2">
          <table:table-cell table:number-columns-repeated="23" table:style-name="ce1"/>
          <table:table-cell office:value-type="float" office:value="4214.7027520000001" table:formula="of:=[.X23]" table:style-name="ce1">
            <text:p>4214,702752</text:p>
          </table:table-cell>
          <table:table-cell office:value-type="float" office:value="-6.4999999999999997E-3" table:formula="of:=[.Y23]" table:style-name="ce1">
            <text:p>-0,0065</text:p>
          </table:table-cell>
          <table:table-cell office:value-type="float" office:value="101325" table:formula="of:=[.Z23]" table:style-name="ce1">
            <text:p>101325</text:p>
          </table:table-cell>
          <table:table-cell office:value-type="float" office:value="1.2250000000000001" table:formula="of:=[.AA23]" table:style-name="ce1">
            <text:p>1,225</text:p>
          </table:table-cell>
          <table:table-cell office:value-type="float" office:value="288.14999999999998" table:formula="of:=[.AB23]" table:style-name="ce1">
            <text:p>288,15</text:p>
          </table:table-cell>
          <table:table-cell office:value-type="float" office:value="1.2350000000000001" table:formula="of:=[.AC23]" table:style-name="ce1">
            <text:p>1,235</text:p>
          </table:table-cell>
          <table:table-cell office:value-type="float" office:value="9.81" table:formula="of:=[.AD23]" table:style-name="ce1">
            <text:p>9,81</text:p>
          </table:table-cell>
          <table:table-cell office:value-type="float" office:value="293.14999999999998" table:formula="of:=[.AE23]" table:style-name="ce1">
            <text:p>293,15</text:p>
          </table:table-cell>
          <table:table-cell office:value-type="float" office:value="100600" table:formula="of:=[.AF23]" table:style-name="ce1">
            <text:p>100600</text:p>
          </table:table-cell>
          <table:table-cell office:value-type="float" office:value="29" table:formula="of:=[.AG23]" table:style-name="ce1">
            <text:p>29</text:p>
          </table:table-cell>
          <table:table-cell table:number-columns-repeated="16351"/>
        </table:table-row>
        <table:table-row table:style-name="ro2">
          <table:table-cell table:number-columns-spanned="2" table:number-rows-spanned="1" table:style-name="ce40"/>
          <table:covered-table-cell/>
          <table:table-cell table:number-columns-repeated="12" table:style-name="ce1"/>
          <table:table-cell table:style-name="ce1">
            <draw:frame draw:z-index="1" draw:id="id0" draw:style-name="a0" draw:name="Diagramm 1" svg:x="0.03282in" svg:y="0.03177in" svg:width="6.4811in" svg:height="3.5350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float" office:value="4214.7027520000001" table:formula="of:=[.X24]" table:style-name="ce1">
            <text:p>4214,702752</text:p>
          </table:table-cell>
          <table:table-cell office:value-type="float" office:value="-6.4999999999999997E-3" table:formula="of:=[.Y24]" table:style-name="ce1">
            <text:p>-0,0065</text:p>
          </table:table-cell>
          <table:table-cell office:value-type="float" office:value="101325" table:formula="of:=[.Z24]" table:style-name="ce1">
            <text:p>101325</text:p>
          </table:table-cell>
          <table:table-cell office:value-type="float" office:value="1.2250000000000001" table:formula="of:=[.AA24]" table:style-name="ce1">
            <text:p>1,225</text:p>
          </table:table-cell>
          <table:table-cell office:value-type="float" office:value="288.14999999999998" table:formula="of:=[.AB24]" table:style-name="ce1">
            <text:p>288,15</text:p>
          </table:table-cell>
          <table:table-cell office:value-type="float" office:value="1.2350000000000001" table:formula="of:=[.AC24]" table:style-name="ce1">
            <text:p>1,235</text:p>
          </table:table-cell>
          <table:table-cell office:value-type="float" office:value="9.81" table:formula="of:=[.AD24]" table:style-name="ce1">
            <text:p>9,81</text:p>
          </table:table-cell>
          <table:table-cell office:value-type="float" office:value="293.14999999999998" table:formula="of:=[.AE24]" table:style-name="ce1">
            <text:p>293,15</text:p>
          </table:table-cell>
          <table:table-cell office:value-type="float" office:value="100600" table:formula="of:=[.AF24]" table:style-name="ce1">
            <text:p>100600</text:p>
          </table:table-cell>
          <table:table-cell office:value-type="float" office:value="29" table:formula="of:=[.AG24]" table:style-name="ce1">
            <text:p>29</text:p>
          </table:table-cell>
          <table:table-cell table:number-columns-repeated="16351"/>
        </table:table-row>
        <table:table-row table:style-name="ro2">
          <table:table-cell table:number-columns-repeated="23" table:style-name="ce1"/>
          <table:table-cell office:value-type="float" office:value="4214.7027520000001" table:formula="of:=[.X25]" table:style-name="ce1">
            <text:p>4214,702752</text:p>
          </table:table-cell>
          <table:table-cell office:value-type="float" office:value="-6.4999999999999997E-3" table:formula="of:=[.Y25]" table:style-name="ce1">
            <text:p>-0,0065</text:p>
          </table:table-cell>
          <table:table-cell office:value-type="float" office:value="101325" table:formula="of:=[.Z25]" table:style-name="ce1">
            <text:p>101325</text:p>
          </table:table-cell>
          <table:table-cell office:value-type="float" office:value="1.2250000000000001" table:formula="of:=[.AA25]" table:style-name="ce1">
            <text:p>1,225</text:p>
          </table:table-cell>
          <table:table-cell office:value-type="float" office:value="288.14999999999998" table:formula="of:=[.AB25]" table:style-name="ce1">
            <text:p>288,15</text:p>
          </table:table-cell>
          <table:table-cell office:value-type="float" office:value="1.2350000000000001" table:formula="of:=[.AC25]" table:style-name="ce1">
            <text:p>1,235</text:p>
          </table:table-cell>
          <table:table-cell office:value-type="float" office:value="9.81" table:formula="of:=[.AD25]" table:style-name="ce1">
            <text:p>9,81</text:p>
          </table:table-cell>
          <table:table-cell office:value-type="float" office:value="293.14999999999998" table:formula="of:=[.AE25]" table:style-name="ce1">
            <text:p>293,15</text:p>
          </table:table-cell>
          <table:table-cell office:value-type="float" office:value="100600" table:formula="of:=[.AF25]" table:style-name="ce1">
            <text:p>100600</text:p>
          </table:table-cell>
          <table:table-cell office:value-type="float" office:value="29" table:formula="of:=[.AG25]" table:style-name="ce1">
            <text:p>29</text:p>
          </table:table-cell>
          <table:table-cell table:number-columns-repeated="16351"/>
        </table:table-row>
        <table:table-row table:style-name="ro2">
          <table:table-cell table:number-columns-repeated="23" table:style-name="ce1"/>
          <table:table-cell office:value-type="float" office:value="4214.7027520000001" table:formula="of:=[.X26]" table:style-name="ce1">
            <text:p>4214,702752</text:p>
          </table:table-cell>
          <table:table-cell office:value-type="float" office:value="-6.4999999999999997E-3" table:formula="of:=[.Y26]" table:style-name="ce1">
            <text:p>-0,0065</text:p>
          </table:table-cell>
          <table:table-cell office:value-type="float" office:value="101325" table:formula="of:=[.Z26]" table:style-name="ce1">
            <text:p>101325</text:p>
          </table:table-cell>
          <table:table-cell office:value-type="float" office:value="1.2250000000000001" table:formula="of:=[.AA26]" table:style-name="ce1">
            <text:p>1,225</text:p>
          </table:table-cell>
          <table:table-cell office:value-type="float" office:value="288.14999999999998" table:formula="of:=[.AB26]" table:style-name="ce1">
            <text:p>288,15</text:p>
          </table:table-cell>
          <table:table-cell office:value-type="float" office:value="1.2350000000000001" table:formula="of:=[.AC26]" table:style-name="ce1">
            <text:p>1,235</text:p>
          </table:table-cell>
          <table:table-cell office:value-type="float" office:value="9.81" table:formula="of:=[.AD26]" table:style-name="ce1">
            <text:p>9,81</text:p>
          </table:table-cell>
          <table:table-cell office:value-type="float" office:value="293.14999999999998" table:formula="of:=[.AE26]" table:style-name="ce1">
            <text:p>293,15</text:p>
          </table:table-cell>
          <table:table-cell office:value-type="float" office:value="100600" table:formula="of:=[.AF26]" table:style-name="ce1">
            <text:p>100600</text:p>
          </table:table-cell>
          <table:table-cell office:value-type="float" office:value="29" table:formula="of:=[.AG26]" table:style-name="ce1">
            <text:p>29</text:p>
          </table:table-cell>
          <table:table-cell table:number-columns-repeated="16351"/>
        </table:table-row>
        <table:table-row table:style-name="ro2">
          <table:table-cell table:number-columns-repeated="23" table:style-name="ce1"/>
          <table:table-cell office:value-type="float" office:value="4214.7027520000001" table:formula="of:=[.X27]" table:style-name="ce1">
            <text:p>4214,702752</text:p>
          </table:table-cell>
          <table:table-cell office:value-type="float" office:value="-6.4999999999999997E-3" table:formula="of:=[.Y27]" table:style-name="ce1">
            <text:p>-0,0065</text:p>
          </table:table-cell>
          <table:table-cell office:value-type="float" office:value="101325" table:formula="of:=[.Z27]" table:style-name="ce1">
            <text:p>101325</text:p>
          </table:table-cell>
          <table:table-cell office:value-type="float" office:value="1.2250000000000001" table:formula="of:=[.AA27]" table:style-name="ce1">
            <text:p>1,225</text:p>
          </table:table-cell>
          <table:table-cell office:value-type="float" office:value="288.14999999999998" table:formula="of:=[.AB27]" table:style-name="ce1">
            <text:p>288,15</text:p>
          </table:table-cell>
          <table:table-cell office:value-type="float" office:value="1.2350000000000001" table:formula="of:=[.AC27]" table:style-name="ce1">
            <text:p>1,235</text:p>
          </table:table-cell>
          <table:table-cell office:value-type="float" office:value="9.81" table:formula="of:=[.AD27]" table:style-name="ce1">
            <text:p>9,81</text:p>
          </table:table-cell>
          <table:table-cell office:value-type="float" office:value="293.14999999999998" table:formula="of:=[.AE27]" table:style-name="ce1">
            <text:p>293,15</text:p>
          </table:table-cell>
          <table:table-cell office:value-type="float" office:value="100600" table:formula="of:=[.AF27]" table:style-name="ce1">
            <text:p>100600</text:p>
          </table:table-cell>
          <table:table-cell office:value-type="float" office:value="29" table:formula="of:=[.AG27]" table:style-name="ce1">
            <text:p>29</text:p>
          </table:table-cell>
          <table:table-cell table:number-columns-repeated="16351"/>
        </table:table-row>
        <table:table-row table:style-name="ro2">
          <table:table-cell table:number-columns-repeated="23" table:style-name="ce1"/>
          <table:table-cell office:value-type="float" office:value="4214.7027520000001" table:formula="of:=[.X28]" table:style-name="ce1">
            <text:p>4214,702752</text:p>
          </table:table-cell>
          <table:table-cell office:value-type="float" office:value="-6.4999999999999997E-3" table:formula="of:=[.Y28]" table:style-name="ce1">
            <text:p>-0,0065</text:p>
          </table:table-cell>
          <table:table-cell office:value-type="float" office:value="101325" table:formula="of:=[.Z28]" table:style-name="ce1">
            <text:p>101325</text:p>
          </table:table-cell>
          <table:table-cell office:value-type="float" office:value="1.2250000000000001" table:formula="of:=[.AA28]" table:style-name="ce1">
            <text:p>1,225</text:p>
          </table:table-cell>
          <table:table-cell office:value-type="float" office:value="288.14999999999998" table:formula="of:=[.AB28]" table:style-name="ce1">
            <text:p>288,15</text:p>
          </table:table-cell>
          <table:table-cell office:value-type="float" office:value="1.2350000000000001" table:formula="of:=[.AC28]" table:style-name="ce1">
            <text:p>1,235</text:p>
          </table:table-cell>
          <table:table-cell office:value-type="float" office:value="9.81" table:formula="of:=[.AD28]" table:style-name="ce1">
            <text:p>9,81</text:p>
          </table:table-cell>
          <table:table-cell office:value-type="float" office:value="293.14999999999998" table:formula="of:=[.AE28]" table:style-name="ce1">
            <text:p>293,15</text:p>
          </table:table-cell>
          <table:table-cell office:value-type="float" office:value="100600" table:formula="of:=[.AF28]" table:style-name="ce1">
            <text:p>100600</text:p>
          </table:table-cell>
          <table:table-cell office:value-type="float" office:value="29" table:formula="of:=[.AG28]" table:style-name="ce1">
            <text:p>29</text:p>
          </table:table-cell>
          <table:table-cell table:number-columns-repeated="16351"/>
        </table:table-row>
        <table:table-row table:style-name="ro2">
          <table:table-cell table:number-columns-repeated="23" table:style-name="ce1"/>
          <table:table-cell office:value-type="float" office:value="4214.7027520000001" table:formula="of:=[.X29]" table:style-name="ce1">
            <text:p>4214,702752</text:p>
          </table:table-cell>
          <table:table-cell office:value-type="float" office:value="-6.4999999999999997E-3" table:formula="of:=[.Y29]" table:style-name="ce1">
            <text:p>-0,0065</text:p>
          </table:table-cell>
          <table:table-cell office:value-type="float" office:value="101325" table:formula="of:=[.Z29]" table:style-name="ce1">
            <text:p>101325</text:p>
          </table:table-cell>
          <table:table-cell office:value-type="float" office:value="1.2250000000000001" table:formula="of:=[.AA29]" table:style-name="ce1">
            <text:p>1,225</text:p>
          </table:table-cell>
          <table:table-cell office:value-type="float" office:value="288.14999999999998" table:formula="of:=[.AB29]" table:style-name="ce1">
            <text:p>288,15</text:p>
          </table:table-cell>
          <table:table-cell office:value-type="float" office:value="1.2350000000000001" table:formula="of:=[.AC29]" table:style-name="ce1">
            <text:p>1,235</text:p>
          </table:table-cell>
          <table:table-cell office:value-type="float" office:value="9.81" table:formula="of:=[.AD29]" table:style-name="ce1">
            <text:p>9,81</text:p>
          </table:table-cell>
          <table:table-cell office:value-type="float" office:value="293.14999999999998" table:formula="of:=[.AE29]" table:style-name="ce1">
            <text:p>293,15</text:p>
          </table:table-cell>
          <table:table-cell office:value-type="float" office:value="100600" table:formula="of:=[.AF29]" table:style-name="ce1">
            <text:p>100600</text:p>
          </table:table-cell>
          <table:table-cell office:value-type="float" office:value="29" table:formula="of:=[.AG29]" table:style-name="ce1">
            <text:p>29</text:p>
          </table:table-cell>
          <table:table-cell table:number-columns-repeated="16351"/>
        </table:table-row>
        <table:table-row table:style-name="ro2">
          <table:table-cell table:number-columns-repeated="23" table:style-name="ce1"/>
          <table:table-cell office:value-type="float" office:value="4214.7027520000001" table:formula="of:=[.X30]" table:style-name="ce1">
            <text:p>4214,702752</text:p>
          </table:table-cell>
          <table:table-cell office:value-type="float" office:value="-6.4999999999999997E-3" table:formula="of:=[.Y30]" table:style-name="ce1">
            <text:p>-0,0065</text:p>
          </table:table-cell>
          <table:table-cell office:value-type="float" office:value="101325" table:formula="of:=[.Z30]" table:style-name="ce1">
            <text:p>101325</text:p>
          </table:table-cell>
          <table:table-cell office:value-type="float" office:value="1.2250000000000001" table:formula="of:=[.AA30]" table:style-name="ce1">
            <text:p>1,225</text:p>
          </table:table-cell>
          <table:table-cell office:value-type="float" office:value="288.14999999999998" table:formula="of:=[.AB30]" table:style-name="ce1">
            <text:p>288,15</text:p>
          </table:table-cell>
          <table:table-cell office:value-type="float" office:value="1.2350000000000001" table:formula="of:=[.AC30]" table:style-name="ce1">
            <text:p>1,235</text:p>
          </table:table-cell>
          <table:table-cell office:value-type="float" office:value="9.81" table:formula="of:=[.AD30]" table:style-name="ce1">
            <text:p>9,81</text:p>
          </table:table-cell>
          <table:table-cell office:value-type="float" office:value="293.14999999999998" table:formula="of:=[.AE30]" table:style-name="ce1">
            <text:p>293,15</text:p>
          </table:table-cell>
          <table:table-cell office:value-type="float" office:value="100600" table:formula="of:=[.AF30]" table:style-name="ce1">
            <text:p>100600</text:p>
          </table:table-cell>
          <table:table-cell office:value-type="float" office:value="29" table:formula="of:=[.AG30]" table:style-name="ce1">
            <text:p>29</text:p>
          </table:table-cell>
          <table:table-cell table:number-columns-repeated="16351"/>
        </table:table-row>
        <table:table-row table:style-name="ro2">
          <table:table-cell table:number-columns-repeated="23" table:style-name="ce1"/>
          <table:table-cell office:value-type="float" office:value="4214.7027520000001" table:formula="of:=[.X31]" table:style-name="ce1">
            <text:p>4214,702752</text:p>
          </table:table-cell>
          <table:table-cell office:value-type="float" office:value="-6.4999999999999997E-3" table:formula="of:=[.Y31]" table:style-name="ce1">
            <text:p>-0,0065</text:p>
          </table:table-cell>
          <table:table-cell office:value-type="float" office:value="101325" table:formula="of:=[.Z31]" table:style-name="ce1">
            <text:p>101325</text:p>
          </table:table-cell>
          <table:table-cell office:value-type="float" office:value="1.2250000000000001" table:formula="of:=[.AA31]" table:style-name="ce1">
            <text:p>1,225</text:p>
          </table:table-cell>
          <table:table-cell office:value-type="float" office:value="288.14999999999998" table:formula="of:=[.AB31]" table:style-name="ce1">
            <text:p>288,15</text:p>
          </table:table-cell>
          <table:table-cell office:value-type="float" office:value="1.2350000000000001" table:formula="of:=[.AC31]" table:style-name="ce1">
            <text:p>1,235</text:p>
          </table:table-cell>
          <table:table-cell office:value-type="float" office:value="9.81" table:formula="of:=[.AD31]" table:style-name="ce1">
            <text:p>9,81</text:p>
          </table:table-cell>
          <table:table-cell office:value-type="float" office:value="293.14999999999998" table:formula="of:=[.AE31]" table:style-name="ce1">
            <text:p>293,15</text:p>
          </table:table-cell>
          <table:table-cell office:value-type="float" office:value="100600" table:formula="of:=[.AF31]" table:style-name="ce1">
            <text:p>100600</text:p>
          </table:table-cell>
          <table:table-cell office:value-type="float" office:value="29" table:formula="of:=[.AG31]" table:style-name="ce1">
            <text:p>29</text:p>
          </table:table-cell>
          <table:table-cell table:number-columns-repeated="16351"/>
        </table:table-row>
        <table:table-row table:style-name="ro2">
          <table:table-cell table:number-columns-repeated="23"/>
          <table:table-cell office:value-type="float" office:value="4214.7027520000001" table:formula="of:=[.X32]" table:style-name="ce1">
            <text:p>4214,702752</text:p>
          </table:table-cell>
          <table:table-cell office:value-type="float" office:value="-6.4999999999999997E-3" table:formula="of:=[.Y32]" table:style-name="ce1">
            <text:p>-0,0065</text:p>
          </table:table-cell>
          <table:table-cell office:value-type="float" office:value="101325" table:formula="of:=[.Z32]" table:style-name="ce1">
            <text:p>101325</text:p>
          </table:table-cell>
          <table:table-cell office:value-type="float" office:value="1.2250000000000001" table:formula="of:=[.AA32]" table:style-name="ce1">
            <text:p>1,225</text:p>
          </table:table-cell>
          <table:table-cell office:value-type="float" office:value="288.14999999999998" table:formula="of:=[.AB32]" table:style-name="ce1">
            <text:p>288,15</text:p>
          </table:table-cell>
          <table:table-cell office:value-type="float" office:value="1.2350000000000001" table:formula="of:=[.AC32]" table:style-name="ce1">
            <text:p>1,235</text:p>
          </table:table-cell>
          <table:table-cell office:value-type="float" office:value="9.81" table:formula="of:=[.AD32]" table:style-name="ce1">
            <text:p>9,81</text:p>
          </table:table-cell>
          <table:table-cell office:value-type="float" office:value="293.14999999999998" table:formula="of:=[.AE32]" table:style-name="ce1">
            <text:p>293,15</text:p>
          </table:table-cell>
          <table:table-cell office:value-type="float" office:value="100600" table:formula="of:=[.AF32]" table:style-name="ce1">
            <text:p>100600</text:p>
          </table:table-cell>
          <table:table-cell office:value-type="float" office:value="29" table:formula="of:=[.AG32]" table:style-name="ce1">
            <text:p>29</text:p>
          </table:table-cell>
          <table:table-cell table:number-columns-repeated="16351"/>
        </table:table-row>
        <table:table-row table:style-name="ro2">
          <table:table-cell table:number-columns-repeated="23"/>
          <table:table-cell office:value-type="float" office:value="4214.7027520000001" table:formula="of:=[.X33]" table:style-name="ce1">
            <text:p>4214,702752</text:p>
          </table:table-cell>
          <table:table-cell office:value-type="float" office:value="-6.4999999999999997E-3" table:formula="of:=[.Y33]" table:style-name="ce1">
            <text:p>-0,0065</text:p>
          </table:table-cell>
          <table:table-cell office:value-type="float" office:value="101325" table:formula="of:=[.Z33]" table:style-name="ce1">
            <text:p>101325</text:p>
          </table:table-cell>
          <table:table-cell office:value-type="float" office:value="1.2250000000000001" table:formula="of:=[.AA33]" table:style-name="ce1">
            <text:p>1,225</text:p>
          </table:table-cell>
          <table:table-cell office:value-type="float" office:value="288.14999999999998" table:formula="of:=[.AB33]" table:style-name="ce1">
            <text:p>288,15</text:p>
          </table:table-cell>
          <table:table-cell office:value-type="float" office:value="1.2350000000000001" table:formula="of:=[.AC33]" table:style-name="ce1">
            <text:p>1,235</text:p>
          </table:table-cell>
          <table:table-cell office:value-type="float" office:value="9.81" table:formula="of:=[.AD33]" table:style-name="ce1">
            <text:p>9,81</text:p>
          </table:table-cell>
          <table:table-cell office:value-type="float" office:value="293.14999999999998" table:formula="of:=[.AE33]" table:style-name="ce1">
            <text:p>293,15</text:p>
          </table:table-cell>
          <table:table-cell office:value-type="float" office:value="100600" table:formula="of:=[.AF33]" table:style-name="ce1">
            <text:p>100600</text:p>
          </table:table-cell>
          <table:table-cell office:value-type="float" office:value="29" table:formula="of:=[.AG33]" table:style-name="ce1">
            <text:p>29</text:p>
          </table:table-cell>
          <table:table-cell table:number-columns-repeated="16351"/>
        </table:table-row>
        <table:table-row table:style-name="ro2">
          <table:table-cell table:number-columns-repeated="23"/>
          <table:table-cell office:value-type="float" office:value="4214.7027520000001" table:formula="of:=[.X34]" table:style-name="ce1">
            <text:p>4214,702752</text:p>
          </table:table-cell>
          <table:table-cell office:value-type="float" office:value="-6.4999999999999997E-3" table:formula="of:=[.Y34]" table:style-name="ce1">
            <text:p>-0,0065</text:p>
          </table:table-cell>
          <table:table-cell office:value-type="float" office:value="101325" table:formula="of:=[.Z34]" table:style-name="ce1">
            <text:p>101325</text:p>
          </table:table-cell>
          <table:table-cell office:value-type="float" office:value="1.2250000000000001" table:formula="of:=[.AA34]" table:style-name="ce1">
            <text:p>1,225</text:p>
          </table:table-cell>
          <table:table-cell office:value-type="float" office:value="288.14999999999998" table:formula="of:=[.AB34]" table:style-name="ce1">
            <text:p>288,15</text:p>
          </table:table-cell>
          <table:table-cell office:value-type="float" office:value="1.2350000000000001" table:formula="of:=[.AC34]" table:style-name="ce1">
            <text:p>1,235</text:p>
          </table:table-cell>
          <table:table-cell office:value-type="float" office:value="9.81" table:formula="of:=[.AD34]" table:style-name="ce1">
            <text:p>9,81</text:p>
          </table:table-cell>
          <table:table-cell office:value-type="float" office:value="293.14999999999998" table:formula="of:=[.AE34]" table:style-name="ce1">
            <text:p>293,15</text:p>
          </table:table-cell>
          <table:table-cell office:value-type="float" office:value="100600" table:formula="of:=[.AF34]" table:style-name="ce1">
            <text:p>100600</text:p>
          </table:table-cell>
          <table:table-cell office:value-type="float" office:value="29" table:formula="of:=[.AG34]" table:style-name="ce1">
            <text:p>29</text:p>
          </table:table-cell>
          <table:table-cell table:number-columns-repeated="16351"/>
        </table:table-row>
        <table:table-row table:number-rows-repeated="1048541" table:style-name="ro2">
          <table:table-cell table:number-columns-repeated="16384"/>
        </table:table-row>
      </table:table>
      <table:table table:name="Tabelle3" table:style-name="ta1">
        <table:table-column table:style-name="co1" table:number-columns-repeated="8" table:default-cell-style-name="ce1"/>
        <table:table-column table:style-name="co6" table:default-cell-style-name="ce1"/>
        <table:table-column table:style-name="co1" table:number-columns-repeated="4" table:default-cell-style-name="ce1"/>
        <table:table-column table:style-name="co13" table:number-columns-repeated="16371" table:default-cell-style-name="ce1"/>
        <table:table-row table:style-name="ro2">
          <table:table-cell/>
          <table:table-cell office:value-type="string" table:style-name="ce1">
            <text:p>SI BASIS EINHEITEN</text:p>
          </table:table-cell>
          <table:table-cell table:number-columns-repeated="2" table:style-name="ce1"/>
          <table:table-cell office:value-type="string" table:style-name="ce1">
            <text:p>SI BASIS EINHEITEN</text:p>
          </table:table-cell>
          <table:table-cell table:number-columns-repeated="16379" table:style-name="ce1"/>
        </table:table-row>
        <table:table-row table:style-name="ro2">
          <table:table-cell/>
          <table:table-cell table:number-columns-repeated="6" table:style-name="ce1"/>
          <table:table-cell office:value-type="string" table:style-name="ce1">
            <text:p>rho_real</text:p>
          </table:table-cell>
          <table:table-cell office:value-type="string" table:style-name="ce1">
            <text:p>rho_INA</text:p>
          </table:table-cell>
          <table:table-cell office:value-type="string" table:style-name="ce1">
            <text:p>delta_t</text:p>
          </table:table-cell>
          <table:table-cell office:value-type="string" table:style-name="ce1">
            <text:p>T_real</text:p>
          </table:table-cell>
          <table:table-cell office:value-type="string" table:style-name="ce1">
            <text:p>T_INA</text:p>
          </table:table-cell>
          <table:table-cell office:value-type="string" table:style-name="ce1">
            <text:p>delta_H_INA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34">
            <text:p>m_0 (takeoff)</text:p>
          </table:table-cell>
          <table:table-cell table:style-name="ce35"/>
          <table:table-cell table:number-columns-repeated="16381" table:style-name="ce1"/>
        </table:table-row>
        <table:table-row table:style-name="ro2">
          <table:table-cell/>
          <table:table-cell office:value-type="string" table:style-name="ce41">
            <text:p>m_1</text:p>
          </table:table-cell>
          <table:table-cell table:style-name="ce42"/>
          <table:table-cell table:number-columns-repeated="16381" table:style-name="ce1"/>
        </table:table-row>
        <table:table-row table:style-name="ro2">
          <table:table-cell/>
          <table:table-cell office:value-type="string" table:style-name="ce41">
            <text:p>m_2</text:p>
          </table:table-cell>
          <table:table-cell table:style-name="ce42"/>
          <table:table-cell table:number-columns-repeated="16381" table:style-name="ce1"/>
        </table:table-row>
        <table:table-row table:style-name="ro2">
          <table:table-cell/>
          <table:table-cell office:value-type="string" table:style-name="ce41">
            <text:p>m_3</text:p>
          </table:table-cell>
          <table:table-cell table:style-name="ce42"/>
          <table:table-cell table:number-columns-repeated="16381" table:style-name="ce1"/>
        </table:table-row>
        <table:table-row table:style-name="ro2">
          <table:table-cell/>
          <table:table-cell office:value-type="string" table:style-name="ce41">
            <text:p>m_4</text:p>
          </table:table-cell>
          <table:table-cell table:style-name="ce42"/>
          <table:table-cell table:number-columns-repeated="16381" table:style-name="ce1"/>
        </table:table-row>
        <table:table-row table:style-name="ro2">
          <table:table-cell/>
          <table:table-cell office:value-type="string" table:style-name="ce41">
            <text:p>m_5</text:p>
          </table:table-cell>
          <table:table-cell table:style-name="ce42"/>
          <table:table-cell table:number-columns-repeated="16381" table:style-name="ce1"/>
        </table:table-row>
        <table:table-row table:style-name="ro2">
          <table:table-cell/>
          <table:table-cell office:value-type="string" table:style-name="ce41">
            <text:p>m_6</text:p>
          </table:table-cell>
          <table:table-cell table:style-name="ce42"/>
          <table:table-cell table:number-columns-repeated="16381" table:style-name="ce1"/>
        </table:table-row>
        <table:table-row table:style-name="ro2">
          <table:table-cell/>
          <table:table-cell office:value-type="string" table:style-name="ce41">
            <text:p>m_7</text:p>
          </table:table-cell>
          <table:table-cell table:style-name="ce42"/>
          <table:table-cell table:number-columns-repeated="16381" table:style-name="ce1"/>
        </table:table-row>
        <table:table-row table:style-name="ro2">
          <table:table-cell/>
          <table:table-cell office:value-type="string" table:style-name="ce36">
            <text:p>m_8</text:p>
          </table:table-cell>
          <table:table-cell table:style-name="ce37"/>
          <table:table-cell table:number-columns-repeated="16381" table:style-name="ce1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ens Karch</dc:creator>
    <meta:creation-date>2019-06-18T19:24:00Z</meta:creation-date>
    <dc:date>2019-06-20T23:14:43Z</dc:date>
    <meta:editing-cycles>128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2" chart:minimum="0" chart:origin="0" chart:interval-major="0.25" chart:interval-minor-divisor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" chart:minimum="0" chart:origin="0" chart:interval-major="0.25" chart:interval-minor-divisor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4.5228346456693pt" svg:width="466.639291338582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C_a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C_w</text:p>
            </chart:title>
          </chart:axis>
          <chart:series chart:values-cell-range-address="D0_128.$T$12:.$T$22" chart:class="chart:scatter" chart:attached-axis="primary-y" chart:style-name="G0S0">
            <chart:domain table:cell-range-address="D0_128.$S$12:.$S$22"/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